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Sans-Bold" svg:font-family="NimbusSans-Bold"/>
    <style:font-face style:name="NimbusSans-Regular" svg:font-family="NimbusSans-Regular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0.636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dcdcdc" loext:decorative="false"/>
    </style:style>
    <style:style style:name="gr4" style:family="graphic" style:parent-style-name="standard">
      <style:graphic-properties draw:stroke="solid" svg:stroke-width="0.019cm" svg:stroke-color="#000000" draw:stroke-linejoin="miter" svg:stroke-linecap="square" draw:fill="none" fo:padding-top="0.009cm" fo:padding-bottom="0.009cm" fo:padding-left="0.009cm" fo:padding-right="0.009cm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87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723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188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88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139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468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927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027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863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602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5.059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5.234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5.313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038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447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138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993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034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766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724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9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699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101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497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228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867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5.41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608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554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6.798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6.25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407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766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883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571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844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966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86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668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496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95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991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42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99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4pt" style:font-size-asian="14pt" style:font-size-complex="14pt"/>
    </style:style>
    <style:style style:name="P4" style:family="paragraph">
      <loext:graphic-properties draw:fill="solid" draw:fill-color="#dcdcdc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000000" loext:opacity="100%" style:font-name="NimbusSans-Bold" fo:font-size="14pt" fo:font-weight="bold" style:font-name-asian="NimbusSans-Bold" style:font-size-asian="14pt" style:font-weight-asian="bold" style:font-name-complex="NimbusSans-Bold" style:font-size-complex="14pt" style:font-weight-complex="bold"/>
    </style:style>
    <style:style style:name="T2" style:family="text">
      <style:text-properties fo:color="#000000" loext:opacity="100%" style:font-name="NimbusSans-Bold" fo:font-size="12pt" fo:font-weight="bold" style:font-name-asian="NimbusSans-Bold" style:font-size-asian="12pt" style:font-weight-asian="bold" style:font-name-complex="NimbusSans-Bold" style:font-size-complex="12pt" style:font-weight-complex="bold"/>
    </style:style>
    <style:style style:name="T3" style:family="text">
      <style:text-properties fo:color="#000000" loext:opacity="100%" style:font-name="NimbusSans-Regular" fo:font-size="10pt" fo:font-weight="normal" style:font-name-asian="NimbusSans-Regular" style:font-size-asian="10pt" style:font-weight-asian="normal" style:font-name-complex="NimbusSans-Regular" style:font-size-complex="10pt" style:font-weight-complex="normal"/>
    </style:style>
    <style:style style:name="T4" style:family="text">
      <style:text-properties fo:color="#000000" loext:opacity="100%" style:font-name="NimbusSans-Bold" fo:font-size="10pt" fo:font-weight="bold" style:font-name-asian="NimbusSans-Bold" style:font-size-asian="10pt" style:font-weight-asian="bold" style:font-name-complex="NimbusSans-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frame draw:style-name="gr2" draw:text-style-name="P3" draw:layer="layout" svg:width="10.636cm" svg:height="0.674cm" svg:x="5.368cm" svg:y="1.12cm">
          <draw:text-box>
            <text:p text:style-name="P2"><text:span text:style-name="T1">Yea</text:span><text:span text:style-name="T1">rly </text:span><text:span text:style-name="T1">Abs</text:span><text:span text:style-name="T1">enc</text:span><text:span text:style-name="T1">e </text:span><text:span text:style-name="T1">Su</text:span><text:span text:style-name="T1">mm</text:span><text:span text:style-name="T1">ary </text:span><text:span text:style-name="T1">40 </text:span><text:span text:style-name="T1">or </text:span><text:span text:style-name="T1">Mor</text:span><text:span text:style-name="T1">e </text:span><text:span text:style-name="T1">Hou</text:span><text:span text:style-name="T1">rs</text:span></text:p>
          </draw:text-box>
        </draw:frame>
        <draw:polygon draw:style-name="gr3" draw:text-style-name="P4" draw:layer="layout" svg:width="10cm" svg:height="0.801cm" svg:x="0.999cm" svg:y="3.3cm" svg:viewBox="0 0 10001 802" draw:points="0,0 10001,0 10001,802 0,802">
          <text:p/>
        </draw:polygon>
        <draw:polygon draw:style-name="gr4" draw:text-style-name="P5" draw:layer="layout" svg:width="10cm" svg:height="0.801cm" svg:x="0.999cm" svg:y="3.3cm" svg:viewBox="0 0 10001 802" draw:points="0,0 10001,0 10001,802 0,802">
          <text:p/>
        </draw:polygon>
        <draw:frame draw:style-name="gr5" draw:text-style-name="P6" draw:layer="layout" svg:width="4.87cm" svg:height="0.577cm" svg:x="1.1cm" svg:y="2.576cm">
          <draw:text-box>
            <text:p text:style-name="P2"><text:span text:style-name="T2">URB</text:span><text:span text:style-name="T2">ANA </text:span><text:span text:style-name="T2">ELE</text:span><text:span text:style-name="T2">MEN</text:span><text:span text:style-name="T2">TAR</text:span><text:span text:style-name="T2">Y</text:span></text:p>
          </draw:text-box>
        </draw:frame>
        <draw:polygon draw:style-name="gr3" draw:text-style-name="P4" draw:layer="layout" svg:width="2.2cm" svg:height="0.801cm" svg:x="10.999cm" svg:y="3.3cm" svg:viewBox="0 0 2201 802" draw:points="0,0 2201,0 2201,802 0,802">
          <text:p/>
        </draw:polygon>
        <draw:polygon draw:style-name="gr4" draw:text-style-name="P5" draw:layer="layout" svg:width="2.2cm" svg:height="0.801cm" svg:x="10.999cm" svg:y="3.3cm" svg:viewBox="0 0 2201 802" draw:points="0,0 2201,0 2201,802 0,802">
          <text:p/>
        </draw:polygon>
        <draw:frame draw:style-name="gr6" draw:text-style-name="P7" draw:layer="layout" svg:width="1.723cm" svg:height="0.48cm" svg:x="18.214cm" svg:y="2.63cm">
          <draw:text-box>
            <text:p text:style-name="P2"><text:span text:style-name="T3">2024-</text:span><text:span text:style-name="T3">2025</text:span></text:p>
          </draw:text-box>
        </draw:frame>
        <draw:polygon draw:style-name="gr3" draw:text-style-name="P4" draw:layer="layout" svg:width="2.202cm" svg:height="0.801cm" svg:x="13.199cm" svg:y="3.3cm" svg:viewBox="0 0 2203 802" draw:points="0,0 2203,0 2203,802 0,802">
          <text:p/>
        </draw:polygon>
        <draw:polygon draw:style-name="gr4" draw:text-style-name="P5" draw:layer="layout" svg:width="2.202cm" svg:height="0.801cm" svg:x="13.199cm" svg:y="3.3cm" svg:viewBox="0 0 2203 802" draw:points="0,0 2203,0 2203,802 0,802">
          <text:p/>
        </draw:polygon>
        <draw:frame draw:style-name="gr7" draw:text-style-name="P7" draw:layer="layout" svg:width="3.188cm" svg:height="0.48cm" svg:x="1.1cm" svg:y="3.43cm">
          <draw:text-box>
            <text:p text:style-name="P2"><text:span text:style-name="T4">John </text:span><text:span text:style-name="T4">Doe <text:s/></text:span><text:span text:style-name="T4">#1159</text:span><text:span text:style-name="T4">36</text:span></text:p>
          </draw:text-box>
        </draw:frame>
        <draw:polygon draw:style-name="gr3" draw:text-style-name="P4" draw:layer="layout" svg:width="2.202cm" svg:height="0.801cm" svg:x="15.399cm" svg:y="3.3cm" svg:viewBox="0 0 2203 802" draw:points="0,0 2203,0 2203,802 0,802">
          <text:p/>
        </draw:polygon>
        <draw:polygon draw:style-name="gr4" draw:text-style-name="P5" draw:layer="layout" svg:width="2.202cm" svg:height="0.801cm" svg:x="15.399cm" svg:y="3.3cm" svg:viewBox="0 0 2203 802" draw:points="0,0 2203,0 2203,802 0,802">
          <text:p/>
        </draw:polygon>
        <draw:frame draw:style-name="gr8" draw:text-style-name="P7" draw:layer="layout" svg:width="0.88cm" svg:height="0.48cm" svg:x="11.679cm" svg:y="3.43cm">
          <draw:text-box>
            <text:p text:style-name="P2"><text:span text:style-name="T4">Daily</text:span></text:p>
          </draw:text-box>
        </draw:frame>
        <draw:polygon draw:style-name="gr3" draw:text-style-name="P4" draw:layer="layout" svg:width="2.2cm" svg:height="0.801cm" svg:x="17.6cm" svg:y="3.3cm" svg:viewBox="0 0 2201 802" draw:points="0,0 2201,0 2201,802 0,802">
          <text:p/>
        </draw:polygon>
        <draw:polygon draw:style-name="gr4" draw:text-style-name="P5" draw:layer="layout" svg:width="2.2cm" svg:height="0.801cm" svg:x="17.6cm" svg:y="3.3cm" svg:viewBox="0 0 2201 802" draw:points="0,0 2201,0 2201,802 0,802">
          <text:p/>
        </draw:polygon>
        <draw:frame draw:style-name="gr9" draw:text-style-name="P7" draw:layer="layout" svg:width="2.139cm" svg:height="0.48cm" svg:x="13.251cm" svg:y="3.43cm">
          <draw:text-box>
            <text:p text:style-name="P2"><text:span text:style-name="T4">Cons</text:span><text:span text:style-name="T4">ecutiv</text:span><text:span text:style-name="T4">e</text:span></text:p>
          </draw:text-box>
        </draw:frame>
        <draw:polygon draw:style-name="gr3" draw:text-style-name="P4" draw:layer="layout" svg:width="6.301cm" svg:height="0.802cm" svg:x="0.999cm" svg:y="4.099cm" svg:viewBox="0 0 6302 803" draw:points="0,0 6302,0 6302,803 0,803">
          <text:p/>
        </draw:polygon>
        <draw:polygon draw:style-name="gr4" draw:text-style-name="P5" draw:layer="layout" svg:width="6.301cm" svg:height="0.802cm" svg:x="0.999cm" svg:y="4.099cm" svg:viewBox="0 0 6302 803" draw:points="0,0 6302,0 6302,803 0,803">
          <text:p/>
        </draw:polygon>
        <draw:frame draw:style-name="gr10" draw:text-style-name="P7" draw:layer="layout" svg:width="1.468cm" svg:height="0.48cm" svg:x="15.824cm" svg:y="3.43cm">
          <draw:text-box>
            <text:p text:style-name="P2"><text:span text:style-name="T4">Mont</text:span><text:span text:style-name="T4">hly</text:span></text:p>
          </draw:text-box>
        </draw:frame>
        <draw:polygon draw:style-name="gr3" draw:text-style-name="P4" draw:layer="layout" svg:width="6.402cm" svg:height="0.802cm" svg:x="7.299cm" svg:y="4.099cm" svg:viewBox="0 0 6403 803" draw:points="0,0 6403,0 6403,803 0,803">
          <text:p/>
        </draw:polygon>
        <draw:polygon draw:style-name="gr4" draw:text-style-name="P5" draw:layer="layout" svg:width="6.402cm" svg:height="0.802cm" svg:x="7.299cm" svg:y="4.099cm" svg:viewBox="0 0 6403 803" draw:points="0,0 6403,0 6403,803 0,803">
          <text:p/>
        </draw:polygon>
        <draw:frame draw:style-name="gr11" draw:text-style-name="P7" draw:layer="layout" svg:width="1.927cm" svg:height="0.48cm" svg:x="17.749cm" svg:y="3.43cm">
          <draw:text-box>
            <text:p text:style-name="P2"><text:span text:style-name="T4">Thres</text:span><text:span text:style-name="T4">holds</text:span></text:p>
          </draw:text-box>
        </draw:frame>
        <draw:polygon draw:style-name="gr3" draw:text-style-name="P4" draw:layer="layout" svg:width="6.301cm" svg:height="0.802cm" svg:x="13.699cm" svg:y="4.099cm" svg:viewBox="0 0 6302 803" draw:points="0,0 6302,0 6302,803 0,803">
          <text:p/>
        </draw:polygon>
        <draw:polygon draw:style-name="gr4" draw:text-style-name="P5" draw:layer="layout" svg:width="6.301cm" svg:height="0.802cm" svg:x="13.699cm" svg:y="4.099cm" svg:viewBox="0 0 6302 803" draw:points="0,0 6302,0 6302,803 0,803">
          <text:p/>
        </draw:polygon>
        <draw:frame draw:style-name="gr12" draw:text-style-name="P7" draw:layer="layout" svg:width="1.027cm" svg:height="0.48cm" svg:x="1.1cm" svg:y="4.23cm">
          <draw:text-box>
            <text:p text:style-name="P2"><text:span text:style-name="T3">Age: 8</text:span></text:p>
          </draw:text-box>
        </draw:frame>
        <draw:polygon draw:style-name="gr3" draw:text-style-name="P4" draw:layer="layout" svg:width="6.301cm" svg:height="0.801cm" svg:x="0.999cm" svg:y="4.9cm" svg:viewBox="0 0 6302 802" draw:points="0,0 6302,0 6302,802 0,802">
          <text:p/>
        </draw:polygon>
        <draw:polygon draw:style-name="gr4" draw:text-style-name="P5" draw:layer="layout" svg:width="6.301cm" svg:height="0.801cm" svg:x="0.999cm" svg:y="4.9cm" svg:viewBox="0 0 6302 802" draw:points="0,0 6302,0 6302,802 0,802">
          <text:p/>
        </draw:polygon>
        <draw:frame draw:style-name="gr13" draw:text-style-name="P7" draw:layer="layout" svg:width="3.863cm" svg:height="0.48cm" svg:x="8.628cm" svg:y="4.23cm">
          <draw:text-box>
            <text:p text:style-name="P2"><text:span text:style-name="T3">Calen</text:span><text:span text:style-name="T3">dar: </text:span><text:span text:style-name="T3">Eleme</text:span><text:span text:style-name="T3">ntary </text:span><text:span text:style-name="T3">A</text:span></text:p>
          </draw:text-box>
        </draw:frame>
        <draw:polygon draw:style-name="gr3" draw:text-style-name="P4" draw:layer="layout" svg:width="6.402cm" svg:height="0.801cm" svg:x="7.299cm" svg:y="4.9cm" svg:viewBox="0 0 6403 802" draw:points="0,0 6403,0 6403,802 0,802">
          <text:p/>
        </draw:polygon>
        <draw:polygon draw:style-name="gr4" draw:text-style-name="P5" draw:layer="layout" svg:width="6.402cm" svg:height="0.801cm" svg:x="7.299cm" svg:y="4.9cm" svg:viewBox="0 0 6403 802" draw:points="0,0 6403,0 6403,802 0,802">
          <text:p/>
        </draw:polygon>
        <draw:frame draw:style-name="gr14" draw:text-style-name="P7" draw:layer="layout" svg:width="1.602cm" svg:height="0.48cm" svg:x="18.331cm" svg:y="4.23cm">
          <draw:text-box>
            <text:p text:style-name="P2"><text:span text:style-name="T3">Grade</text:span><text:span text:style-name="T3">: 02</text:span></text:p>
          </draw:text-box>
        </draw:frame>
        <draw:polygon draw:style-name="gr3" draw:text-style-name="P4" draw:layer="layout" svg:width="6.301cm" svg:height="0.801cm" svg:x="13.699cm" svg:y="4.9cm" svg:viewBox="0 0 6302 802" draw:points="0,0 6302,0 6302,802 0,802">
          <text:p/>
        </draw:polygon>
        <draw:polygon draw:style-name="gr4" draw:text-style-name="P5" draw:layer="layout" svg:width="6.301cm" svg:height="0.801cm" svg:x="13.699cm" svg:y="4.9cm" svg:viewBox="0 0 6302 802" draw:points="0,0 6302,0 6302,802 0,802">
          <text:p/>
        </draw:polygon>
        <draw:frame draw:style-name="gr15" draw:text-style-name="P7" draw:layer="layout" svg:width="5.059cm" svg:height="0.48cm" svg:x="1.1cm" svg:y="5.03cm">
          <draw:text-box>
            <text:p text:style-name="P2"><text:span text:style-name="T3">HR </text:span><text:span text:style-name="T3">Teach</text:span><text:span text:style-name="T3">er: </text:span><text:span text:style-name="T3">JACO</text:span><text:span text:style-name="T3">BS, </text:span><text:span text:style-name="T3">MRS. </text:span><text:span text:style-name="T3">M.</text:span></text:p>
          </draw:text-box>
        </draw:frame>
        <draw:polygon draw:style-name="gr3" draw:text-style-name="P4" draw:layer="layout" svg:width="2.401cm" svg:height="0.801cm" svg:x="0.999cm" svg:y="5.9cm" svg:viewBox="0 0 2402 802" draw:points="0,0 2402,0 2402,802 0,802">
          <text:p/>
        </draw:polygon>
        <draw:polygon draw:style-name="gr4" draw:text-style-name="P5" draw:layer="layout" svg:width="2.401cm" svg:height="0.801cm" svg:x="0.999cm" svg:y="5.9cm" svg:viewBox="0 0 2402 802" draw:points="0,0 2402,0 2402,802 0,802">
          <text:p/>
        </draw:polygon>
        <draw:frame draw:style-name="gr16" draw:text-style-name="P7" draw:layer="layout" svg:width="5.234cm" svg:height="0.48cm" svg:x="7.981cm" svg:y="5.03cm">
          <draw:text-box>
            <text:p text:style-name="P2"><text:span text:style-name="T3">5 - </text:span><text:span text:style-name="T3">Resid</text:span><text:span text:style-name="T3">ent </text:span><text:span text:style-name="T3">Attend</text:span><text:span text:style-name="T3">ing </text:span><text:span text:style-name="T3">Full </text:span><text:span text:style-name="T3">Time</text:span></text:p>
          </draw:text-box>
        </draw:frame>
        <draw:polygon draw:style-name="gr3" draw:text-style-name="P4" draw:layer="layout" svg:width="2.401cm" svg:height="0.801cm" svg:x="3.4cm" svg:y="5.9cm" svg:viewBox="0 0 2402 802" draw:points="0,0 2402,0 2402,802 0,802">
          <text:p/>
        </draw:polygon>
        <draw:polygon draw:style-name="gr4" draw:text-style-name="P5" draw:layer="layout" svg:width="2.401cm" svg:height="0.801cm" svg:x="3.4cm" svg:y="5.9cm" svg:viewBox="0 0 2402 802" draw:points="0,0 2402,0 2402,802 0,802">
          <text:p/>
        </draw:polygon>
        <draw:frame draw:style-name="gr17" draw:text-style-name="P7" draw:layer="layout" svg:width="5.313cm" svg:height="0.48cm" svg:x="14.568cm" svg:y="5.03cm">
          <draw:text-box>
            <text:p text:style-name="P2"><text:span text:style-name="T3">ACTI</text:span><text:span text:style-name="T3">VE </text:span><text:span text:style-name="T3">RES - </text:span><text:span text:style-name="T3">Active </text:span><text:span text:style-name="T3"><text:s/>% FS </text:span><text:span text:style-name="T3">- 100</text:span></text:p>
          </draw:text-box>
        </draw:frame>
        <draw:polygon draw:style-name="gr3" draw:text-style-name="P4" draw:layer="layout" svg:width="2.401cm" svg:height="0.801cm" svg:x="5.799cm" svg:y="5.9cm" svg:viewBox="0 0 2402 802" draw:points="0,0 2402,0 2402,802 0,802">
          <text:p/>
        </draw:polygon>
        <draw:polygon draw:style-name="gr4" draw:text-style-name="P5" draw:layer="layout" svg:width="2.401cm" svg:height="0.801cm" svg:x="5.799cm" svg:y="5.9cm" svg:viewBox="0 0 2402 802" draw:points="0,0 2402,0 2402,802 0,802">
          <text:p/>
        </draw:polygon>
        <draw:frame draw:style-name="gr18" draw:text-style-name="P7" draw:layer="layout" svg:width="2.038cm" svg:height="0.48cm" svg:x="1.1cm" svg:y="6.03cm">
          <draw:text-box>
            <text:p text:style-name="P2"><text:span text:style-name="T4">Scho</text:span><text:span text:style-name="T4">ol </text:span><text:span text:style-name="T4">Year</text:span></text:p>
          </draw:text-box>
        </draw:frame>
        <draw:polygon draw:style-name="gr3" draw:text-style-name="P4" draw:layer="layout" svg:width="2.4cm" svg:height="0.801cm" svg:x="8.199cm" svg:y="5.9cm" svg:viewBox="0 0 2401 802" draw:points="0,0 2401,0 2401,802 0,802">
          <text:p/>
        </draw:polygon>
        <draw:polygon draw:style-name="gr4" draw:text-style-name="P5" draw:layer="layout" svg:width="2.4cm" svg:height="0.801cm" svg:x="8.199cm" svg:y="5.9cm" svg:viewBox="0 0 2401 802" draw:points="0,0 2401,0 2401,802 0,802">
          <text:p/>
        </draw:polygon>
        <draw:frame draw:style-name="gr19" draw:text-style-name="P7" draw:layer="layout" svg:width="1.447cm" svg:height="0.48cm" svg:x="3.5cm" svg:y="6.03cm">
          <draw:text-box>
            <text:p text:style-name="P2"><text:span text:style-name="T4">Excu</text:span><text:span text:style-name="T4">sed</text:span></text:p>
          </draw:text-box>
        </draw:frame>
        <draw:polygon draw:style-name="gr3" draw:text-style-name="P4" draw:layer="layout" svg:width="2.401cm" svg:height="0.801cm" svg:x="10.599cm" svg:y="5.9cm" svg:viewBox="0 0 2402 802" draw:points="0,0 2402,0 2402,802 0,802">
          <text:p/>
        </draw:polygon>
        <draw:polygon draw:style-name="gr4" draw:text-style-name="P5" draw:layer="layout" svg:width="2.401cm" svg:height="0.801cm" svg:x="10.599cm" svg:y="5.9cm" svg:viewBox="0 0 2402 802" draw:points="0,0 2402,0 2402,802 0,802">
          <text:p/>
        </draw:polygon>
        <draw:frame draw:style-name="gr11" draw:text-style-name="P7" draw:layer="layout" svg:width="1.927cm" svg:height="0.48cm" svg:x="5.9cm" svg:y="6.03cm">
          <draw:text-box>
            <text:p text:style-name="P2"><text:span text:style-name="T4">Unex</text:span><text:span text:style-name="T4">cused</text:span></text:p>
          </draw:text-box>
        </draw:frame>
        <draw:polygon draw:style-name="gr3" draw:text-style-name="P4" draw:layer="layout" svg:width="2.401cm" svg:height="0.801cm" svg:x="13cm" svg:y="5.9cm" svg:viewBox="0 0 2402 802" draw:points="0,0 2402,0 2402,802 0,802">
          <text:p/>
        </draw:polygon>
        <draw:polygon draw:style-name="gr4" draw:text-style-name="P5" draw:layer="layout" svg:width="2.401cm" svg:height="0.801cm" svg:x="13cm" svg:y="5.9cm" svg:viewBox="0 0 2402 802" draw:points="0,0 2402,0 2402,802 0,802">
          <text:p/>
        </draw:polygon>
        <draw:frame draw:style-name="gr20" draw:text-style-name="P7" draw:layer="layout" svg:width="2.138cm" svg:height="0.48cm" svg:x="8.3cm" svg:y="6.03cm">
          <draw:text-box>
            <text:p text:style-name="P2"><text:span text:style-name="T4">Medic</text:span><text:span text:style-name="T4">al </text:span><text:span text:style-name="T4">Exc.</text:span></text:p>
          </draw:text-box>
        </draw:frame>
        <draw:polygon draw:style-name="gr3" draw:text-style-name="P4" draw:layer="layout" svg:width="2.401cm" svg:height="0.801cm" svg:x="15.399cm" svg:y="5.9cm" svg:viewBox="0 0 2402 802" draw:points="0,0 2402,0 2402,802 0,802">
          <text:p/>
        </draw:polygon>
        <draw:polygon draw:style-name="gr4" draw:text-style-name="P5" draw:layer="layout" svg:width="2.401cm" svg:height="0.801cm" svg:x="15.399cm" svg:y="5.9cm" svg:viewBox="0 0 2402 802" draw:points="0,0 2402,0 2402,802 0,802">
          <text:p/>
        </draw:polygon>
        <draw:frame draw:style-name="gr21" draw:text-style-name="P7" draw:layer="layout" svg:width="1.993cm" svg:height="0.48cm" svg:x="10.7cm" svg:y="6.03cm">
          <draw:text-box>
            <text:p text:style-name="P2"><text:span text:style-name="T4">Susp</text:span><text:span text:style-name="T4">ensio</text:span><text:span text:style-name="T4">n</text:span></text:p>
          </draw:text-box>
        </draw:frame>
        <draw:polygon draw:style-name="gr3" draw:text-style-name="P4" draw:layer="layout" svg:width="2.401cm" svg:height="0.801cm" svg:x="17.8cm" svg:y="5.9cm" svg:viewBox="0 0 2402 802" draw:points="0,0 2402,0 2402,802 0,802">
          <text:p/>
        </draw:polygon>
        <draw:polygon draw:style-name="gr4" draw:text-style-name="P5" draw:layer="layout" svg:width="2.401cm" svg:height="0.801cm" svg:x="17.8cm" svg:y="5.9cm" svg:viewBox="0 0 2402 802" draw:points="0,0 2402,0 2402,802 0,802">
          <text:p/>
        </draw:polygon>
        <draw:frame draw:style-name="gr22" draw:text-style-name="P7" draw:layer="layout" svg:width="2.034cm" svg:height="0.48cm" svg:x="13.1cm" svg:y="6.03cm">
          <draw:text-box>
            <text:p text:style-name="P2"><text:span text:style-name="T4">Total </text:span><text:span text:style-name="T4">Hours</text:span></text:p>
          </draw:text-box>
        </draw:frame>
        <draw:polygon draw:style-name="gr4" draw:text-style-name="P5" draw:layer="layout" svg:width="2.401cm" svg:height="0.802cm" svg:x="0.999cm" svg:y="6.699cm" svg:viewBox="0 0 2402 803" draw:points="0,0 2402,0 2402,803 0,803">
          <text:p/>
        </draw:polygon>
        <draw:frame draw:style-name="gr23" draw:text-style-name="P7" draw:layer="layout" svg:width="1.766cm" svg:height="0.48cm" svg:x="15.5cm" svg:y="6.03cm">
          <draw:text-box>
            <text:p text:style-name="P2"><text:span text:style-name="T4">Atten</text:span><text:span text:style-name="T4">ding</text:span></text:p>
          </draw:text-box>
        </draw:frame>
        <draw:polygon draw:style-name="gr4" draw:text-style-name="P5" draw:layer="layout" svg:width="2.401cm" svg:height="0.802cm" svg:x="3.4cm" svg:y="6.699cm" svg:viewBox="0 0 2402 803" draw:points="0,0 2402,0 2402,803 0,803">
          <text:p/>
        </draw:polygon>
        <draw:frame draw:style-name="gr24" draw:text-style-name="P7" draw:layer="layout" svg:width="1.724cm" svg:height="0.48cm" svg:x="17.9cm" svg:y="6.03cm">
          <draw:text-box>
            <text:p text:style-name="P2"><text:span text:style-name="T4">Total </text:span><text:span text:style-name="T4">Abs.</text:span></text:p>
          </draw:text-box>
        </draw:frame>
        <draw:polygon draw:style-name="gr4" draw:text-style-name="P5" draw:layer="layout" svg:width="2.401cm" svg:height="0.802cm" svg:x="5.799cm" svg:y="6.699cm" svg:viewBox="0 0 2402 803" draw:points="0,0 2402,0 2402,803 0,803">
          <text:p/>
        </draw:polygon>
        <draw:frame draw:style-name="gr6" draw:text-style-name="P7" draw:layer="layout" svg:width="1.723cm" svg:height="0.48cm" svg:x="1.1cm" svg:y="6.83cm">
          <draw:text-box>
            <text:p text:style-name="P2"><text:span text:style-name="T3">2024-</text:span><text:span text:style-name="T3">2025</text:span></text:p>
          </draw:text-box>
        </draw:frame>
        <draw:polygon draw:style-name="gr4" draw:text-style-name="P5" draw:layer="layout" svg:width="2.4cm" svg:height="0.802cm" svg:x="8.199cm" svg:y="6.699cm" svg:viewBox="0 0 2401 803" draw:points="0,0 2401,0 2401,803 0,803">
          <text:p/>
        </draw:polygon>
        <draw:frame draw:style-name="gr25" draw:text-style-name="P7" draw:layer="layout" svg:width="0.9cm" svg:height="0.48cm" svg:x="3.5cm" svg:y="6.83cm">
          <draw:text-box>
            <text:p text:style-name="P2"><text:span text:style-name="T3">42.00</text:span></text:p>
          </draw:text-box>
        </draw:frame>
        <draw:polygon draw:style-name="gr4" draw:text-style-name="P5" draw:layer="layout" svg:width="2.401cm" svg:height="0.802cm" svg:x="10.599cm" svg:y="6.699cm" svg:viewBox="0 0 2402 803" draw:points="0,0 2402,0 2402,803 0,803">
          <text:p/>
        </draw:polygon>
        <draw:frame draw:style-name="gr26" draw:text-style-name="P7" draw:layer="layout" svg:width="0.699cm" svg:height="0.48cm" svg:x="5.9cm" svg:y="6.8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2cm" svg:x="13cm" svg:y="6.699cm" svg:viewBox="0 0 2402 803" draw:points="0,0 2402,0 2402,803 0,803">
          <text:p/>
        </draw:polygon>
        <draw:frame draw:style-name="gr25" draw:text-style-name="P7" draw:layer="layout" svg:width="0.9cm" svg:height="0.48cm" svg:x="8.3cm" svg:y="6.83cm">
          <draw:text-box>
            <text:p text:style-name="P2"><text:span text:style-name="T3">31.17</text:span></text:p>
          </draw:text-box>
        </draw:frame>
        <draw:polygon draw:style-name="gr4" draw:text-style-name="P5" draw:layer="layout" svg:width="2.401cm" svg:height="0.802cm" svg:x="15.399cm" svg:y="6.699cm" svg:viewBox="0 0 2402 803" draw:points="0,0 2402,0 2402,803 0,803">
          <text:p/>
        </draw:polygon>
        <draw:frame draw:style-name="gr26" draw:text-style-name="P7" draw:layer="layout" svg:width="0.699cm" svg:height="0.48cm" svg:x="10.7cm" svg:y="6.8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2cm" svg:x="17.8cm" svg:y="6.699cm" svg:viewBox="0 0 2402 803" draw:points="0,0 2402,0 2402,803 0,803">
          <text:p/>
        </draw:polygon>
        <draw:frame draw:style-name="gr27" draw:text-style-name="P7" draw:layer="layout" svg:width="1.101cm" svg:height="0.48cm" svg:x="13.1cm" svg:y="6.83cm">
          <draw:text-box>
            <text:p text:style-name="P2"><text:span text:style-name="T3">628.0</text:span><text:span text:style-name="T3">0</text:span></text:p>
          </draw:text-box>
        </draw:frame>
        <draw:frame draw:style-name="gr27" draw:text-style-name="P7" draw:layer="layout" svg:width="1.101cm" svg:height="0.48cm" svg:x="15.5cm" svg:y="6.83cm">
          <draw:text-box>
            <text:p text:style-name="P2"><text:span text:style-name="T3">554.8</text:span><text:span text:style-name="T3">3</text:span></text:p>
          </draw:text-box>
        </draw:frame>
        <draw:frame draw:style-name="gr25" draw:text-style-name="P7" draw:layer="layout" svg:width="0.9cm" svg:height="0.48cm" svg:x="17.9cm" svg:y="6.83cm">
          <draw:text-box>
            <text:p text:style-name="P2"><text:span text:style-name="T3">42.00</text:span></text:p>
          </draw:text-box>
        </draw:frame>
        <draw:polygon draw:style-name="gr3" draw:text-style-name="P4" draw:layer="layout" svg:width="10cm" svg:height="0.802cm" svg:x="0.999cm" svg:y="12.499cm" svg:viewBox="0 0 10001 803" draw:points="0,0 10001,0 10001,803 0,803">
          <text:p/>
        </draw:polygon>
        <draw:polygon draw:style-name="gr4" draw:text-style-name="P5" draw:layer="layout" svg:width="10cm" svg:height="0.802cm" svg:x="0.999cm" svg:y="12.499cm" svg:viewBox="0 0 10001 803" draw:points="0,0 10001,0 10001,803 0,803">
          <text:p/>
        </draw:polygon>
        <draw:polygon draw:style-name="gr3" draw:text-style-name="P4" draw:layer="layout" svg:width="2.2cm" svg:height="0.802cm" svg:x="10.999cm" svg:y="12.499cm" svg:viewBox="0 0 2201 803" draw:points="0,0 2201,0 2201,803 0,803">
          <text:p/>
        </draw:polygon>
        <draw:polygon draw:style-name="gr4" draw:text-style-name="P5" draw:layer="layout" svg:width="2.2cm" svg:height="0.802cm" svg:x="10.999cm" svg:y="12.499cm" svg:viewBox="0 0 2201 803" draw:points="0,0 2201,0 2201,803 0,803">
          <text:p/>
        </draw:polygon>
        <draw:polygon draw:style-name="gr3" draw:text-style-name="P4" draw:layer="layout" svg:width="2.202cm" svg:height="0.802cm" svg:x="13.199cm" svg:y="12.499cm" svg:viewBox="0 0 2203 803" draw:points="0,0 2203,0 2203,803 0,803">
          <text:p/>
        </draw:polygon>
        <draw:polygon draw:style-name="gr4" draw:text-style-name="P5" draw:layer="layout" svg:width="2.202cm" svg:height="0.802cm" svg:x="13.199cm" svg:y="12.499cm" svg:viewBox="0 0 2203 803" draw:points="0,0 2203,0 2203,803 0,803">
          <text:p/>
        </draw:polygon>
        <draw:frame draw:style-name="gr28" draw:text-style-name="P7" draw:layer="layout" svg:width="4.497cm" svg:height="0.48cm" svg:x="1.1cm" svg:y="12.63cm">
          <draw:text-box>
            <text:p text:style-name="P2"><text:span text:style-name="T4">Micha</text:span><text:span text:style-name="T4">el </text:span><text:span text:style-name="T4">John</text:span><text:span text:style-name="T4">son <text:s/></text:span><text:span text:style-name="T4">#1170</text:span><text:span text:style-name="T4">31</text:span></text:p>
          </draw:text-box>
        </draw:frame>
        <draw:polygon draw:style-name="gr3" draw:text-style-name="P4" draw:layer="layout" svg:width="2.202cm" svg:height="0.802cm" svg:x="15.399cm" svg:y="12.499cm" svg:viewBox="0 0 2203 803" draw:points="0,0 2203,0 2203,803 0,803">
          <text:p/>
        </draw:polygon>
        <draw:polygon draw:style-name="gr4" draw:text-style-name="P5" draw:layer="layout" svg:width="2.202cm" svg:height="0.802cm" svg:x="15.399cm" svg:y="12.499cm" svg:viewBox="0 0 2203 803" draw:points="0,0 2203,0 2203,803 0,803">
          <text:p/>
        </draw:polygon>
        <draw:frame draw:style-name="gr8" draw:text-style-name="P7" draw:layer="layout" svg:width="0.88cm" svg:height="0.48cm" svg:x="11.679cm" svg:y="12.63cm">
          <draw:text-box>
            <text:p text:style-name="P2"><text:span text:style-name="T4">Daily</text:span></text:p>
          </draw:text-box>
        </draw:frame>
        <draw:polygon draw:style-name="gr3" draw:text-style-name="P4" draw:layer="layout" svg:width="2.2cm" svg:height="0.802cm" svg:x="17.6cm" svg:y="12.499cm" svg:viewBox="0 0 2201 803" draw:points="0,0 2201,0 2201,803 0,803">
          <text:p/>
        </draw:polygon>
        <draw:polygon draw:style-name="gr4" draw:text-style-name="P5" draw:layer="layout" svg:width="2.2cm" svg:height="0.802cm" svg:x="17.6cm" svg:y="12.499cm" svg:viewBox="0 0 2201 803" draw:points="0,0 2201,0 2201,803 0,803">
          <text:p/>
        </draw:polygon>
        <draw:frame draw:style-name="gr9" draw:text-style-name="P7" draw:layer="layout" svg:width="2.139cm" svg:height="0.48cm" svg:x="13.251cm" svg:y="12.63cm">
          <draw:text-box>
            <text:p text:style-name="P2"><text:span text:style-name="T4">Cons</text:span><text:span text:style-name="T4">ecutiv</text:span><text:span text:style-name="T4">e</text:span></text:p>
          </draw:text-box>
        </draw:frame>
        <draw:polygon draw:style-name="gr3" draw:text-style-name="P4" draw:layer="layout" svg:width="6.301cm" svg:height="0.801cm" svg:x="0.999cm" svg:y="13.3cm" svg:viewBox="0 0 6302 802" draw:points="0,0 6302,0 6302,802 0,802">
          <text:p/>
        </draw:polygon>
        <draw:polygon draw:style-name="gr4" draw:text-style-name="P5" draw:layer="layout" svg:width="6.301cm" svg:height="0.801cm" svg:x="0.999cm" svg:y="13.3cm" svg:viewBox="0 0 6302 802" draw:points="0,0 6302,0 6302,802 0,802">
          <text:p/>
        </draw:polygon>
        <draw:frame draw:style-name="gr10" draw:text-style-name="P7" draw:layer="layout" svg:width="1.468cm" svg:height="0.48cm" svg:x="15.824cm" svg:y="12.63cm">
          <draw:text-box>
            <text:p text:style-name="P2"><text:span text:style-name="T4">Mont</text:span><text:span text:style-name="T4">hly</text:span></text:p>
          </draw:text-box>
        </draw:frame>
        <draw:polygon draw:style-name="gr3" draw:text-style-name="P4" draw:layer="layout" svg:width="6.402cm" svg:height="0.801cm" svg:x="7.299cm" svg:y="13.3cm" svg:viewBox="0 0 6403 802" draw:points="0,0 6403,0 6403,802 0,802">
          <text:p/>
        </draw:polygon>
        <draw:polygon draw:style-name="gr4" draw:text-style-name="P5" draw:layer="layout" svg:width="6.402cm" svg:height="0.801cm" svg:x="7.299cm" svg:y="13.3cm" svg:viewBox="0 0 6403 802" draw:points="0,0 6403,0 6403,802 0,802">
          <text:p/>
        </draw:polygon>
        <draw:frame draw:style-name="gr11" draw:text-style-name="P7" draw:layer="layout" svg:width="1.927cm" svg:height="0.48cm" svg:x="17.749cm" svg:y="12.63cm">
          <draw:text-box>
            <text:p text:style-name="P2"><text:span text:style-name="T4">Thres</text:span><text:span text:style-name="T4">holds</text:span></text:p>
          </draw:text-box>
        </draw:frame>
        <draw:polygon draw:style-name="gr3" draw:text-style-name="P4" draw:layer="layout" svg:width="6.301cm" svg:height="0.801cm" svg:x="13.699cm" svg:y="13.3cm" svg:viewBox="0 0 6302 802" draw:points="0,0 6302,0 6302,802 0,802">
          <text:p/>
        </draw:polygon>
        <draw:polygon draw:style-name="gr4" draw:text-style-name="P5" draw:layer="layout" svg:width="6.301cm" svg:height="0.801cm" svg:x="13.699cm" svg:y="13.3cm" svg:viewBox="0 0 6302 802" draw:points="0,0 6302,0 6302,802 0,802">
          <text:p/>
        </draw:polygon>
        <draw:frame draw:style-name="gr29" draw:text-style-name="P7" draw:layer="layout" svg:width="1.228cm" svg:height="0.48cm" svg:x="1.1cm" svg:y="13.43cm">
          <draw:text-box>
            <text:p text:style-name="P2"><text:span text:style-name="T3">Age: </text:span><text:span text:style-name="T3">10</text:span></text:p>
          </draw:text-box>
        </draw:frame>
        <draw:polygon draw:style-name="gr3" draw:text-style-name="P4" draw:layer="layout" svg:width="6.301cm" svg:height="0.801cm" svg:x="0.999cm" svg:y="14.1cm" svg:viewBox="0 0 6302 802" draw:points="0,0 6302,0 6302,802 0,802">
          <text:p/>
        </draw:polygon>
        <draw:polygon draw:style-name="gr4" draw:text-style-name="P5" draw:layer="layout" svg:width="6.301cm" svg:height="0.801cm" svg:x="0.999cm" svg:y="14.1cm" svg:viewBox="0 0 6302 802" draw:points="0,0 6302,0 6302,802 0,802">
          <text:p/>
        </draw:polygon>
        <draw:frame draw:style-name="gr30" draw:text-style-name="P7" draw:layer="layout" svg:width="3.867cm" svg:height="0.48cm" svg:x="8.628cm" svg:y="13.43cm">
          <draw:text-box>
            <text:p text:style-name="P2"><text:span text:style-name="T3">Calen</text:span><text:span text:style-name="T3">dar: </text:span><text:span text:style-name="T3">Eleme</text:span><text:span text:style-name="T3">ntary </text:span><text:span text:style-name="T3">B</text:span></text:p>
          </draw:text-box>
        </draw:frame>
        <draw:polygon draw:style-name="gr3" draw:text-style-name="P4" draw:layer="layout" svg:width="6.402cm" svg:height="0.801cm" svg:x="7.299cm" svg:y="14.1cm" svg:viewBox="0 0 6403 802" draw:points="0,0 6403,0 6403,802 0,802">
          <text:p/>
        </draw:polygon>
        <draw:polygon draw:style-name="gr4" draw:text-style-name="P5" draw:layer="layout" svg:width="6.402cm" svg:height="0.801cm" svg:x="7.299cm" svg:y="14.1cm" svg:viewBox="0 0 6403 802" draw:points="0,0 6403,0 6403,802 0,802">
          <text:p/>
        </draw:polygon>
        <draw:frame draw:style-name="gr14" draw:text-style-name="P7" draw:layer="layout" svg:width="1.602cm" svg:height="0.48cm" svg:x="18.331cm" svg:y="13.43cm">
          <draw:text-box>
            <text:p text:style-name="P2"><text:span text:style-name="T3">Grade</text:span><text:span text:style-name="T3">: 03</text:span></text:p>
          </draw:text-box>
        </draw:frame>
        <draw:polygon draw:style-name="gr3" draw:text-style-name="P4" draw:layer="layout" svg:width="6.301cm" svg:height="0.801cm" svg:x="13.699cm" svg:y="14.1cm" svg:viewBox="0 0 6302 802" draw:points="0,0 6302,0 6302,802 0,802">
          <text:p/>
        </draw:polygon>
        <draw:polygon draw:style-name="gr4" draw:text-style-name="P5" draw:layer="layout" svg:width="6.301cm" svg:height="0.801cm" svg:x="13.699cm" svg:y="14.1cm" svg:viewBox="0 0 6302 802" draw:points="0,0 6302,0 6302,802 0,802">
          <text:p/>
        </draw:polygon>
        <draw:frame draw:style-name="gr31" draw:text-style-name="P7" draw:layer="layout" svg:width="5.41cm" svg:height="0.48cm" svg:x="1.1cm" svg:y="14.23cm">
          <draw:text-box>
            <text:p text:style-name="P2"><text:span text:style-name="T3">HR </text:span><text:span text:style-name="T3">Teach</text:span><text:span text:style-name="T3">er: </text:span><text:span text:style-name="T3">EDW</text:span><text:span text:style-name="T3">ARDS</text:span><text:span text:style-name="T3">, </text:span><text:span text:style-name="T3">MRS. </text:span><text:span text:style-name="T3">C.</text:span></text:p>
          </draw:text-box>
        </draw:frame>
        <draw:polygon draw:style-name="gr3" draw:text-style-name="P4" draw:layer="layout" svg:width="2.401cm" svg:height="0.801cm" svg:x="0.999cm" svg:y="15.1cm" svg:viewBox="0 0 2402 802" draw:points="0,0 2402,0 2402,802 0,802">
          <text:p/>
        </draw:polygon>
        <draw:polygon draw:style-name="gr4" draw:text-style-name="P5" draw:layer="layout" svg:width="2.401cm" svg:height="0.801cm" svg:x="0.999cm" svg:y="15.1cm" svg:viewBox="0 0 2402 802" draw:points="0,0 2402,0 2402,802 0,802">
          <text:p/>
        </draw:polygon>
        <draw:frame draw:style-name="gr16" draw:text-style-name="P7" draw:layer="layout" svg:width="5.234cm" svg:height="0.48cm" svg:x="7.981cm" svg:y="14.23cm">
          <draw:text-box>
            <text:p text:style-name="P2"><text:span text:style-name="T3">5 - </text:span><text:span text:style-name="T3">Resid</text:span><text:span text:style-name="T3">ent </text:span><text:span text:style-name="T3">Attend</text:span><text:span text:style-name="T3">ing </text:span><text:span text:style-name="T3">Full </text:span><text:span text:style-name="T3">Time</text:span></text:p>
          </draw:text-box>
        </draw:frame>
        <draw:polygon draw:style-name="gr3" draw:text-style-name="P4" draw:layer="layout" svg:width="2.401cm" svg:height="0.801cm" svg:x="3.4cm" svg:y="15.1cm" svg:viewBox="0 0 2402 802" draw:points="0,0 2402,0 2402,802 0,802">
          <text:p/>
        </draw:polygon>
        <draw:polygon draw:style-name="gr4" draw:text-style-name="P5" draw:layer="layout" svg:width="2.401cm" svg:height="0.801cm" svg:x="3.4cm" svg:y="15.1cm" svg:viewBox="0 0 2402 802" draw:points="0,0 2402,0 2402,802 0,802">
          <text:p/>
        </draw:polygon>
        <draw:frame draw:style-name="gr17" draw:text-style-name="P7" draw:layer="layout" svg:width="5.313cm" svg:height="0.48cm" svg:x="14.568cm" svg:y="14.23cm">
          <draw:text-box>
            <text:p text:style-name="P2"><text:span text:style-name="T3">ACTI</text:span><text:span text:style-name="T3">VE </text:span><text:span text:style-name="T3">RES - </text:span><text:span text:style-name="T3">Active </text:span><text:span text:style-name="T3"><text:s/>% FS </text:span><text:span text:style-name="T3">- 100</text:span></text:p>
          </draw:text-box>
        </draw:frame>
        <draw:polygon draw:style-name="gr3" draw:text-style-name="P4" draw:layer="layout" svg:width="2.401cm" svg:height="0.801cm" svg:x="5.799cm" svg:y="15.1cm" svg:viewBox="0 0 2402 802" draw:points="0,0 2402,0 2402,802 0,802">
          <text:p/>
        </draw:polygon>
        <draw:polygon draw:style-name="gr4" draw:text-style-name="P5" draw:layer="layout" svg:width="2.401cm" svg:height="0.801cm" svg:x="5.799cm" svg:y="15.1cm" svg:viewBox="0 0 2402 802" draw:points="0,0 2402,0 2402,802 0,802">
          <text:p/>
        </draw:polygon>
        <draw:frame draw:style-name="gr18" draw:text-style-name="P7" draw:layer="layout" svg:width="2.038cm" svg:height="0.48cm" svg:x="1.1cm" svg:y="15.23cm">
          <draw:text-box>
            <text:p text:style-name="P2"><text:span text:style-name="T4">Scho</text:span><text:span text:style-name="T4">ol </text:span><text:span text:style-name="T4">Year</text:span></text:p>
          </draw:text-box>
        </draw:frame>
        <draw:polygon draw:style-name="gr3" draw:text-style-name="P4" draw:layer="layout" svg:width="2.4cm" svg:height="0.801cm" svg:x="8.199cm" svg:y="15.1cm" svg:viewBox="0 0 2401 802" draw:points="0,0 2401,0 2401,802 0,802">
          <text:p/>
        </draw:polygon>
        <draw:polygon draw:style-name="gr4" draw:text-style-name="P5" draw:layer="layout" svg:width="2.4cm" svg:height="0.801cm" svg:x="8.199cm" svg:y="15.1cm" svg:viewBox="0 0 2401 802" draw:points="0,0 2401,0 2401,802 0,802">
          <text:p/>
        </draw:polygon>
        <draw:frame draw:style-name="gr19" draw:text-style-name="P7" draw:layer="layout" svg:width="1.447cm" svg:height="0.48cm" svg:x="3.5cm" svg:y="15.23cm">
          <draw:text-box>
            <text:p text:style-name="P2"><text:span text:style-name="T4">Excu</text:span><text:span text:style-name="T4">sed</text:span></text:p>
          </draw:text-box>
        </draw:frame>
        <draw:polygon draw:style-name="gr3" draw:text-style-name="P4" draw:layer="layout" svg:width="2.401cm" svg:height="0.801cm" svg:x="10.599cm" svg:y="15.1cm" svg:viewBox="0 0 2402 802" draw:points="0,0 2402,0 2402,802 0,802">
          <text:p/>
        </draw:polygon>
        <draw:polygon draw:style-name="gr4" draw:text-style-name="P5" draw:layer="layout" svg:width="2.401cm" svg:height="0.801cm" svg:x="10.599cm" svg:y="15.1cm" svg:viewBox="0 0 2402 802" draw:points="0,0 2402,0 2402,802 0,802">
          <text:p/>
        </draw:polygon>
        <draw:frame draw:style-name="gr11" draw:text-style-name="P7" draw:layer="layout" svg:width="1.927cm" svg:height="0.48cm" svg:x="5.9cm" svg:y="15.23cm">
          <draw:text-box>
            <text:p text:style-name="P2"><text:span text:style-name="T4">Unex</text:span><text:span text:style-name="T4">cused</text:span></text:p>
          </draw:text-box>
        </draw:frame>
        <draw:polygon draw:style-name="gr3" draw:text-style-name="P4" draw:layer="layout" svg:width="2.401cm" svg:height="0.801cm" svg:x="13cm" svg:y="15.1cm" svg:viewBox="0 0 2402 802" draw:points="0,0 2402,0 2402,802 0,802">
          <text:p/>
        </draw:polygon>
        <draw:polygon draw:style-name="gr4" draw:text-style-name="P5" draw:layer="layout" svg:width="2.401cm" svg:height="0.801cm" svg:x="13cm" svg:y="15.1cm" svg:viewBox="0 0 2402 802" draw:points="0,0 2402,0 2402,802 0,802">
          <text:p/>
        </draw:polygon>
        <draw:frame draw:style-name="gr20" draw:text-style-name="P7" draw:layer="layout" svg:width="2.138cm" svg:height="0.48cm" svg:x="8.3cm" svg:y="15.23cm">
          <draw:text-box>
            <text:p text:style-name="P2"><text:span text:style-name="T4">Medic</text:span><text:span text:style-name="T4">al </text:span><text:span text:style-name="T4">Exc.</text:span></text:p>
          </draw:text-box>
        </draw:frame>
        <draw:polygon draw:style-name="gr3" draw:text-style-name="P4" draw:layer="layout" svg:width="2.401cm" svg:height="0.801cm" svg:x="15.399cm" svg:y="15.1cm" svg:viewBox="0 0 2402 802" draw:points="0,0 2402,0 2402,802 0,802">
          <text:p/>
        </draw:polygon>
        <draw:polygon draw:style-name="gr4" draw:text-style-name="P5" draw:layer="layout" svg:width="2.401cm" svg:height="0.801cm" svg:x="15.399cm" svg:y="15.1cm" svg:viewBox="0 0 2402 802" draw:points="0,0 2402,0 2402,802 0,802">
          <text:p/>
        </draw:polygon>
        <draw:frame draw:style-name="gr21" draw:text-style-name="P7" draw:layer="layout" svg:width="1.993cm" svg:height="0.48cm" svg:x="10.7cm" svg:y="15.23cm">
          <draw:text-box>
            <text:p text:style-name="P2"><text:span text:style-name="T4">Susp</text:span><text:span text:style-name="T4">ensio</text:span><text:span text:style-name="T4">n</text:span></text:p>
          </draw:text-box>
        </draw:frame>
        <draw:polygon draw:style-name="gr3" draw:text-style-name="P4" draw:layer="layout" svg:width="2.401cm" svg:height="0.801cm" svg:x="17.8cm" svg:y="15.1cm" svg:viewBox="0 0 2402 802" draw:points="0,0 2402,0 2402,802 0,802">
          <text:p/>
        </draw:polygon>
        <draw:polygon draw:style-name="gr4" draw:text-style-name="P5" draw:layer="layout" svg:width="2.401cm" svg:height="0.801cm" svg:x="17.8cm" svg:y="15.1cm" svg:viewBox="0 0 2402 802" draw:points="0,0 2402,0 2402,802 0,802">
          <text:p/>
        </draw:polygon>
        <draw:frame draw:style-name="gr22" draw:text-style-name="P7" draw:layer="layout" svg:width="2.034cm" svg:height="0.48cm" svg:x="13.1cm" svg:y="15.23cm">
          <draw:text-box>
            <text:p text:style-name="P2"><text:span text:style-name="T4">Total </text:span><text:span text:style-name="T4">Hours</text:span></text:p>
          </draw:text-box>
        </draw:frame>
        <draw:polygon draw:style-name="gr4" draw:text-style-name="P5" draw:layer="layout" svg:width="2.401cm" svg:height="0.801cm" svg:x="0.999cm" svg:y="15.9cm" svg:viewBox="0 0 2402 802" draw:points="0,0 2402,0 2402,802 0,802">
          <text:p/>
        </draw:polygon>
        <draw:frame draw:style-name="gr23" draw:text-style-name="P7" draw:layer="layout" svg:width="1.766cm" svg:height="0.48cm" svg:x="15.5cm" svg:y="15.23cm">
          <draw:text-box>
            <text:p text:style-name="P2"><text:span text:style-name="T4">Atten</text:span><text:span text:style-name="T4">ding</text:span></text:p>
          </draw:text-box>
        </draw:frame>
        <draw:polygon draw:style-name="gr4" draw:text-style-name="P5" draw:layer="layout" svg:width="2.401cm" svg:height="0.801cm" svg:x="3.4cm" svg:y="15.9cm" svg:viewBox="0 0 2402 802" draw:points="0,0 2402,0 2402,802 0,802">
          <text:p/>
        </draw:polygon>
        <draw:frame draw:style-name="gr24" draw:text-style-name="P7" draw:layer="layout" svg:width="1.724cm" svg:height="0.48cm" svg:x="17.9cm" svg:y="15.23cm">
          <draw:text-box>
            <text:p text:style-name="P2"><text:span text:style-name="T4">Total </text:span><text:span text:style-name="T4">Abs.</text:span></text:p>
          </draw:text-box>
        </draw:frame>
        <draw:polygon draw:style-name="gr4" draw:text-style-name="P5" draw:layer="layout" svg:width="2.401cm" svg:height="0.801cm" svg:x="5.799cm" svg:y="15.9cm" svg:viewBox="0 0 2402 802" draw:points="0,0 2402,0 2402,802 0,802">
          <text:p/>
        </draw:polygon>
        <draw:frame draw:style-name="gr6" draw:text-style-name="P7" draw:layer="layout" svg:width="1.723cm" svg:height="0.48cm" svg:x="1.1cm" svg:y="16.03cm">
          <draw:text-box>
            <text:p text:style-name="P2"><text:span text:style-name="T3">2024-</text:span><text:span text:style-name="T3">2025</text:span></text:p>
          </draw:text-box>
        </draw:frame>
        <draw:polygon draw:style-name="gr4" draw:text-style-name="P5" draw:layer="layout" svg:width="2.4cm" svg:height="0.801cm" svg:x="8.199cm" svg:y="15.9cm" svg:viewBox="0 0 2401 802" draw:points="0,0 2401,0 2401,802 0,802">
          <text:p/>
        </draw:polygon>
        <draw:frame draw:style-name="gr26" draw:text-style-name="P7" draw:layer="layout" svg:width="0.699cm" svg:height="0.48cm" svg:x="3.5cm" svg:y="16.03cm">
          <draw:text-box>
            <text:p text:style-name="P2"><text:span text:style-name="T3">6.00</text:span></text:p>
          </draw:text-box>
        </draw:frame>
        <draw:polygon draw:style-name="gr4" draw:text-style-name="P5" draw:layer="layout" svg:width="2.401cm" svg:height="0.801cm" svg:x="10.599cm" svg:y="15.9cm" svg:viewBox="0 0 2402 802" draw:points="0,0 2402,0 2402,802 0,802">
          <text:p/>
        </draw:polygon>
        <draw:frame draw:style-name="gr25" draw:text-style-name="P7" draw:layer="layout" svg:width="0.9cm" svg:height="0.48cm" svg:x="5.9cm" svg:y="16.03cm">
          <draw:text-box>
            <text:p text:style-name="P2"><text:span text:style-name="T3">62.00</text:span></text:p>
          </draw:text-box>
        </draw:frame>
        <draw:polygon draw:style-name="gr4" draw:text-style-name="P5" draw:layer="layout" svg:width="2.401cm" svg:height="0.801cm" svg:x="13cm" svg:y="15.9cm" svg:viewBox="0 0 2402 802" draw:points="0,0 2402,0 2402,802 0,802">
          <text:p/>
        </draw:polygon>
        <draw:frame draw:style-name="gr26" draw:text-style-name="P7" draw:layer="layout" svg:width="0.699cm" svg:height="0.48cm" svg:x="8.3cm" svg:y="16.03cm">
          <draw:text-box>
            <text:p text:style-name="P2"><text:span text:style-name="T3">6.00</text:span></text:p>
          </draw:text-box>
        </draw:frame>
        <draw:polygon draw:style-name="gr4" draw:text-style-name="P5" draw:layer="layout" svg:width="2.401cm" svg:height="0.801cm" svg:x="15.399cm" svg:y="15.9cm" svg:viewBox="0 0 2402 802" draw:points="0,0 2402,0 2402,802 0,802">
          <text:p/>
        </draw:polygon>
        <draw:frame draw:style-name="gr26" draw:text-style-name="P7" draw:layer="layout" svg:width="0.881cm" svg:height="0.48cm" svg:x="10.7cm" svg:y="16.03cm">
          <draw:text-box>
            <text:p text:style-name="P2"><text:span text:style-name="T3">19.40</text:span></text:p>
          </draw:text-box>
        </draw:frame>
        <draw:polygon draw:style-name="gr4" draw:text-style-name="P5" draw:layer="layout" svg:width="2.401cm" svg:height="0.801cm" svg:x="17.8cm" svg:y="15.9cm" svg:viewBox="0 0 2402 802" draw:points="0,0 2402,0 2402,802 0,802">
          <text:p/>
        </draw:polygon>
        <draw:frame draw:style-name="gr27" draw:text-style-name="P7" draw:layer="layout" svg:width="1.101cm" svg:height="0.48cm" svg:x="13.1cm" svg:y="16.03cm">
          <draw:text-box>
            <text:p text:style-name="P2"><text:span text:style-name="T3">628.0</text:span><text:span text:style-name="T3">0</text:span></text:p>
          </draw:text-box>
        </draw:frame>
        <draw:polygon draw:style-name="gr3" draw:text-style-name="P4" draw:layer="layout" svg:width="10cm" svg:height="0.801cm" svg:x="0.999cm" svg:y="17.1cm" svg:viewBox="0 0 10001 802" draw:points="0,0 10001,0 10001,802 0,802">
          <text:p/>
        </draw:polygon>
        <draw:polygon draw:style-name="gr4" draw:text-style-name="P5" draw:layer="layout" svg:width="10cm" svg:height="0.801cm" svg:x="0.999cm" svg:y="17.1cm" svg:viewBox="0 0 10001 802" draw:points="0,0 10001,0 10001,802 0,802">
          <text:p/>
        </draw:polygon>
        <draw:frame draw:style-name="gr27" draw:text-style-name="P7" draw:layer="layout" svg:width="1.101cm" svg:height="0.48cm" svg:x="15.5cm" svg:y="16.03cm">
          <draw:text-box>
            <text:p text:style-name="P2"><text:span text:style-name="T3">534.6</text:span><text:span text:style-name="T3">0</text:span></text:p>
          </draw:text-box>
        </draw:frame>
        <draw:polygon draw:style-name="gr3" draw:text-style-name="P4" draw:layer="layout" svg:width="2.2cm" svg:height="0.801cm" svg:x="10.999cm" svg:y="17.1cm" svg:viewBox="0 0 2201 802" draw:points="0,0 2201,0 2201,802 0,802">
          <text:p/>
        </draw:polygon>
        <draw:polygon draw:style-name="gr4" draw:text-style-name="P5" draw:layer="layout" svg:width="2.2cm" svg:height="0.801cm" svg:x="10.999cm" svg:y="17.1cm" svg:viewBox="0 0 2201 802" draw:points="0,0 2201,0 2201,802 0,802">
          <text:p/>
        </draw:polygon>
        <draw:frame draw:style-name="gr25" draw:text-style-name="P7" draw:layer="layout" svg:width="0.9cm" svg:height="0.48cm" svg:x="17.9cm" svg:y="16.03cm">
          <draw:text-box>
            <text:p text:style-name="P2"><text:span text:style-name="T3">87.40</text:span></text:p>
          </draw:text-box>
        </draw:frame>
        <draw:polygon draw:style-name="gr3" draw:text-style-name="P4" draw:layer="layout" svg:width="2.202cm" svg:height="0.801cm" svg:x="13.199cm" svg:y="17.1cm" svg:viewBox="0 0 2203 802" draw:points="0,0 2203,0 2203,802 0,802">
          <text:p/>
        </draw:polygon>
        <draw:polygon draw:style-name="gr4" draw:text-style-name="P5" draw:layer="layout" svg:width="2.202cm" svg:height="0.801cm" svg:x="13.199cm" svg:y="17.1cm" svg:viewBox="0 0 2203 802" draw:points="0,0 2203,0 2203,802 0,802">
          <text:p/>
        </draw:polygon>
        <draw:frame draw:style-name="gr32" draw:text-style-name="P7" draw:layer="layout" svg:width="3.608cm" svg:height="0.48cm" svg:x="1.1cm" svg:y="17.23cm">
          <draw:text-box>
            <text:p text:style-name="P2"><text:span text:style-name="T4">Emily </text:span><text:span text:style-name="T4">Davis </text:span><text:span text:style-name="T4"><text:s/></text:span><text:span text:style-name="T4">#1182</text:span><text:span text:style-name="T4">45</text:span></text:p>
          </draw:text-box>
        </draw:frame>
        <draw:polygon draw:style-name="gr3" draw:text-style-name="P4" draw:layer="layout" svg:width="2.202cm" svg:height="0.801cm" svg:x="15.399cm" svg:y="17.1cm" svg:viewBox="0 0 2203 802" draw:points="0,0 2203,0 2203,802 0,802">
          <text:p/>
        </draw:polygon>
        <draw:polygon draw:style-name="gr4" draw:text-style-name="P5" draw:layer="layout" svg:width="2.202cm" svg:height="0.801cm" svg:x="15.399cm" svg:y="17.1cm" svg:viewBox="0 0 2203 802" draw:points="0,0 2203,0 2203,802 0,802">
          <text:p/>
        </draw:polygon>
        <draw:frame draw:style-name="gr8" draw:text-style-name="P7" draw:layer="layout" svg:width="0.88cm" svg:height="0.48cm" svg:x="11.679cm" svg:y="17.23cm">
          <draw:text-box>
            <text:p text:style-name="P2"><text:span text:style-name="T4">Daily</text:span></text:p>
          </draw:text-box>
        </draw:frame>
        <draw:polygon draw:style-name="gr3" draw:text-style-name="P4" draw:layer="layout" svg:width="2.2cm" svg:height="0.801cm" svg:x="17.6cm" svg:y="17.1cm" svg:viewBox="0 0 2201 802" draw:points="0,0 2201,0 2201,802 0,802">
          <text:p/>
        </draw:polygon>
        <draw:polygon draw:style-name="gr4" draw:text-style-name="P5" draw:layer="layout" svg:width="2.2cm" svg:height="0.801cm" svg:x="17.6cm" svg:y="17.1cm" svg:viewBox="0 0 2201 802" draw:points="0,0 2201,0 2201,802 0,802">
          <text:p/>
        </draw:polygon>
        <draw:frame draw:style-name="gr9" draw:text-style-name="P7" draw:layer="layout" svg:width="2.139cm" svg:height="0.48cm" svg:x="13.251cm" svg:y="17.23cm">
          <draw:text-box>
            <text:p text:style-name="P2"><text:span text:style-name="T4">Cons</text:span><text:span text:style-name="T4">ecutiv</text:span><text:span text:style-name="T4">e</text:span></text:p>
          </draw:text-box>
        </draw:frame>
        <draw:polygon draw:style-name="gr3" draw:text-style-name="P4" draw:layer="layout" svg:width="6.301cm" svg:height="0.801cm" svg:x="0.999cm" svg:y="17.9cm" svg:viewBox="0 0 6302 802" draw:points="0,0 6302,0 6302,802 0,802">
          <text:p/>
        </draw:polygon>
        <draw:polygon draw:style-name="gr4" draw:text-style-name="P5" draw:layer="layout" svg:width="6.301cm" svg:height="0.801cm" svg:x="0.999cm" svg:y="17.9cm" svg:viewBox="0 0 6302 802" draw:points="0,0 6302,0 6302,802 0,802">
          <text:p/>
        </draw:polygon>
        <draw:frame draw:style-name="gr10" draw:text-style-name="P7" draw:layer="layout" svg:width="1.468cm" svg:height="0.48cm" svg:x="15.824cm" svg:y="17.23cm">
          <draw:text-box>
            <text:p text:style-name="P2"><text:span text:style-name="T4">Mont</text:span><text:span text:style-name="T4">hly</text:span></text:p>
          </draw:text-box>
        </draw:frame>
        <draw:polygon draw:style-name="gr3" draw:text-style-name="P4" draw:layer="layout" svg:width="6.402cm" svg:height="0.801cm" svg:x="7.299cm" svg:y="17.9cm" svg:viewBox="0 0 6403 802" draw:points="0,0 6403,0 6403,802 0,802">
          <text:p/>
        </draw:polygon>
        <draw:polygon draw:style-name="gr4" draw:text-style-name="P5" draw:layer="layout" svg:width="6.402cm" svg:height="0.801cm" svg:x="7.299cm" svg:y="17.9cm" svg:viewBox="0 0 6403 802" draw:points="0,0 6403,0 6403,802 0,802">
          <text:p/>
        </draw:polygon>
        <draw:frame draw:style-name="gr11" draw:text-style-name="P7" draw:layer="layout" svg:width="1.927cm" svg:height="0.48cm" svg:x="17.749cm" svg:y="17.23cm">
          <draw:text-box>
            <text:p text:style-name="P2"><text:span text:style-name="T4">Thres</text:span><text:span text:style-name="T4">holds</text:span></text:p>
          </draw:text-box>
        </draw:frame>
        <draw:polygon draw:style-name="gr3" draw:text-style-name="P4" draw:layer="layout" svg:width="6.301cm" svg:height="0.801cm" svg:x="13.699cm" svg:y="17.9cm" svg:viewBox="0 0 6302 802" draw:points="0,0 6302,0 6302,802 0,802">
          <text:p/>
        </draw:polygon>
        <draw:polygon draw:style-name="gr4" draw:text-style-name="P5" draw:layer="layout" svg:width="6.301cm" svg:height="0.801cm" svg:x="13.699cm" svg:y="17.9cm" svg:viewBox="0 0 6302 802" draw:points="0,0 6302,0 6302,802 0,802">
          <text:p/>
        </draw:polygon>
        <draw:frame draw:style-name="gr12" draw:text-style-name="P7" draw:layer="layout" svg:width="1.027cm" svg:height="0.48cm" svg:x="1.1cm" svg:y="18.03cm">
          <draw:text-box>
            <text:p text:style-name="P2"><text:span text:style-name="T3">Age: 7</text:span></text:p>
          </draw:text-box>
        </draw:frame>
        <draw:polygon draw:style-name="gr3" draw:text-style-name="P4" draw:layer="layout" svg:width="6.301cm" svg:height="0.801cm" svg:x="0.999cm" svg:y="18.7cm" svg:viewBox="0 0 6302 802" draw:points="0,0 6302,0 6302,802 0,802">
          <text:p/>
        </draw:polygon>
        <draw:polygon draw:style-name="gr4" draw:text-style-name="P5" draw:layer="layout" svg:width="6.301cm" svg:height="0.801cm" svg:x="0.999cm" svg:y="18.7cm" svg:viewBox="0 0 6302 802" draw:points="0,0 6302,0 6302,802 0,802">
          <text:p/>
        </draw:polygon>
        <draw:frame draw:style-name="gr33" draw:text-style-name="P7" draw:layer="layout" svg:width="3.554cm" svg:height="0.48cm" svg:x="8.755cm" svg:y="18.03cm">
          <draw:text-box>
            <text:p text:style-name="P2"><text:span text:style-name="T3">Calen</text:span><text:span text:style-name="T3">dar: </text:span><text:span text:style-name="T3">EL - </text:span><text:span text:style-name="T3">Defaul</text:span><text:span text:style-name="T3">t</text:span></text:p>
          </draw:text-box>
        </draw:frame>
        <draw:polygon draw:style-name="gr3" draw:text-style-name="P4" draw:layer="layout" svg:width="6.402cm" svg:height="0.801cm" svg:x="7.299cm" svg:y="18.7cm" svg:viewBox="0 0 6403 802" draw:points="0,0 6403,0 6403,802 0,802">
          <text:p/>
        </draw:polygon>
        <draw:polygon draw:style-name="gr4" draw:text-style-name="P5" draw:layer="layout" svg:width="6.402cm" svg:height="0.801cm" svg:x="7.299cm" svg:y="18.7cm" svg:viewBox="0 0 6403 802" draw:points="0,0 6403,0 6403,802 0,802">
          <text:p/>
        </draw:polygon>
        <draw:frame draw:style-name="gr14" draw:text-style-name="P7" draw:layer="layout" svg:width="1.602cm" svg:height="0.48cm" svg:x="18.331cm" svg:y="18.03cm">
          <draw:text-box>
            <text:p text:style-name="P2"><text:span text:style-name="T3">Grade</text:span><text:span text:style-name="T3">: 01</text:span></text:p>
          </draw:text-box>
        </draw:frame>
        <draw:polygon draw:style-name="gr3" draw:text-style-name="P4" draw:layer="layout" svg:width="6.301cm" svg:height="0.801cm" svg:x="13.699cm" svg:y="18.7cm" svg:viewBox="0 0 6302 802" draw:points="0,0 6302,0 6302,802 0,802">
          <text:p/>
        </draw:polygon>
        <draw:polygon draw:style-name="gr4" draw:text-style-name="P5" draw:layer="layout" svg:width="6.301cm" svg:height="0.801cm" svg:x="13.699cm" svg:y="18.7cm" svg:viewBox="0 0 6302 802" draw:points="0,0 6302,0 6302,802 0,802">
          <text:p/>
        </draw:polygon>
        <draw:frame draw:style-name="gr34" draw:text-style-name="P7" draw:layer="layout" svg:width="6.798cm" svg:height="0.48cm" svg:x="1.1cm" svg:y="18.83cm">
          <draw:text-box>
            <text:p text:style-name="P2"><text:span text:style-name="T3">HR </text:span><text:span text:style-name="T3">Teach</text:span><text:span text:style-name="T3">er: </text:span><text:span text:style-name="T3">368 - </text:span><text:span text:style-name="T3">Non-</text:span><text:span text:style-name="T3">Presc</text:span><text:span text:style-name="T3">hool </text:span><text:span text:style-name="T3">Stude</text:span><text:span text:style-name="T3">nt</text:span></text:p>
          </draw:text-box>
        </draw:frame>
        <draw:polygon draw:style-name="gr3" draw:text-style-name="P4" draw:layer="layout" svg:width="2.401cm" svg:height="0.801cm" svg:x="0.999cm" svg:y="19.7cm" svg:viewBox="0 0 2402 802" draw:points="0,0 2402,0 2402,802 0,802">
          <text:p/>
        </draw:polygon>
        <draw:polygon draw:style-name="gr4" draw:text-style-name="P5" draw:layer="layout" svg:width="2.401cm" svg:height="0.801cm" svg:x="0.999cm" svg:y="19.7cm" svg:viewBox="0 0 2402 802" draw:points="0,0 2402,0 2402,802 0,802">
          <text:p/>
        </draw:polygon>
        <draw:frame draw:style-name="gr16" draw:text-style-name="P7" draw:layer="layout" svg:width="5.234cm" svg:height="0.48cm" svg:x="7.981cm" svg:y="18.83cm">
          <draw:text-box>
            <text:p text:style-name="P2"><text:span text:style-name="T3">5 - </text:span><text:span text:style-name="T3">Resid</text:span><text:span text:style-name="T3">ent </text:span><text:span text:style-name="T3">Attend</text:span><text:span text:style-name="T3">ing </text:span><text:span text:style-name="T3">Full </text:span><text:span text:style-name="T3">Time</text:span></text:p>
          </draw:text-box>
        </draw:frame>
        <draw:polygon draw:style-name="gr3" draw:text-style-name="P4" draw:layer="layout" svg:width="2.401cm" svg:height="0.801cm" svg:x="3.4cm" svg:y="19.7cm" svg:viewBox="0 0 2402 802" draw:points="0,0 2402,0 2402,802 0,802">
          <text:p/>
        </draw:polygon>
        <draw:polygon draw:style-name="gr4" draw:text-style-name="P5" draw:layer="layout" svg:width="2.401cm" svg:height="0.801cm" svg:x="3.4cm" svg:y="19.7cm" svg:viewBox="0 0 2402 802" draw:points="0,0 2402,0 2402,802 0,802">
          <text:p/>
        </draw:polygon>
        <draw:frame draw:style-name="gr35" draw:text-style-name="P7" draw:layer="layout" svg:width="6.25cm" svg:height="0.48cm" svg:x="13.627cm" svg:y="18.83cm">
          <draw:text-box>
            <text:p text:style-name="P2"><text:span text:style-name="T3">ESCR </text:span><text:span text:style-name="T3">- </text:span><text:span text:style-name="T3">ELEM</text:span><text:span text:style-name="T3">/JH - </text:span><text:span text:style-name="T3">Inactiv</text:span><text:span text:style-name="T3">e <text:s/>% </text:span><text:span text:style-name="T3">FS - </text:span><text:span text:style-name="T3">100</text:span></text:p>
          </draw:text-box>
        </draw:frame>
        <draw:polygon draw:style-name="gr3" draw:text-style-name="P4" draw:layer="layout" svg:width="2.401cm" svg:height="0.801cm" svg:x="5.799cm" svg:y="19.7cm" svg:viewBox="0 0 2402 802" draw:points="0,0 2402,0 2402,802 0,802">
          <text:p/>
        </draw:polygon>
        <draw:polygon draw:style-name="gr4" draw:text-style-name="P5" draw:layer="layout" svg:width="2.401cm" svg:height="0.801cm" svg:x="5.799cm" svg:y="19.7cm" svg:viewBox="0 0 2402 802" draw:points="0,0 2402,0 2402,802 0,802">
          <text:p/>
        </draw:polygon>
        <draw:frame draw:style-name="gr18" draw:text-style-name="P7" draw:layer="layout" svg:width="2.038cm" svg:height="0.48cm" svg:x="1.1cm" svg:y="19.83cm">
          <draw:text-box>
            <text:p text:style-name="P2"><text:span text:style-name="T4">Scho</text:span><text:span text:style-name="T4">ol </text:span><text:span text:style-name="T4">Year</text:span></text:p>
          </draw:text-box>
        </draw:frame>
        <draw:polygon draw:style-name="gr3" draw:text-style-name="P4" draw:layer="layout" svg:width="2.4cm" svg:height="0.801cm" svg:x="8.199cm" svg:y="19.7cm" svg:viewBox="0 0 2401 802" draw:points="0,0 2401,0 2401,802 0,802">
          <text:p/>
        </draw:polygon>
        <draw:polygon draw:style-name="gr4" draw:text-style-name="P5" draw:layer="layout" svg:width="2.4cm" svg:height="0.801cm" svg:x="8.199cm" svg:y="19.7cm" svg:viewBox="0 0 2401 802" draw:points="0,0 2401,0 2401,802 0,802">
          <text:p/>
        </draw:polygon>
        <draw:frame draw:style-name="gr19" draw:text-style-name="P7" draw:layer="layout" svg:width="1.447cm" svg:height="0.48cm" svg:x="3.5cm" svg:y="19.83cm">
          <draw:text-box>
            <text:p text:style-name="P2"><text:span text:style-name="T4">Excu</text:span><text:span text:style-name="T4">sed</text:span></text:p>
          </draw:text-box>
        </draw:frame>
        <draw:polygon draw:style-name="gr3" draw:text-style-name="P4" draw:layer="layout" svg:width="2.401cm" svg:height="0.801cm" svg:x="10.599cm" svg:y="19.7cm" svg:viewBox="0 0 2402 802" draw:points="0,0 2402,0 2402,802 0,802">
          <text:p/>
        </draw:polygon>
        <draw:polygon draw:style-name="gr4" draw:text-style-name="P5" draw:layer="layout" svg:width="2.401cm" svg:height="0.801cm" svg:x="10.599cm" svg:y="19.7cm" svg:viewBox="0 0 2402 802" draw:points="0,0 2402,0 2402,802 0,802">
          <text:p/>
        </draw:polygon>
        <draw:frame draw:style-name="gr11" draw:text-style-name="P7" draw:layer="layout" svg:width="1.927cm" svg:height="0.48cm" svg:x="5.9cm" svg:y="19.83cm">
          <draw:text-box>
            <text:p text:style-name="P2"><text:span text:style-name="T4">Unex</text:span><text:span text:style-name="T4">cused</text:span></text:p>
          </draw:text-box>
        </draw:frame>
        <draw:polygon draw:style-name="gr3" draw:text-style-name="P4" draw:layer="layout" svg:width="2.401cm" svg:height="0.801cm" svg:x="13cm" svg:y="19.7cm" svg:viewBox="0 0 2402 802" draw:points="0,0 2402,0 2402,802 0,802">
          <text:p/>
        </draw:polygon>
        <draw:polygon draw:style-name="gr4" draw:text-style-name="P5" draw:layer="layout" svg:width="2.401cm" svg:height="0.801cm" svg:x="13cm" svg:y="19.7cm" svg:viewBox="0 0 2402 802" draw:points="0,0 2402,0 2402,802 0,802">
          <text:p/>
        </draw:polygon>
        <draw:frame draw:style-name="gr20" draw:text-style-name="P7" draw:layer="layout" svg:width="2.138cm" svg:height="0.48cm" svg:x="8.3cm" svg:y="19.83cm">
          <draw:text-box>
            <text:p text:style-name="P2"><text:span text:style-name="T4">Medic</text:span><text:span text:style-name="T4">al </text:span><text:span text:style-name="T4">Exc.</text:span></text:p>
          </draw:text-box>
        </draw:frame>
        <draw:polygon draw:style-name="gr3" draw:text-style-name="P4" draw:layer="layout" svg:width="2.401cm" svg:height="0.801cm" svg:x="15.399cm" svg:y="19.7cm" svg:viewBox="0 0 2402 802" draw:points="0,0 2402,0 2402,802 0,802">
          <text:p/>
        </draw:polygon>
        <draw:polygon draw:style-name="gr4" draw:text-style-name="P5" draw:layer="layout" svg:width="2.401cm" svg:height="0.801cm" svg:x="15.399cm" svg:y="19.7cm" svg:viewBox="0 0 2402 802" draw:points="0,0 2402,0 2402,802 0,802">
          <text:p/>
        </draw:polygon>
        <draw:frame draw:style-name="gr21" draw:text-style-name="P7" draw:layer="layout" svg:width="1.993cm" svg:height="0.48cm" svg:x="10.7cm" svg:y="19.83cm">
          <draw:text-box>
            <text:p text:style-name="P2"><text:span text:style-name="T4">Susp</text:span><text:span text:style-name="T4">ensio</text:span><text:span text:style-name="T4">n</text:span></text:p>
          </draw:text-box>
        </draw:frame>
        <draw:polygon draw:style-name="gr3" draw:text-style-name="P4" draw:layer="layout" svg:width="2.401cm" svg:height="0.801cm" svg:x="17.8cm" svg:y="19.7cm" svg:viewBox="0 0 2402 802" draw:points="0,0 2402,0 2402,802 0,802">
          <text:p/>
        </draw:polygon>
        <draw:polygon draw:style-name="gr4" draw:text-style-name="P5" draw:layer="layout" svg:width="2.401cm" svg:height="0.801cm" svg:x="17.8cm" svg:y="19.7cm" svg:viewBox="0 0 2402 802" draw:points="0,0 2402,0 2402,802 0,802">
          <text:p/>
        </draw:polygon>
        <draw:frame draw:style-name="gr22" draw:text-style-name="P7" draw:layer="layout" svg:width="2.034cm" svg:height="0.48cm" svg:x="13.1cm" svg:y="19.83cm">
          <draw:text-box>
            <text:p text:style-name="P2"><text:span text:style-name="T4">Total </text:span><text:span text:style-name="T4">Hours</text:span></text:p>
          </draw:text-box>
        </draw:frame>
        <draw:polygon draw:style-name="gr4" draw:text-style-name="P5" draw:layer="layout" svg:width="2.401cm" svg:height="0.801cm" svg:x="0.999cm" svg:y="20.5cm" svg:viewBox="0 0 2402 802" draw:points="0,0 2402,0 2402,802 0,802">
          <text:p/>
        </draw:polygon>
        <draw:frame draw:style-name="gr23" draw:text-style-name="P7" draw:layer="layout" svg:width="1.766cm" svg:height="0.48cm" svg:x="15.5cm" svg:y="19.83cm">
          <draw:text-box>
            <text:p text:style-name="P2"><text:span text:style-name="T4">Atten</text:span><text:span text:style-name="T4">ding</text:span></text:p>
          </draw:text-box>
        </draw:frame>
        <draw:polygon draw:style-name="gr4" draw:text-style-name="P5" draw:layer="layout" svg:width="2.401cm" svg:height="0.801cm" svg:x="3.4cm" svg:y="20.5cm" svg:viewBox="0 0 2402 802" draw:points="0,0 2402,0 2402,802 0,802">
          <text:p/>
        </draw:polygon>
        <draw:frame draw:style-name="gr24" draw:text-style-name="P7" draw:layer="layout" svg:width="1.724cm" svg:height="0.48cm" svg:x="17.9cm" svg:y="19.83cm">
          <draw:text-box>
            <text:p text:style-name="P2"><text:span text:style-name="T4">Total </text:span><text:span text:style-name="T4">Abs.</text:span></text:p>
          </draw:text-box>
        </draw:frame>
        <draw:polygon draw:style-name="gr4" draw:text-style-name="P5" draw:layer="layout" svg:width="2.401cm" svg:height="0.801cm" svg:x="5.799cm" svg:y="20.5cm" svg:viewBox="0 0 2402 802" draw:points="0,0 2402,0 2402,802 0,802">
          <text:p/>
        </draw:polygon>
        <draw:frame draw:style-name="gr6" draw:text-style-name="P7" draw:layer="layout" svg:width="1.723cm" svg:height="0.48cm" svg:x="1.1cm" svg:y="20.63cm">
          <draw:text-box>
            <text:p text:style-name="P2"><text:span text:style-name="T3">2024-</text:span><text:span text:style-name="T3">2025</text:span></text:p>
          </draw:text-box>
        </draw:frame>
        <draw:polygon draw:style-name="gr4" draw:text-style-name="P5" draw:layer="layout" svg:width="2.4cm" svg:height="0.801cm" svg:x="8.199cm" svg:y="20.5cm" svg:viewBox="0 0 2401 802" draw:points="0,0 2401,0 2401,802 0,802">
          <text:p/>
        </draw:polygon>
        <draw:frame draw:style-name="gr25" draw:text-style-name="P7" draw:layer="layout" svg:width="0.9cm" svg:height="0.48cm" svg:x="3.5cm" svg:y="20.63cm">
          <draw:text-box>
            <text:p text:style-name="P2"><text:span text:style-name="T3">85.75</text:span></text:p>
          </draw:text-box>
        </draw:frame>
        <draw:polygon draw:style-name="gr4" draw:text-style-name="P5" draw:layer="layout" svg:width="2.401cm" svg:height="0.801cm" svg:x="10.599cm" svg:y="20.5cm" svg:viewBox="0 0 2402 802" draw:points="0,0 2402,0 2402,802 0,802">
          <text:p/>
        </draw:polygon>
        <draw:frame draw:style-name="gr26" draw:text-style-name="P7" draw:layer="layout" svg:width="0.699cm" svg:height="0.48cm" svg:x="5.9cm" svg:y="20.6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1cm" svg:x="13cm" svg:y="20.5cm" svg:viewBox="0 0 2402 802" draw:points="0,0 2402,0 2402,802 0,802">
          <text:p/>
        </draw:polygon>
        <draw:frame draw:style-name="gr26" draw:text-style-name="P7" draw:layer="layout" svg:width="0.699cm" svg:height="0.48cm" svg:x="8.3cm" svg:y="20.6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1cm" svg:x="15.399cm" svg:y="20.5cm" svg:viewBox="0 0 2402 802" draw:points="0,0 2402,0 2402,802 0,802">
          <text:p/>
        </draw:polygon>
        <draw:frame draw:style-name="gr26" draw:text-style-name="P7" draw:layer="layout" svg:width="0.699cm" svg:height="0.48cm" svg:x="10.7cm" svg:y="20.6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1cm" svg:x="17.8cm" svg:y="20.5cm" svg:viewBox="0 0 2402 802" draw:points="0,0 2402,0 2402,802 0,802">
          <text:p/>
        </draw:polygon>
        <draw:frame draw:style-name="gr27" draw:text-style-name="P7" draw:layer="layout" svg:width="1.101cm" svg:height="0.48cm" svg:x="13.1cm" svg:y="20.63cm">
          <draw:text-box>
            <text:p text:style-name="P2"><text:span text:style-name="T3">634.0</text:span><text:span text:style-name="T3">0</text:span></text:p>
          </draw:text-box>
        </draw:frame>
        <draw:frame draw:style-name="gr27" draw:text-style-name="P7" draw:layer="layout" svg:width="1.101cm" svg:height="0.48cm" svg:x="15.5cm" svg:y="20.63cm">
          <draw:text-box>
            <text:p text:style-name="P2"><text:span text:style-name="T3">548.2</text:span><text:span text:style-name="T3">5</text:span></text:p>
          </draw:text-box>
        </draw:frame>
        <draw:frame draw:style-name="gr25" draw:text-style-name="P7" draw:layer="layout" svg:width="0.9cm" svg:height="0.48cm" svg:x="17.9cm" svg:y="20.63cm">
          <draw:text-box>
            <text:p text:style-name="P2"><text:span text:style-name="T3">85.75</text:span></text:p>
          </draw:text-box>
        </draw:frame>
        <draw:polygon draw:style-name="gr3" draw:text-style-name="P4" draw:layer="layout" svg:width="10cm" svg:height="0.801cm" svg:x="1cm" svg:y="7.8cm" svg:viewBox="0 0 10001 802" draw:points="0,0 10001,0 10001,802 0,802">
          <text:p/>
        </draw:polygon>
        <draw:polygon draw:style-name="gr4" draw:text-style-name="P5" draw:layer="layout" svg:width="10cm" svg:height="0.801cm" svg:x="1cm" svg:y="7.8cm" svg:viewBox="0 0 10001 802" draw:points="0,0 10001,0 10001,802 0,802">
          <text:p/>
        </draw:polygon>
        <draw:polygon draw:style-name="gr3" draw:text-style-name="P4" draw:layer="layout" svg:width="2.2cm" svg:height="0.801cm" svg:x="11cm" svg:y="7.8cm" svg:viewBox="0 0 2201 802" draw:points="0,0 2201,0 2201,802 0,802">
          <text:p/>
        </draw:polygon>
        <draw:polygon draw:style-name="gr4" draw:text-style-name="P5" draw:layer="layout" svg:width="2.2cm" svg:height="0.801cm" svg:x="11cm" svg:y="7.8cm" svg:viewBox="0 0 2201 802" draw:points="0,0 2201,0 2201,802 0,802">
          <text:p/>
        </draw:polygon>
        <draw:polygon draw:style-name="gr3" draw:text-style-name="P4" draw:layer="layout" svg:width="2.202cm" svg:height="0.801cm" svg:x="13.2cm" svg:y="7.8cm" svg:viewBox="0 0 2203 802" draw:points="0,0 2203,0 2203,802 0,802">
          <text:p/>
        </draw:polygon>
        <draw:polygon draw:style-name="gr4" draw:text-style-name="P5" draw:layer="layout" svg:width="2.202cm" svg:height="0.801cm" svg:x="13.2cm" svg:y="7.8cm" svg:viewBox="0 0 2203 802" draw:points="0,0 2203,0 2203,802 0,802">
          <text:p/>
        </draw:polygon>
        <draw:frame draw:style-name="gr36" draw:text-style-name="P7" draw:layer="layout" svg:width="4.407cm" svg:height="0.48cm" svg:x="1.101cm" svg:y="7.93cm">
          <draw:text-box>
            <text:p text:style-name="P2"><text:span text:style-name="T4">Christ</text:span><text:span text:style-name="T4">opher </text:span><text:span text:style-name="T4">Lee <text:s/></text:span><text:span text:style-name="T4">#1229</text:span><text:span text:style-name="T4">65</text:span></text:p>
          </draw:text-box>
        </draw:frame>
        <draw:polygon draw:style-name="gr3" draw:text-style-name="P4" draw:layer="layout" svg:width="2.202cm" svg:height="0.801cm" svg:x="15.4cm" svg:y="7.8cm" svg:viewBox="0 0 2203 802" draw:points="0,0 2203,0 2203,802 0,802">
          <text:p/>
        </draw:polygon>
        <draw:polygon draw:style-name="gr4" draw:text-style-name="P5" draw:layer="layout" svg:width="2.202cm" svg:height="0.801cm" svg:x="15.4cm" svg:y="7.8cm" svg:viewBox="0 0 2203 802" draw:points="0,0 2203,0 2203,802 0,802">
          <text:p/>
        </draw:polygon>
        <draw:frame draw:style-name="gr8" draw:text-style-name="P7" draw:layer="layout" svg:width="0.88cm" svg:height="0.48cm" svg:x="11.68cm" svg:y="7.93cm">
          <draw:text-box>
            <text:p text:style-name="P2"><text:span text:style-name="T4">Daily</text:span></text:p>
          </draw:text-box>
        </draw:frame>
        <draw:polygon draw:style-name="gr3" draw:text-style-name="P4" draw:layer="layout" svg:width="2.2cm" svg:height="0.801cm" svg:x="17.601cm" svg:y="7.8cm" svg:viewBox="0 0 2201 802" draw:points="0,0 2201,0 2201,802 0,802">
          <text:p/>
        </draw:polygon>
        <draw:polygon draw:style-name="gr4" draw:text-style-name="P5" draw:layer="layout" svg:width="2.2cm" svg:height="0.801cm" svg:x="17.601cm" svg:y="7.8cm" svg:viewBox="0 0 2201 802" draw:points="0,0 2201,0 2201,802 0,802">
          <text:p/>
        </draw:polygon>
        <draw:frame draw:style-name="gr9" draw:text-style-name="P7" draw:layer="layout" svg:width="2.139cm" svg:height="0.48cm" svg:x="13.252cm" svg:y="7.93cm">
          <draw:text-box>
            <text:p text:style-name="P2"><text:span text:style-name="T4">Cons</text:span><text:span text:style-name="T4">ecutiv</text:span><text:span text:style-name="T4">e</text:span></text:p>
          </draw:text-box>
        </draw:frame>
        <draw:polygon draw:style-name="gr3" draw:text-style-name="P4" draw:layer="layout" svg:width="6.301cm" svg:height="0.802cm" svg:x="1cm" svg:y="8.599cm" svg:viewBox="0 0 6302 803" draw:points="0,0 6302,0 6302,803 0,803">
          <text:p/>
        </draw:polygon>
        <draw:polygon draw:style-name="gr4" draw:text-style-name="P5" draw:layer="layout" svg:width="6.301cm" svg:height="0.802cm" svg:x="1cm" svg:y="8.599cm" svg:viewBox="0 0 6302 803" draw:points="0,0 6302,0 6302,803 0,803">
          <text:p/>
        </draw:polygon>
        <draw:frame draw:style-name="gr10" draw:text-style-name="P7" draw:layer="layout" svg:width="1.468cm" svg:height="0.48cm" svg:x="15.825cm" svg:y="7.93cm">
          <draw:text-box>
            <text:p text:style-name="P2"><text:span text:style-name="T4">Mont</text:span><text:span text:style-name="T4">hly</text:span></text:p>
          </draw:text-box>
        </draw:frame>
        <draw:polygon draw:style-name="gr3" draw:text-style-name="P4" draw:layer="layout" svg:width="6.402cm" svg:height="0.802cm" svg:x="7.3cm" svg:y="8.599cm" svg:viewBox="0 0 6403 803" draw:points="0,0 6403,0 6403,803 0,803">
          <text:p/>
        </draw:polygon>
        <draw:polygon draw:style-name="gr4" draw:text-style-name="P5" draw:layer="layout" svg:width="6.402cm" svg:height="0.802cm" svg:x="7.3cm" svg:y="8.599cm" svg:viewBox="0 0 6403 803" draw:points="0,0 6403,0 6403,803 0,803">
          <text:p/>
        </draw:polygon>
        <draw:frame draw:style-name="gr11" draw:text-style-name="P7" draw:layer="layout" svg:width="1.927cm" svg:height="0.48cm" svg:x="17.75cm" svg:y="7.93cm">
          <draw:text-box>
            <text:p text:style-name="P2"><text:span text:style-name="T4">Thres</text:span><text:span text:style-name="T4">holds</text:span></text:p>
          </draw:text-box>
        </draw:frame>
        <draw:polygon draw:style-name="gr3" draw:text-style-name="P4" draw:layer="layout" svg:width="6.301cm" svg:height="0.802cm" svg:x="13.7cm" svg:y="8.599cm" svg:viewBox="0 0 6302 803" draw:points="0,0 6302,0 6302,803 0,803">
          <text:p/>
        </draw:polygon>
        <draw:polygon draw:style-name="gr4" draw:text-style-name="P5" draw:layer="layout" svg:width="6.301cm" svg:height="0.802cm" svg:x="13.7cm" svg:y="8.599cm" svg:viewBox="0 0 6302 803" draw:points="0,0 6302,0 6302,803 0,803">
          <text:p/>
        </draw:polygon>
        <draw:frame draw:style-name="gr12" draw:text-style-name="P7" draw:layer="layout" svg:width="1.027cm" svg:height="0.48cm" svg:x="1.101cm" svg:y="8.73cm">
          <draw:text-box>
            <text:p text:style-name="P2"><text:span text:style-name="T3">Age: 7</text:span></text:p>
          </draw:text-box>
        </draw:frame>
        <draw:polygon draw:style-name="gr3" draw:text-style-name="P4" draw:layer="layout" svg:width="6.301cm" svg:height="0.801cm" svg:x="1cm" svg:y="9.4cm" svg:viewBox="0 0 6302 802" draw:points="0,0 6302,0 6302,802 0,802">
          <text:p/>
        </draw:polygon>
        <draw:polygon draw:style-name="gr4" draw:text-style-name="P5" draw:layer="layout" svg:width="6.301cm" svg:height="0.801cm" svg:x="1cm" svg:y="9.4cm" svg:viewBox="0 0 6302 802" draw:points="0,0 6302,0 6302,802 0,802">
          <text:p/>
        </draw:polygon>
        <draw:frame draw:style-name="gr13" draw:text-style-name="P7" draw:layer="layout" svg:width="3.863cm" svg:height="0.48cm" svg:x="8.629cm" svg:y="8.73cm">
          <draw:text-box>
            <text:p text:style-name="P2"><text:span text:style-name="T3">Calen</text:span><text:span text:style-name="T3">dar: </text:span><text:span text:style-name="T3">Eleme</text:span><text:span text:style-name="T3">ntary </text:span><text:span text:style-name="T3">A</text:span></text:p>
          </draw:text-box>
        </draw:frame>
        <draw:polygon draw:style-name="gr3" draw:text-style-name="P4" draw:layer="layout" svg:width="6.402cm" svg:height="0.801cm" svg:x="7.3cm" svg:y="9.4cm" svg:viewBox="0 0 6403 802" draw:points="0,0 6403,0 6403,802 0,802">
          <text:p/>
        </draw:polygon>
        <draw:polygon draw:style-name="gr4" draw:text-style-name="P5" draw:layer="layout" svg:width="6.402cm" svg:height="0.801cm" svg:x="7.3cm" svg:y="9.4cm" svg:viewBox="0 0 6403 802" draw:points="0,0 6403,0 6403,802 0,802">
          <text:p/>
        </draw:polygon>
        <draw:frame draw:style-name="gr14" draw:text-style-name="P7" draw:layer="layout" svg:width="1.602cm" svg:height="0.48cm" svg:x="18.332cm" svg:y="8.73cm">
          <draw:text-box>
            <text:p text:style-name="P2"><text:span text:style-name="T3">Grade</text:span><text:span text:style-name="T3">: 01</text:span></text:p>
          </draw:text-box>
        </draw:frame>
        <draw:polygon draw:style-name="gr3" draw:text-style-name="P4" draw:layer="layout" svg:width="6.301cm" svg:height="0.801cm" svg:x="13.7cm" svg:y="9.4cm" svg:viewBox="0 0 6302 802" draw:points="0,0 6302,0 6302,802 0,802">
          <text:p/>
        </draw:polygon>
        <draw:polygon draw:style-name="gr4" draw:text-style-name="P5" draw:layer="layout" svg:width="6.301cm" svg:height="0.801cm" svg:x="13.7cm" svg:y="9.4cm" svg:viewBox="0 0 6302 802" draw:points="0,0 6302,0 6302,802 0,802">
          <text:p/>
        </draw:polygon>
        <draw:frame draw:style-name="gr37" draw:text-style-name="P7" draw:layer="layout" svg:width="4.766cm" svg:height="0.48cm" svg:x="1.101cm" svg:y="9.53cm">
          <draw:text-box>
            <text:p text:style-name="P2"><text:span text:style-name="T3">HR </text:span><text:span text:style-name="T3">Teach</text:span><text:span text:style-name="T3">er: </text:span><text:span text:style-name="T3">CLAR</text:span><text:span text:style-name="T3">K, </text:span><text:span text:style-name="T3">MRS. </text:span><text:span text:style-name="T3">S.</text:span></text:p>
          </draw:text-box>
        </draw:frame>
        <draw:polygon draw:style-name="gr3" draw:text-style-name="P4" draw:layer="layout" svg:width="2.401cm" svg:height="0.801cm" svg:x="1cm" svg:y="10.4cm" svg:viewBox="0 0 2402 802" draw:points="0,0 2402,0 2402,802 0,802">
          <text:p/>
        </draw:polygon>
        <draw:polygon draw:style-name="gr4" draw:text-style-name="P5" draw:layer="layout" svg:width="2.401cm" svg:height="0.801cm" svg:x="1cm" svg:y="10.4cm" svg:viewBox="0 0 2402 802" draw:points="0,0 2402,0 2402,802 0,802">
          <text:p/>
        </draw:polygon>
        <draw:frame draw:style-name="gr16" draw:text-style-name="P7" draw:layer="layout" svg:width="5.234cm" svg:height="0.48cm" svg:x="7.982cm" svg:y="9.53cm">
          <draw:text-box>
            <text:p text:style-name="P2"><text:span text:style-name="T3">5 - </text:span><text:span text:style-name="T3">Resid</text:span><text:span text:style-name="T3">ent </text:span><text:span text:style-name="T3">Attend</text:span><text:span text:style-name="T3">ing </text:span><text:span text:style-name="T3">Full </text:span><text:span text:style-name="T3">Time</text:span></text:p>
          </draw:text-box>
        </draw:frame>
        <draw:polygon draw:style-name="gr3" draw:text-style-name="P4" draw:layer="layout" svg:width="2.401cm" svg:height="0.801cm" svg:x="3.401cm" svg:y="10.4cm" svg:viewBox="0 0 2402 802" draw:points="0,0 2402,0 2402,802 0,802">
          <text:p/>
        </draw:polygon>
        <draw:polygon draw:style-name="gr4" draw:text-style-name="P5" draw:layer="layout" svg:width="2.401cm" svg:height="0.801cm" svg:x="3.401cm" svg:y="10.4cm" svg:viewBox="0 0 2402 802" draw:points="0,0 2402,0 2402,802 0,802">
          <text:p/>
        </draw:polygon>
        <draw:frame draw:style-name="gr17" draw:text-style-name="P7" draw:layer="layout" svg:width="5.313cm" svg:height="0.48cm" svg:x="14.569cm" svg:y="9.53cm">
          <draw:text-box>
            <text:p text:style-name="P2"><text:span text:style-name="T3">ACTI</text:span><text:span text:style-name="T3">VE </text:span><text:span text:style-name="T3">RES - </text:span><text:span text:style-name="T3">Active </text:span><text:span text:style-name="T3"><text:s/>% FS </text:span><text:span text:style-name="T3">- 100</text:span></text:p>
          </draw:text-box>
        </draw:frame>
        <draw:polygon draw:style-name="gr3" draw:text-style-name="P4" draw:layer="layout" svg:width="2.401cm" svg:height="0.801cm" svg:x="5.8cm" svg:y="10.4cm" svg:viewBox="0 0 2402 802" draw:points="0,0 2402,0 2402,802 0,802">
          <text:p/>
        </draw:polygon>
        <draw:polygon draw:style-name="gr4" draw:text-style-name="P5" draw:layer="layout" svg:width="2.401cm" svg:height="0.801cm" svg:x="5.8cm" svg:y="10.4cm" svg:viewBox="0 0 2402 802" draw:points="0,0 2402,0 2402,802 0,802">
          <text:p/>
        </draw:polygon>
        <draw:frame draw:style-name="gr18" draw:text-style-name="P7" draw:layer="layout" svg:width="2.038cm" svg:height="0.48cm" svg:x="1.101cm" svg:y="10.53cm">
          <draw:text-box>
            <text:p text:style-name="P2"><text:span text:style-name="T4">Scho</text:span><text:span text:style-name="T4">ol </text:span><text:span text:style-name="T4">Year</text:span></text:p>
          </draw:text-box>
        </draw:frame>
        <draw:polygon draw:style-name="gr3" draw:text-style-name="P4" draw:layer="layout" svg:width="2.4cm" svg:height="0.801cm" svg:x="8.2cm" svg:y="10.4cm" svg:viewBox="0 0 2401 802" draw:points="0,0 2401,0 2401,802 0,802">
          <text:p/>
        </draw:polygon>
        <draw:polygon draw:style-name="gr4" draw:text-style-name="P5" draw:layer="layout" svg:width="2.4cm" svg:height="0.801cm" svg:x="8.2cm" svg:y="10.4cm" svg:viewBox="0 0 2401 802" draw:points="0,0 2401,0 2401,802 0,802">
          <text:p/>
        </draw:polygon>
        <draw:frame draw:style-name="gr19" draw:text-style-name="P7" draw:layer="layout" svg:width="1.447cm" svg:height="0.48cm" svg:x="3.501cm" svg:y="10.53cm">
          <draw:text-box>
            <text:p text:style-name="P2"><text:span text:style-name="T4">Excu</text:span><text:span text:style-name="T4">sed</text:span></text:p>
          </draw:text-box>
        </draw:frame>
        <draw:polygon draw:style-name="gr3" draw:text-style-name="P4" draw:layer="layout" svg:width="2.401cm" svg:height="0.801cm" svg:x="10.6cm" svg:y="10.4cm" svg:viewBox="0 0 2402 802" draw:points="0,0 2402,0 2402,802 0,802">
          <text:p/>
        </draw:polygon>
        <draw:polygon draw:style-name="gr4" draw:text-style-name="P5" draw:layer="layout" svg:width="2.401cm" svg:height="0.801cm" svg:x="10.6cm" svg:y="10.4cm" svg:viewBox="0 0 2402 802" draw:points="0,0 2402,0 2402,802 0,802">
          <text:p/>
        </draw:polygon>
        <draw:frame draw:style-name="gr11" draw:text-style-name="P7" draw:layer="layout" svg:width="1.927cm" svg:height="0.48cm" svg:x="5.901cm" svg:y="10.53cm">
          <draw:text-box>
            <text:p text:style-name="P2"><text:span text:style-name="T4">Unex</text:span><text:span text:style-name="T4">cused</text:span></text:p>
          </draw:text-box>
        </draw:frame>
        <draw:polygon draw:style-name="gr3" draw:text-style-name="P4" draw:layer="layout" svg:width="2.401cm" svg:height="0.801cm" svg:x="13.001cm" svg:y="10.4cm" svg:viewBox="0 0 2402 802" draw:points="0,0 2402,0 2402,802 0,802">
          <text:p/>
        </draw:polygon>
        <draw:polygon draw:style-name="gr4" draw:text-style-name="P5" draw:layer="layout" svg:width="2.401cm" svg:height="0.801cm" svg:x="13.001cm" svg:y="10.4cm" svg:viewBox="0 0 2402 802" draw:points="0,0 2402,0 2402,802 0,802">
          <text:p/>
        </draw:polygon>
        <draw:frame draw:style-name="gr20" draw:text-style-name="P7" draw:layer="layout" svg:width="2.138cm" svg:height="0.48cm" svg:x="8.301cm" svg:y="10.53cm">
          <draw:text-box>
            <text:p text:style-name="P2"><text:span text:style-name="T4">Medic</text:span><text:span text:style-name="T4">al </text:span><text:span text:style-name="T4">Exc.</text:span></text:p>
          </draw:text-box>
        </draw:frame>
        <draw:polygon draw:style-name="gr3" draw:text-style-name="P4" draw:layer="layout" svg:width="2.401cm" svg:height="0.801cm" svg:x="15.4cm" svg:y="10.4cm" svg:viewBox="0 0 2402 802" draw:points="0,0 2402,0 2402,802 0,802">
          <text:p/>
        </draw:polygon>
        <draw:polygon draw:style-name="gr4" draw:text-style-name="P5" draw:layer="layout" svg:width="2.401cm" svg:height="0.801cm" svg:x="15.4cm" svg:y="10.4cm" svg:viewBox="0 0 2402 802" draw:points="0,0 2402,0 2402,802 0,802">
          <text:p/>
        </draw:polygon>
        <draw:frame draw:style-name="gr21" draw:text-style-name="P7" draw:layer="layout" svg:width="1.993cm" svg:height="0.48cm" svg:x="10.701cm" svg:y="10.53cm">
          <draw:text-box>
            <text:p text:style-name="P2"><text:span text:style-name="T4">Susp</text:span><text:span text:style-name="T4">ensio</text:span><text:span text:style-name="T4">n</text:span></text:p>
          </draw:text-box>
        </draw:frame>
        <draw:polygon draw:style-name="gr3" draw:text-style-name="P4" draw:layer="layout" svg:width="2.401cm" svg:height="0.801cm" svg:x="17.801cm" svg:y="10.4cm" svg:viewBox="0 0 2402 802" draw:points="0,0 2402,0 2402,802 0,802">
          <text:p/>
        </draw:polygon>
        <draw:polygon draw:style-name="gr4" draw:text-style-name="P5" draw:layer="layout" svg:width="2.401cm" svg:height="0.801cm" svg:x="17.801cm" svg:y="10.4cm" svg:viewBox="0 0 2402 802" draw:points="0,0 2402,0 2402,802 0,802">
          <text:p/>
        </draw:polygon>
        <draw:frame draw:style-name="gr22" draw:text-style-name="P7" draw:layer="layout" svg:width="2.034cm" svg:height="0.48cm" svg:x="13.101cm" svg:y="10.53cm">
          <draw:text-box>
            <text:p text:style-name="P2"><text:span text:style-name="T4">Total </text:span><text:span text:style-name="T4">Hours</text:span></text:p>
          </draw:text-box>
        </draw:frame>
        <draw:polygon draw:style-name="gr4" draw:text-style-name="P5" draw:layer="layout" svg:width="2.401cm" svg:height="0.802cm" svg:x="1cm" svg:y="11.199cm" svg:viewBox="0 0 2402 803" draw:points="0,0 2402,0 2402,803 0,803">
          <text:p/>
        </draw:polygon>
        <draw:frame draw:style-name="gr23" draw:text-style-name="P7" draw:layer="layout" svg:width="1.766cm" svg:height="0.48cm" svg:x="15.501cm" svg:y="10.53cm">
          <draw:text-box>
            <text:p text:style-name="P2"><text:span text:style-name="T4">Atten</text:span><text:span text:style-name="T4">ding</text:span></text:p>
          </draw:text-box>
        </draw:frame>
        <draw:polygon draw:style-name="gr4" draw:text-style-name="P5" draw:layer="layout" svg:width="2.401cm" svg:height="0.802cm" svg:x="3.401cm" svg:y="11.199cm" svg:viewBox="0 0 2402 803" draw:points="0,0 2402,0 2402,803 0,803">
          <text:p/>
        </draw:polygon>
        <draw:frame draw:style-name="gr24" draw:text-style-name="P7" draw:layer="layout" svg:width="1.724cm" svg:height="0.48cm" svg:x="17.901cm" svg:y="10.53cm">
          <draw:text-box>
            <text:p text:style-name="P2"><text:span text:style-name="T4">Total </text:span><text:span text:style-name="T4">Abs.</text:span></text:p>
          </draw:text-box>
        </draw:frame>
        <draw:polygon draw:style-name="gr4" draw:text-style-name="P5" draw:layer="layout" svg:width="2.401cm" svg:height="0.802cm" svg:x="5.8cm" svg:y="11.199cm" svg:viewBox="0 0 2402 803" draw:points="0,0 2402,0 2402,803 0,803">
          <text:p/>
        </draw:polygon>
        <draw:frame draw:style-name="gr6" draw:text-style-name="P7" draw:layer="layout" svg:width="1.723cm" svg:height="0.48cm" svg:x="1.101cm" svg:y="11.33cm">
          <draw:text-box>
            <text:p text:style-name="P2"><text:span text:style-name="T3">2024-</text:span><text:span text:style-name="T3">2025</text:span></text:p>
          </draw:text-box>
        </draw:frame>
        <draw:polygon draw:style-name="gr4" draw:text-style-name="P5" draw:layer="layout" svg:width="2.4cm" svg:height="0.802cm" svg:x="8.2cm" svg:y="11.199cm" svg:viewBox="0 0 2401 803" draw:points="0,0 2401,0 2401,803 0,803">
          <text:p/>
        </draw:polygon>
        <draw:frame draw:style-name="gr25" draw:text-style-name="P7" draw:layer="layout" svg:width="0.9cm" svg:height="0.48cm" svg:x="3.501cm" svg:y="11.33cm">
          <draw:text-box>
            <text:p text:style-name="P2"><text:span text:style-name="T3">25.00</text:span></text:p>
          </draw:text-box>
        </draw:frame>
        <draw:polygon draw:style-name="gr4" draw:text-style-name="P5" draw:layer="layout" svg:width="2.401cm" svg:height="0.802cm" svg:x="10.6cm" svg:y="11.199cm" svg:viewBox="0 0 2402 803" draw:points="0,0 2402,0 2402,803 0,803">
          <text:p/>
        </draw:polygon>
        <draw:frame draw:style-name="gr25" draw:text-style-name="P7" draw:layer="layout" svg:width="0.9cm" svg:height="0.48cm" svg:x="5.901cm" svg:y="11.33cm">
          <draw:text-box>
            <text:p text:style-name="P2"><text:span text:style-name="T3">15.00</text:span></text:p>
          </draw:text-box>
        </draw:frame>
        <draw:polygon draw:style-name="gr4" draw:text-style-name="P5" draw:layer="layout" svg:width="2.401cm" svg:height="0.802cm" svg:x="13.001cm" svg:y="11.199cm" svg:viewBox="0 0 2402 803" draw:points="0,0 2402,0 2402,803 0,803">
          <text:p/>
        </draw:polygon>
        <draw:frame draw:style-name="gr26" draw:text-style-name="P7" draw:layer="layout" svg:width="0.699cm" svg:height="0.48cm" svg:x="8.301cm" svg:y="11.33cm">
          <draw:text-box>
            <text:p text:style-name="P2"><text:span text:style-name="T3">8.00</text:span></text:p>
          </draw:text-box>
        </draw:frame>
        <draw:polygon draw:style-name="gr4" draw:text-style-name="P5" draw:layer="layout" svg:width="2.401cm" svg:height="0.802cm" svg:x="15.4cm" svg:y="11.199cm" svg:viewBox="0 0 2402 803" draw:points="0,0 2402,0 2402,803 0,803">
          <text:p/>
        </draw:polygon>
        <draw:frame draw:style-name="gr26" draw:text-style-name="P7" draw:layer="layout" svg:width="0.699cm" svg:height="0.48cm" svg:x="10.701cm" svg:y="11.3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2cm" svg:x="17.801cm" svg:y="11.199cm" svg:viewBox="0 0 2402 803" draw:points="0,0 2402,0 2402,803 0,803">
          <text:p/>
        </draw:polygon>
        <draw:frame draw:style-name="gr27" draw:text-style-name="P7" draw:layer="layout" svg:width="1.101cm" svg:height="0.48cm" svg:x="13.101cm" svg:y="11.33cm">
          <draw:text-box>
            <text:p text:style-name="P2"><text:span text:style-name="T3">610.0</text:span><text:span text:style-name="T3">0</text:span></text:p>
          </draw:text-box>
        </draw:frame>
        <draw:frame draw:style-name="gr27" draw:text-style-name="P7" draw:layer="layout" svg:width="1.101cm" svg:height="0.48cm" svg:x="15.501cm" svg:y="11.33cm">
          <draw:text-box>
            <text:p text:style-name="P2"><text:span text:style-name="T3">562.0</text:span><text:span text:style-name="T3">0</text:span></text:p>
          </draw:text-box>
        </draw:frame>
        <draw:frame draw:style-name="gr25" draw:text-style-name="P7" draw:layer="layout" svg:width="0.9cm" svg:height="0.48cm" svg:x="17.901cm" svg:y="11.33cm">
          <draw:text-box>
            <text:p text:style-name="P2"><text:span text:style-name="T3">40.00</text:span></text:p>
          </draw:text-box>
        </draw:frame>
        <draw:polygon draw:style-name="gr3" draw:text-style-name="P4" draw:layer="layout" svg:width="10cm" svg:height="0.801cm" svg:x="1cm" svg:y="21.8cm" svg:viewBox="0 0 10001 802" draw:points="0,0 10001,0 10001,802 0,802">
          <text:p/>
        </draw:polygon>
        <draw:polygon draw:style-name="gr4" draw:text-style-name="P5" draw:layer="layout" svg:width="10cm" svg:height="0.801cm" svg:x="1cm" svg:y="21.8cm" svg:viewBox="0 0 10001 802" draw:points="0,0 10001,0 10001,802 0,802">
          <text:p/>
        </draw:polygon>
        <draw:polygon draw:style-name="gr3" draw:text-style-name="P4" draw:layer="layout" svg:width="2.2cm" svg:height="0.801cm" svg:x="11cm" svg:y="21.8cm" svg:viewBox="0 0 2201 802" draw:points="0,0 2201,0 2201,802 0,802">
          <text:p/>
        </draw:polygon>
        <draw:polygon draw:style-name="gr4" draw:text-style-name="P5" draw:layer="layout" svg:width="2.2cm" svg:height="0.801cm" svg:x="11cm" svg:y="21.8cm" svg:viewBox="0 0 2201 802" draw:points="0,0 2201,0 2201,802 0,802">
          <text:p/>
        </draw:polygon>
        <draw:polygon draw:style-name="gr3" draw:text-style-name="P4" draw:layer="layout" svg:width="2.202cm" svg:height="0.801cm" svg:x="13.2cm" svg:y="21.8cm" svg:viewBox="0 0 2203 802" draw:points="0,0 2203,0 2203,802 0,802">
          <text:p/>
        </draw:polygon>
        <draw:polygon draw:style-name="gr4" draw:text-style-name="P5" draw:layer="layout" svg:width="2.202cm" svg:height="0.801cm" svg:x="13.2cm" svg:y="21.8cm" svg:viewBox="0 0 2203 802" draw:points="0,0 2203,0 2203,802 0,802">
          <text:p/>
        </draw:polygon>
        <draw:frame draw:style-name="gr38" draw:text-style-name="P7" draw:layer="layout" svg:width="3.883cm" svg:height="0.48cm" svg:x="1.101cm" svg:y="21.93cm">
          <draw:text-box>
            <text:p text:style-name="P2"><text:span text:style-name="T4">Sarah </text:span><text:span text:style-name="T4">Wilso</text:span><text:span text:style-name="T4">n <text:s/></text:span><text:span text:style-name="T4">#1197</text:span><text:span text:style-name="T4">89</text:span></text:p>
          </draw:text-box>
        </draw:frame>
        <draw:polygon draw:style-name="gr3" draw:text-style-name="P4" draw:layer="layout" svg:width="2.202cm" svg:height="0.801cm" svg:x="15.4cm" svg:y="21.8cm" svg:viewBox="0 0 2203 802" draw:points="0,0 2203,0 2203,802 0,802">
          <text:p/>
        </draw:polygon>
        <draw:polygon draw:style-name="gr4" draw:text-style-name="P5" draw:layer="layout" svg:width="2.202cm" svg:height="0.801cm" svg:x="15.4cm" svg:y="21.8cm" svg:viewBox="0 0 2203 802" draw:points="0,0 2203,0 2203,802 0,802">
          <text:p/>
        </draw:polygon>
        <draw:frame draw:style-name="gr8" draw:text-style-name="P7" draw:layer="layout" svg:width="0.88cm" svg:height="0.48cm" svg:x="11.68cm" svg:y="21.93cm">
          <draw:text-box>
            <text:p text:style-name="P2"><text:span text:style-name="T4">Daily</text:span></text:p>
          </draw:text-box>
        </draw:frame>
        <draw:polygon draw:style-name="gr3" draw:text-style-name="P4" draw:layer="layout" svg:width="2.2cm" svg:height="0.801cm" svg:x="17.601cm" svg:y="21.8cm" svg:viewBox="0 0 2201 802" draw:points="0,0 2201,0 2201,802 0,802">
          <text:p/>
        </draw:polygon>
        <draw:polygon draw:style-name="gr4" draw:text-style-name="P5" draw:layer="layout" svg:width="2.2cm" svg:height="0.801cm" svg:x="17.601cm" svg:y="21.8cm" svg:viewBox="0 0 2201 802" draw:points="0,0 2201,0 2201,802 0,802">
          <text:p/>
        </draw:polygon>
        <draw:frame draw:style-name="gr9" draw:text-style-name="P7" draw:layer="layout" svg:width="2.139cm" svg:height="0.48cm" svg:x="13.252cm" svg:y="21.93cm">
          <draw:text-box>
            <text:p text:style-name="P2"><text:span text:style-name="T4">Cons</text:span><text:span text:style-name="T4">ecutiv</text:span><text:span text:style-name="T4">e</text:span></text:p>
          </draw:text-box>
        </draw:frame>
        <draw:polygon draw:style-name="gr3" draw:text-style-name="P4" draw:layer="layout" svg:width="6.301cm" svg:height="0.801cm" svg:x="1cm" svg:y="22.6cm" svg:viewBox="0 0 6302 802" draw:points="0,0 6302,0 6302,802 0,802">
          <text:p/>
        </draw:polygon>
        <draw:polygon draw:style-name="gr4" draw:text-style-name="P5" draw:layer="layout" svg:width="6.301cm" svg:height="0.801cm" svg:x="1cm" svg:y="22.6cm" svg:viewBox="0 0 6302 802" draw:points="0,0 6302,0 6302,802 0,802">
          <text:p/>
        </draw:polygon>
        <draw:frame draw:style-name="gr10" draw:text-style-name="P7" draw:layer="layout" svg:width="1.468cm" svg:height="0.48cm" svg:x="15.825cm" svg:y="21.93cm">
          <draw:text-box>
            <text:p text:style-name="P2"><text:span text:style-name="T4">Mont</text:span><text:span text:style-name="T4">hly</text:span></text:p>
          </draw:text-box>
        </draw:frame>
        <draw:polygon draw:style-name="gr3" draw:text-style-name="P4" draw:layer="layout" svg:width="6.402cm" svg:height="0.801cm" svg:x="7.3cm" svg:y="22.6cm" svg:viewBox="0 0 6403 802" draw:points="0,0 6403,0 6403,802 0,802">
          <text:p/>
        </draw:polygon>
        <draw:polygon draw:style-name="gr4" draw:text-style-name="P5" draw:layer="layout" svg:width="6.402cm" svg:height="0.801cm" svg:x="7.3cm" svg:y="22.6cm" svg:viewBox="0 0 6403 802" draw:points="0,0 6403,0 6403,802 0,802">
          <text:p/>
        </draw:polygon>
        <draw:frame draw:style-name="gr11" draw:text-style-name="P7" draw:layer="layout" svg:width="1.927cm" svg:height="0.48cm" svg:x="17.75cm" svg:y="21.93cm">
          <draw:text-box>
            <text:p text:style-name="P2"><text:span text:style-name="T4">Thres</text:span><text:span text:style-name="T4">holds</text:span></text:p>
          </draw:text-box>
        </draw:frame>
        <draw:polygon draw:style-name="gr3" draw:text-style-name="P4" draw:layer="layout" svg:width="6.301cm" svg:height="0.801cm" svg:x="13.7cm" svg:y="22.6cm" svg:viewBox="0 0 6302 802" draw:points="0,0 6302,0 6302,802 0,802">
          <text:p/>
        </draw:polygon>
        <draw:polygon draw:style-name="gr4" draw:text-style-name="P5" draw:layer="layout" svg:width="6.301cm" svg:height="0.801cm" svg:x="13.7cm" svg:y="22.6cm" svg:viewBox="0 0 6302 802" draw:points="0,0 6302,0 6302,802 0,802">
          <text:p/>
        </draw:polygon>
        <draw:frame draw:style-name="gr29" draw:text-style-name="P7" draw:layer="layout" svg:width="1.228cm" svg:height="0.48cm" svg:x="1.101cm" svg:y="22.73cm">
          <draw:text-box>
            <text:p text:style-name="P2"><text:span text:style-name="T3">Age: </text:span><text:span text:style-name="T3">11</text:span></text:p>
          </draw:text-box>
        </draw:frame>
        <draw:polygon draw:style-name="gr3" draw:text-style-name="P4" draw:layer="layout" svg:width="6.301cm" svg:height="0.802cm" svg:x="1cm" svg:y="23.399cm" svg:viewBox="0 0 6302 803" draw:points="0,0 6302,0 6302,803 0,803">
          <text:p/>
        </draw:polygon>
        <draw:polygon draw:style-name="gr4" draw:text-style-name="P5" draw:layer="layout" svg:width="6.301cm" svg:height="0.802cm" svg:x="1cm" svg:y="23.399cm" svg:viewBox="0 0 6302 803" draw:points="0,0 6302,0 6302,803 0,803">
          <text:p/>
        </draw:polygon>
        <draw:frame draw:style-name="gr30" draw:text-style-name="P7" draw:layer="layout" svg:width="3.867cm" svg:height="0.48cm" svg:x="8.629cm" svg:y="22.73cm">
          <draw:text-box>
            <text:p text:style-name="P2"><text:span text:style-name="T3">Calen</text:span><text:span text:style-name="T3">dar: </text:span><text:span text:style-name="T3">Eleme</text:span><text:span text:style-name="T3">ntary </text:span><text:span text:style-name="T3">B</text:span></text:p>
          </draw:text-box>
        </draw:frame>
        <draw:polygon draw:style-name="gr3" draw:text-style-name="P4" draw:layer="layout" svg:width="6.402cm" svg:height="0.802cm" svg:x="7.3cm" svg:y="23.399cm" svg:viewBox="0 0 6403 803" draw:points="0,0 6403,0 6403,803 0,803">
          <text:p/>
        </draw:polygon>
        <draw:polygon draw:style-name="gr4" draw:text-style-name="P5" draw:layer="layout" svg:width="6.402cm" svg:height="0.802cm" svg:x="7.3cm" svg:y="23.399cm" svg:viewBox="0 0 6403 803" draw:points="0,0 6403,0 6403,803 0,803">
          <text:p/>
        </draw:polygon>
        <draw:frame draw:style-name="gr14" draw:text-style-name="P7" draw:layer="layout" svg:width="1.602cm" svg:height="0.48cm" svg:x="18.332cm" svg:y="22.73cm">
          <draw:text-box>
            <text:p text:style-name="P2"><text:span text:style-name="T3">Grade</text:span><text:span text:style-name="T3">: 04</text:span></text:p>
          </draw:text-box>
        </draw:frame>
        <draw:polygon draw:style-name="gr3" draw:text-style-name="P4" draw:layer="layout" svg:width="6.301cm" svg:height="0.802cm" svg:x="13.7cm" svg:y="23.399cm" svg:viewBox="0 0 6302 803" draw:points="0,0 6302,0 6302,803 0,803">
          <text:p/>
        </draw:polygon>
        <draw:polygon draw:style-name="gr4" draw:text-style-name="P5" draw:layer="layout" svg:width="6.301cm" svg:height="0.802cm" svg:x="13.7cm" svg:y="23.399cm" svg:viewBox="0 0 6302 803" draw:points="0,0 6302,0 6302,803 0,803">
          <text:p/>
        </draw:polygon>
        <draw:frame draw:style-name="gr39" draw:text-style-name="P7" draw:layer="layout" svg:width="4.571cm" svg:height="0.48cm" svg:x="1.101cm" svg:y="23.53cm">
          <draw:text-box>
            <text:p text:style-name="P2"><text:span text:style-name="T3">HR </text:span><text:span text:style-name="T3">Teach</text:span><text:span text:style-name="T3">er: </text:span><text:span text:style-name="T3">MILLE</text:span><text:span text:style-name="T3">R, </text:span><text:span text:style-name="T3">MS. L.</text:span></text:p>
          </draw:text-box>
        </draw:frame>
        <draw:polygon draw:style-name="gr3" draw:text-style-name="P4" draw:layer="layout" svg:width="2.401cm" svg:height="0.801cm" svg:x="1cm" svg:y="24.4cm" svg:viewBox="0 0 2402 802" draw:points="0,0 2402,0 2402,802 0,802">
          <text:p/>
        </draw:polygon>
        <draw:polygon draw:style-name="gr4" draw:text-style-name="P5" draw:layer="layout" svg:width="2.401cm" svg:height="0.801cm" svg:x="1cm" svg:y="24.4cm" svg:viewBox="0 0 2402 802" draw:points="0,0 2402,0 2402,802 0,802">
          <text:p/>
        </draw:polygon>
        <draw:frame draw:style-name="gr16" draw:text-style-name="P7" draw:layer="layout" svg:width="5.234cm" svg:height="0.48cm" svg:x="7.982cm" svg:y="23.53cm">
          <draw:text-box>
            <text:p text:style-name="P2"><text:span text:style-name="T3">5 - </text:span><text:span text:style-name="T3">Resid</text:span><text:span text:style-name="T3">ent </text:span><text:span text:style-name="T3">Attend</text:span><text:span text:style-name="T3">ing </text:span><text:span text:style-name="T3">Full </text:span><text:span text:style-name="T3">Time</text:span></text:p>
          </draw:text-box>
        </draw:frame>
        <draw:polygon draw:style-name="gr3" draw:text-style-name="P4" draw:layer="layout" svg:width="2.401cm" svg:height="0.801cm" svg:x="3.401cm" svg:y="24.4cm" svg:viewBox="0 0 2402 802" draw:points="0,0 2402,0 2402,802 0,802">
          <text:p/>
        </draw:polygon>
        <draw:polygon draw:style-name="gr4" draw:text-style-name="P5" draw:layer="layout" svg:width="2.401cm" svg:height="0.801cm" svg:x="3.401cm" svg:y="24.4cm" svg:viewBox="0 0 2402 802" draw:points="0,0 2402,0 2402,802 0,802">
          <text:p/>
        </draw:polygon>
        <draw:frame draw:style-name="gr17" draw:text-style-name="P7" draw:layer="layout" svg:width="5.313cm" svg:height="0.48cm" svg:x="14.569cm" svg:y="23.53cm">
          <draw:text-box>
            <text:p text:style-name="P2"><text:span text:style-name="T3">ACTI</text:span><text:span text:style-name="T3">VE </text:span><text:span text:style-name="T3">RES - </text:span><text:span text:style-name="T3">Active </text:span><text:span text:style-name="T3"><text:s/>% FS </text:span><text:span text:style-name="T3">- 100</text:span></text:p>
          </draw:text-box>
        </draw:frame>
        <draw:polygon draw:style-name="gr3" draw:text-style-name="P4" draw:layer="layout" svg:width="2.401cm" svg:height="0.801cm" svg:x="5.8cm" svg:y="24.4cm" svg:viewBox="0 0 2402 802" draw:points="0,0 2402,0 2402,802 0,802">
          <text:p/>
        </draw:polygon>
        <draw:polygon draw:style-name="gr4" draw:text-style-name="P5" draw:layer="layout" svg:width="2.401cm" svg:height="0.801cm" svg:x="5.8cm" svg:y="24.4cm" svg:viewBox="0 0 2402 802" draw:points="0,0 2402,0 2402,802 0,802">
          <text:p/>
        </draw:polygon>
        <draw:frame draw:style-name="gr18" draw:text-style-name="P7" draw:layer="layout" svg:width="2.038cm" svg:height="0.48cm" svg:x="1.101cm" svg:y="24.53cm">
          <draw:text-box>
            <text:p text:style-name="P2"><text:span text:style-name="T4">Scho</text:span><text:span text:style-name="T4">ol </text:span><text:span text:style-name="T4">Year</text:span></text:p>
          </draw:text-box>
        </draw:frame>
        <draw:polygon draw:style-name="gr3" draw:text-style-name="P4" draw:layer="layout" svg:width="2.4cm" svg:height="0.801cm" svg:x="8.2cm" svg:y="24.4cm" svg:viewBox="0 0 2401 802" draw:points="0,0 2401,0 2401,802 0,802">
          <text:p/>
        </draw:polygon>
        <draw:polygon draw:style-name="gr4" draw:text-style-name="P5" draw:layer="layout" svg:width="2.4cm" svg:height="0.801cm" svg:x="8.2cm" svg:y="24.4cm" svg:viewBox="0 0 2401 802" draw:points="0,0 2401,0 2401,802 0,802">
          <text:p/>
        </draw:polygon>
        <draw:frame draw:style-name="gr19" draw:text-style-name="P7" draw:layer="layout" svg:width="1.447cm" svg:height="0.48cm" svg:x="3.501cm" svg:y="24.53cm">
          <draw:text-box>
            <text:p text:style-name="P2"><text:span text:style-name="T4">Excu</text:span><text:span text:style-name="T4">sed</text:span></text:p>
          </draw:text-box>
        </draw:frame>
        <draw:polygon draw:style-name="gr3" draw:text-style-name="P4" draw:layer="layout" svg:width="2.401cm" svg:height="0.801cm" svg:x="10.6cm" svg:y="24.4cm" svg:viewBox="0 0 2402 802" draw:points="0,0 2402,0 2402,802 0,802">
          <text:p/>
        </draw:polygon>
        <draw:polygon draw:style-name="gr4" draw:text-style-name="P5" draw:layer="layout" svg:width="2.401cm" svg:height="0.801cm" svg:x="10.6cm" svg:y="24.4cm" svg:viewBox="0 0 2402 802" draw:points="0,0 2402,0 2402,802 0,802">
          <text:p/>
        </draw:polygon>
        <draw:frame draw:style-name="gr11" draw:text-style-name="P7" draw:layer="layout" svg:width="1.927cm" svg:height="0.48cm" svg:x="5.901cm" svg:y="24.53cm">
          <draw:text-box>
            <text:p text:style-name="P2"><text:span text:style-name="T4">Unex</text:span><text:span text:style-name="T4">cused</text:span></text:p>
          </draw:text-box>
        </draw:frame>
        <draw:polygon draw:style-name="gr3" draw:text-style-name="P4" draw:layer="layout" svg:width="2.401cm" svg:height="0.801cm" svg:x="13.001cm" svg:y="24.4cm" svg:viewBox="0 0 2402 802" draw:points="0,0 2402,0 2402,802 0,802">
          <text:p/>
        </draw:polygon>
        <draw:polygon draw:style-name="gr4" draw:text-style-name="P5" draw:layer="layout" svg:width="2.401cm" svg:height="0.801cm" svg:x="13.001cm" svg:y="24.4cm" svg:viewBox="0 0 2402 802" draw:points="0,0 2402,0 2402,802 0,802">
          <text:p/>
        </draw:polygon>
        <draw:frame draw:style-name="gr20" draw:text-style-name="P7" draw:layer="layout" svg:width="2.138cm" svg:height="0.48cm" svg:x="8.301cm" svg:y="24.53cm">
          <draw:text-box>
            <text:p text:style-name="P2"><text:span text:style-name="T4">Medic</text:span><text:span text:style-name="T4">al </text:span><text:span text:style-name="T4">Exc.</text:span></text:p>
          </draw:text-box>
        </draw:frame>
        <draw:polygon draw:style-name="gr3" draw:text-style-name="P4" draw:layer="layout" svg:width="2.401cm" svg:height="0.801cm" svg:x="15.4cm" svg:y="24.4cm" svg:viewBox="0 0 2402 802" draw:points="0,0 2402,0 2402,802 0,802">
          <text:p/>
        </draw:polygon>
        <draw:polygon draw:style-name="gr4" draw:text-style-name="P5" draw:layer="layout" svg:width="2.401cm" svg:height="0.801cm" svg:x="15.4cm" svg:y="24.4cm" svg:viewBox="0 0 2402 802" draw:points="0,0 2402,0 2402,802 0,802">
          <text:p/>
        </draw:polygon>
        <draw:frame draw:style-name="gr21" draw:text-style-name="P7" draw:layer="layout" svg:width="1.993cm" svg:height="0.48cm" svg:x="10.701cm" svg:y="24.53cm">
          <draw:text-box>
            <text:p text:style-name="P2"><text:span text:style-name="T4">Susp</text:span><text:span text:style-name="T4">ensio</text:span><text:span text:style-name="T4">n</text:span></text:p>
          </draw:text-box>
        </draw:frame>
        <draw:polygon draw:style-name="gr3" draw:text-style-name="P4" draw:layer="layout" svg:width="2.401cm" svg:height="0.801cm" svg:x="17.801cm" svg:y="24.4cm" svg:viewBox="0 0 2402 802" draw:points="0,0 2402,0 2402,802 0,802">
          <text:p/>
        </draw:polygon>
        <draw:polygon draw:style-name="gr4" draw:text-style-name="P5" draw:layer="layout" svg:width="2.401cm" svg:height="0.801cm" svg:x="17.801cm" svg:y="24.4cm" svg:viewBox="0 0 2402 802" draw:points="0,0 2402,0 2402,802 0,802">
          <text:p/>
        </draw:polygon>
        <draw:frame draw:style-name="gr22" draw:text-style-name="P7" draw:layer="layout" svg:width="2.034cm" svg:height="0.48cm" svg:x="13.101cm" svg:y="24.53cm">
          <draw:text-box>
            <text:p text:style-name="P2"><text:span text:style-name="T4">Total </text:span><text:span text:style-name="T4">Hours</text:span></text:p>
          </draw:text-box>
        </draw:frame>
        <draw:polygon draw:style-name="gr4" draw:text-style-name="P5" draw:layer="layout" svg:width="2.401cm" svg:height="0.801cm" svg:x="1cm" svg:y="25.2cm" svg:viewBox="0 0 2402 802" draw:points="0,0 2402,0 2402,802 0,802">
          <text:p/>
        </draw:polygon>
        <draw:frame draw:style-name="gr23" draw:text-style-name="P7" draw:layer="layout" svg:width="1.766cm" svg:height="0.48cm" svg:x="15.501cm" svg:y="24.53cm">
          <draw:text-box>
            <text:p text:style-name="P2"><text:span text:style-name="T4">Atten</text:span><text:span text:style-name="T4">ding</text:span></text:p>
          </draw:text-box>
        </draw:frame>
        <draw:polygon draw:style-name="gr4" draw:text-style-name="P5" draw:layer="layout" svg:width="2.401cm" svg:height="0.801cm" svg:x="3.401cm" svg:y="25.2cm" svg:viewBox="0 0 2402 802" draw:points="0,0 2402,0 2402,802 0,802">
          <text:p/>
        </draw:polygon>
        <draw:frame draw:style-name="gr24" draw:text-style-name="P7" draw:layer="layout" svg:width="1.724cm" svg:height="0.48cm" svg:x="17.901cm" svg:y="24.53cm">
          <draw:text-box>
            <text:p text:style-name="P2"><text:span text:style-name="T4">Total </text:span><text:span text:style-name="T4">Abs.</text:span></text:p>
          </draw:text-box>
        </draw:frame>
        <draw:polygon draw:style-name="gr4" draw:text-style-name="P5" draw:layer="layout" svg:width="2.401cm" svg:height="0.801cm" svg:x="5.8cm" svg:y="25.2cm" svg:viewBox="0 0 2402 802" draw:points="0,0 2402,0 2402,802 0,802">
          <text:p/>
        </draw:polygon>
        <draw:frame draw:style-name="gr6" draw:text-style-name="P7" draw:layer="layout" svg:width="1.723cm" svg:height="0.48cm" svg:x="1.101cm" svg:y="25.33cm">
          <draw:text-box>
            <text:p text:style-name="P2"><text:span text:style-name="T3">2024-</text:span><text:span text:style-name="T3">2025</text:span></text:p>
          </draw:text-box>
        </draw:frame>
        <draw:polygon draw:style-name="gr4" draw:text-style-name="P5" draw:layer="layout" svg:width="2.4cm" svg:height="0.801cm" svg:x="8.2cm" svg:y="25.2cm" svg:viewBox="0 0 2401 802" draw:points="0,0 2401,0 2401,802 0,802">
          <text:p/>
        </draw:polygon>
        <draw:frame draw:style-name="gr25" draw:text-style-name="P7" draw:layer="layout" svg:width="0.9cm" svg:height="0.48cm" svg:x="3.501cm" svg:y="25.33cm">
          <draw:text-box>
            <text:p text:style-name="P2"><text:span text:style-name="T3">20.00</text:span></text:p>
          </draw:text-box>
        </draw:frame>
        <draw:polygon draw:style-name="gr4" draw:text-style-name="P5" draw:layer="layout" svg:width="2.401cm" svg:height="0.801cm" svg:x="10.6cm" svg:y="25.2cm" svg:viewBox="0 0 2402 802" draw:points="0,0 2402,0 2402,802 0,802">
          <text:p/>
        </draw:polygon>
        <draw:frame draw:style-name="gr25" draw:text-style-name="P7" draw:layer="layout" svg:width="0.9cm" svg:height="0.48cm" svg:x="5.901cm" svg:y="25.33cm">
          <draw:text-box>
            <text:p text:style-name="P2"><text:span text:style-name="T3">35.00</text:span></text:p>
          </draw:text-box>
        </draw:frame>
        <draw:polygon draw:style-name="gr4" draw:text-style-name="P5" draw:layer="layout" svg:width="2.401cm" svg:height="0.801cm" svg:x="13.001cm" svg:y="25.2cm" svg:viewBox="0 0 2402 802" draw:points="0,0 2402,0 2402,802 0,802">
          <text:p/>
        </draw:polygon>
        <draw:frame draw:style-name="gr26" draw:text-style-name="P7" draw:layer="layout" svg:width="0.699cm" svg:height="0.48cm" svg:x="8.301cm" svg:y="25.33cm">
          <draw:text-box>
            <text:p text:style-name="P2"><text:span text:style-name="T3">5.00</text:span></text:p>
          </draw:text-box>
        </draw:frame>
        <draw:polygon draw:style-name="gr4" draw:text-style-name="P5" draw:layer="layout" svg:width="2.401cm" svg:height="0.801cm" svg:x="15.4cm" svg:y="25.2cm" svg:viewBox="0 0 2402 802" draw:points="0,0 2402,0 2402,802 0,802">
          <text:p/>
        </draw:polygon>
        <draw:frame draw:style-name="gr26" draw:text-style-name="P7" draw:layer="layout" svg:width="0.699cm" svg:height="0.48cm" svg:x="10.701cm" svg:y="25.3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1cm" svg:x="17.801cm" svg:y="25.2cm" svg:viewBox="0 0 2402 802" draw:points="0,0 2402,0 2402,802 0,802">
          <text:p/>
        </draw:polygon>
        <draw:frame draw:style-name="gr27" draw:text-style-name="P7" draw:layer="layout" svg:width="1.101cm" svg:height="0.48cm" svg:x="13.101cm" svg:y="25.33cm">
          <draw:text-box>
            <text:p text:style-name="P2"><text:span text:style-name="T3">620.0</text:span><text:span text:style-name="T3">0</text:span></text:p>
          </draw:text-box>
        </draw:frame>
        <draw:frame draw:style-name="gr27" draw:text-style-name="P7" draw:layer="layout" svg:width="1.101cm" svg:height="0.48cm" svg:x="15.501cm" svg:y="25.33cm">
          <draw:text-box>
            <text:p text:style-name="P2"><text:span text:style-name="T3">560.0</text:span><text:span text:style-name="T3">0</text:span></text:p>
          </draw:text-box>
        </draw:frame>
        <draw:frame draw:style-name="gr25" draw:text-style-name="P7" draw:layer="layout" svg:width="0.9cm" svg:height="0.48cm" svg:x="17.901cm" svg:y="25.33cm">
          <draw:text-box>
            <text:p text:style-name="P2"><text:span text:style-name="T3">55.00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frame draw:style-name="gr2" draw:text-style-name="P3" draw:layer="layout" svg:width="10.636cm" svg:height="0.674cm" svg:x="5.368cm" svg:y="1.12cm">
          <draw:text-box>
            <text:p text:style-name="P2"><text:span text:style-name="T1">Yea</text:span><text:span text:style-name="T1">rly </text:span><text:span text:style-name="T1">Abs</text:span><text:span text:style-name="T1">enc</text:span><text:span text:style-name="T1">e </text:span><text:span text:style-name="T1">Su</text:span><text:span text:style-name="T1">mm</text:span><text:span text:style-name="T1">ary </text:span><text:span text:style-name="T1">40 </text:span><text:span text:style-name="T1">or </text:span><text:span text:style-name="T1">Mor</text:span><text:span text:style-name="T1">e </text:span><text:span text:style-name="T1">Hou</text:span><text:span text:style-name="T1">rs</text:span></text:p>
          </draw:text-box>
        </draw:frame>
        <draw:polygon draw:style-name="gr3" draw:text-style-name="P4" draw:layer="layout" svg:width="10cm" svg:height="0.801cm" svg:x="0.999cm" svg:y="3.3cm" svg:viewBox="0 0 10001 802" draw:points="0,0 10001,0 10001,802 0,802">
          <text:p/>
        </draw:polygon>
        <draw:polygon draw:style-name="gr4" draw:text-style-name="P5" draw:layer="layout" svg:width="10cm" svg:height="0.801cm" svg:x="0.999cm" svg:y="3.3cm" svg:viewBox="0 0 10001 802" draw:points="0,0 10001,0 10001,802 0,802">
          <text:p/>
        </draw:polygon>
        <draw:frame draw:style-name="gr5" draw:text-style-name="P6" draw:layer="layout" svg:width="4.87cm" svg:height="0.577cm" svg:x="1.1cm" svg:y="2.576cm">
          <draw:text-box>
            <text:p text:style-name="P2"><text:span text:style-name="T2">URB</text:span><text:span text:style-name="T2">ANA </text:span><text:span text:style-name="T2">ELE</text:span><text:span text:style-name="T2">MEN</text:span><text:span text:style-name="T2">TAR</text:span><text:span text:style-name="T2">Y</text:span></text:p>
          </draw:text-box>
        </draw:frame>
        <draw:polygon draw:style-name="gr3" draw:text-style-name="P4" draw:layer="layout" svg:width="2.2cm" svg:height="0.801cm" svg:x="10.999cm" svg:y="3.3cm" svg:viewBox="0 0 2201 802" draw:points="0,0 2201,0 2201,802 0,802">
          <text:p/>
        </draw:polygon>
        <draw:polygon draw:style-name="gr4" draw:text-style-name="P5" draw:layer="layout" svg:width="2.2cm" svg:height="0.801cm" svg:x="10.999cm" svg:y="3.3cm" svg:viewBox="0 0 2201 802" draw:points="0,0 2201,0 2201,802 0,802">
          <text:p/>
        </draw:polygon>
        <draw:frame draw:style-name="gr6" draw:text-style-name="P7" draw:layer="layout" svg:width="1.723cm" svg:height="0.48cm" svg:x="18.214cm" svg:y="2.63cm">
          <draw:text-box>
            <text:p text:style-name="P2"><text:span text:style-name="T3">2024-</text:span><text:span text:style-name="T3">2025</text:span></text:p>
          </draw:text-box>
        </draw:frame>
        <draw:polygon draw:style-name="gr3" draw:text-style-name="P4" draw:layer="layout" svg:width="2.202cm" svg:height="0.801cm" svg:x="13.199cm" svg:y="3.3cm" svg:viewBox="0 0 2203 802" draw:points="0,0 2203,0 2203,802 0,802">
          <text:p/>
        </draw:polygon>
        <draw:polygon draw:style-name="gr4" draw:text-style-name="P5" draw:layer="layout" svg:width="2.202cm" svg:height="0.801cm" svg:x="13.199cm" svg:y="3.3cm" svg:viewBox="0 0 2203 802" draw:points="0,0 2203,0 2203,802 0,802">
          <text:p/>
        </draw:polygon>
        <draw:frame draw:style-name="gr40" draw:text-style-name="P7" draw:layer="layout" svg:width="3.844cm" svg:height="0.48cm" svg:x="1.1cm" svg:y="3.43cm">
          <draw:text-box>
            <text:p text:style-name="P2"><text:span text:style-name="T4">David </text:span><text:span text:style-name="T4">Brow</text:span><text:span text:style-name="T4">n <text:s/></text:span><text:span text:style-name="T4">#1186</text:span><text:span text:style-name="T4">78</text:span></text:p>
          </draw:text-box>
        </draw:frame>
        <draw:polygon draw:style-name="gr3" draw:text-style-name="P4" draw:layer="layout" svg:width="2.202cm" svg:height="0.801cm" svg:x="15.399cm" svg:y="3.3cm" svg:viewBox="0 0 2203 802" draw:points="0,0 2203,0 2203,802 0,802">
          <text:p/>
        </draw:polygon>
        <draw:polygon draw:style-name="gr4" draw:text-style-name="P5" draw:layer="layout" svg:width="2.202cm" svg:height="0.801cm" svg:x="15.399cm" svg:y="3.3cm" svg:viewBox="0 0 2203 802" draw:points="0,0 2203,0 2203,802 0,802">
          <text:p/>
        </draw:polygon>
        <draw:frame draw:style-name="gr8" draw:text-style-name="P7" draw:layer="layout" svg:width="0.88cm" svg:height="0.48cm" svg:x="11.679cm" svg:y="3.43cm">
          <draw:text-box>
            <text:p text:style-name="P2"><text:span text:style-name="T4">Daily</text:span></text:p>
          </draw:text-box>
        </draw:frame>
        <draw:polygon draw:style-name="gr3" draw:text-style-name="P4" draw:layer="layout" svg:width="2.2cm" svg:height="0.801cm" svg:x="17.6cm" svg:y="3.3cm" svg:viewBox="0 0 2201 802" draw:points="0,0 2201,0 2201,802 0,802">
          <text:p/>
        </draw:polygon>
        <draw:polygon draw:style-name="gr4" draw:text-style-name="P5" draw:layer="layout" svg:width="2.2cm" svg:height="0.801cm" svg:x="17.6cm" svg:y="3.3cm" svg:viewBox="0 0 2201 802" draw:points="0,0 2201,0 2201,802 0,802">
          <text:p/>
        </draw:polygon>
        <draw:frame draw:style-name="gr9" draw:text-style-name="P7" draw:layer="layout" svg:width="2.139cm" svg:height="0.48cm" svg:x="13.251cm" svg:y="3.43cm">
          <draw:text-box>
            <text:p text:style-name="P2"><text:span text:style-name="T4">Cons</text:span><text:span text:style-name="T4">ecutiv</text:span><text:span text:style-name="T4">e</text:span></text:p>
          </draw:text-box>
        </draw:frame>
        <draw:polygon draw:style-name="gr3" draw:text-style-name="P4" draw:layer="layout" svg:width="6.301cm" svg:height="0.802cm" svg:x="0.999cm" svg:y="4.099cm" svg:viewBox="0 0 6302 803" draw:points="0,0 6302,0 6302,803 0,803">
          <text:p/>
        </draw:polygon>
        <draw:polygon draw:style-name="gr4" draw:text-style-name="P5" draw:layer="layout" svg:width="6.301cm" svg:height="0.802cm" svg:x="0.999cm" svg:y="4.099cm" svg:viewBox="0 0 6302 803" draw:points="0,0 6302,0 6302,803 0,803">
          <text:p/>
        </draw:polygon>
        <draw:frame draw:style-name="gr10" draw:text-style-name="P7" draw:layer="layout" svg:width="1.468cm" svg:height="0.48cm" svg:x="15.824cm" svg:y="3.43cm">
          <draw:text-box>
            <text:p text:style-name="P2"><text:span text:style-name="T4">Mont</text:span><text:span text:style-name="T4">hly</text:span></text:p>
          </draw:text-box>
        </draw:frame>
        <draw:polygon draw:style-name="gr3" draw:text-style-name="P4" draw:layer="layout" svg:width="6.402cm" svg:height="0.802cm" svg:x="7.299cm" svg:y="4.099cm" svg:viewBox="0 0 6403 803" draw:points="0,0 6403,0 6403,803 0,803">
          <text:p/>
        </draw:polygon>
        <draw:polygon draw:style-name="gr4" draw:text-style-name="P5" draw:layer="layout" svg:width="6.402cm" svg:height="0.802cm" svg:x="7.299cm" svg:y="4.099cm" svg:viewBox="0 0 6403 803" draw:points="0,0 6403,0 6403,803 0,803">
          <text:p/>
        </draw:polygon>
        <draw:frame draw:style-name="gr11" draw:text-style-name="P7" draw:layer="layout" svg:width="1.927cm" svg:height="0.48cm" svg:x="17.749cm" svg:y="3.43cm">
          <draw:text-box>
            <text:p text:style-name="P2"><text:span text:style-name="T4">Thres</text:span><text:span text:style-name="T4">holds</text:span></text:p>
          </draw:text-box>
        </draw:frame>
        <draw:polygon draw:style-name="gr3" draw:text-style-name="P4" draw:layer="layout" svg:width="6.301cm" svg:height="0.802cm" svg:x="13.699cm" svg:y="4.099cm" svg:viewBox="0 0 6302 803" draw:points="0,0 6302,0 6302,803 0,803">
          <text:p/>
        </draw:polygon>
        <draw:polygon draw:style-name="gr4" draw:text-style-name="P5" draw:layer="layout" svg:width="6.301cm" svg:height="0.802cm" svg:x="13.699cm" svg:y="4.099cm" svg:viewBox="0 0 6302 803" draw:points="0,0 6302,0 6302,803 0,803">
          <text:p/>
        </draw:polygon>
        <draw:frame draw:style-name="gr12" draw:text-style-name="P7" draw:layer="layout" svg:width="1.027cm" svg:height="0.48cm" svg:x="1.1cm" svg:y="4.23cm">
          <draw:text-box>
            <text:p text:style-name="P2"><text:span text:style-name="T3">Age: 9</text:span></text:p>
          </draw:text-box>
        </draw:frame>
        <draw:polygon draw:style-name="gr3" draw:text-style-name="P4" draw:layer="layout" svg:width="6.301cm" svg:height="0.801cm" svg:x="0.999cm" svg:y="4.9cm" svg:viewBox="0 0 6302 802" draw:points="0,0 6302,0 6302,802 0,802">
          <text:p/>
        </draw:polygon>
        <draw:polygon draw:style-name="gr4" draw:text-style-name="P5" draw:layer="layout" svg:width="6.301cm" svg:height="0.801cm" svg:x="0.999cm" svg:y="4.9cm" svg:viewBox="0 0 6302 802" draw:points="0,0 6302,0 6302,802 0,802">
          <text:p/>
        </draw:polygon>
        <draw:frame draw:style-name="gr13" draw:text-style-name="P7" draw:layer="layout" svg:width="3.863cm" svg:height="0.48cm" svg:x="8.628cm" svg:y="4.23cm">
          <draw:text-box>
            <text:p text:style-name="P2"><text:span text:style-name="T3">Calen</text:span><text:span text:style-name="T3">dar: </text:span><text:span text:style-name="T3">Eleme</text:span><text:span text:style-name="T3">ntary </text:span><text:span text:style-name="T3">A</text:span></text:p>
          </draw:text-box>
        </draw:frame>
        <draw:polygon draw:style-name="gr3" draw:text-style-name="P4" draw:layer="layout" svg:width="6.402cm" svg:height="0.801cm" svg:x="7.299cm" svg:y="4.9cm" svg:viewBox="0 0 6403 802" draw:points="0,0 6403,0 6403,802 0,802">
          <text:p/>
        </draw:polygon>
        <draw:polygon draw:style-name="gr4" draw:text-style-name="P5" draw:layer="layout" svg:width="6.402cm" svg:height="0.801cm" svg:x="7.299cm" svg:y="4.9cm" svg:viewBox="0 0 6403 802" draw:points="0,0 6403,0 6403,802 0,802">
          <text:p/>
        </draw:polygon>
        <draw:frame draw:style-name="gr14" draw:text-style-name="P7" draw:layer="layout" svg:width="1.602cm" svg:height="0.48cm" svg:x="18.331cm" svg:y="4.23cm">
          <draw:text-box>
            <text:p text:style-name="P2"><text:span text:style-name="T3">Grade</text:span><text:span text:style-name="T3">: 03</text:span></text:p>
          </draw:text-box>
        </draw:frame>
        <draw:polygon draw:style-name="gr3" draw:text-style-name="P4" draw:layer="layout" svg:width="6.301cm" svg:height="0.801cm" svg:x="13.699cm" svg:y="4.9cm" svg:viewBox="0 0 6302 802" draw:points="0,0 6302,0 6302,802 0,802">
          <text:p/>
        </draw:polygon>
        <draw:polygon draw:style-name="gr4" draw:text-style-name="P5" draw:layer="layout" svg:width="6.301cm" svg:height="0.801cm" svg:x="13.699cm" svg:y="4.9cm" svg:viewBox="0 0 6302 802" draw:points="0,0 6302,0 6302,802 0,802">
          <text:p/>
        </draw:polygon>
        <draw:frame draw:style-name="gr41" draw:text-style-name="P7" draw:layer="layout" svg:width="3.966cm" svg:height="0.48cm" svg:x="1.1cm" svg:y="5.03cm">
          <draw:text-box>
            <text:p text:style-name="P2"><text:span text:style-name="T3">HR </text:span><text:span text:style-name="T3">Teach</text:span><text:span text:style-name="T3">er: </text:span><text:span text:style-name="T3">LEE, </text:span><text:span text:style-name="T3">MR. J.</text:span></text:p>
          </draw:text-box>
        </draw:frame>
        <draw:polygon draw:style-name="gr3" draw:text-style-name="P4" draw:layer="layout" svg:width="2.401cm" svg:height="0.801cm" svg:x="0.999cm" svg:y="5.9cm" svg:viewBox="0 0 2402 802" draw:points="0,0 2402,0 2402,802 0,802">
          <text:p/>
        </draw:polygon>
        <draw:polygon draw:style-name="gr4" draw:text-style-name="P5" draw:layer="layout" svg:width="2.401cm" svg:height="0.801cm" svg:x="0.999cm" svg:y="5.9cm" svg:viewBox="0 0 2402 802" draw:points="0,0 2402,0 2402,802 0,802">
          <text:p/>
        </draw:polygon>
        <draw:frame draw:style-name="gr16" draw:text-style-name="P7" draw:layer="layout" svg:width="5.234cm" svg:height="0.48cm" svg:x="7.981cm" svg:y="5.03cm">
          <draw:text-box>
            <text:p text:style-name="P2"><text:span text:style-name="T3">5 - </text:span><text:span text:style-name="T3">Resid</text:span><text:span text:style-name="T3">ent </text:span><text:span text:style-name="T3">Attend</text:span><text:span text:style-name="T3">ing </text:span><text:span text:style-name="T3">Full </text:span><text:span text:style-name="T3">Time</text:span></text:p>
          </draw:text-box>
        </draw:frame>
        <draw:polygon draw:style-name="gr3" draw:text-style-name="P4" draw:layer="layout" svg:width="2.401cm" svg:height="0.801cm" svg:x="3.4cm" svg:y="5.9cm" svg:viewBox="0 0 2402 802" draw:points="0,0 2402,0 2402,802 0,802">
          <text:p/>
        </draw:polygon>
        <draw:polygon draw:style-name="gr4" draw:text-style-name="P5" draw:layer="layout" svg:width="2.401cm" svg:height="0.801cm" svg:x="3.4cm" svg:y="5.9cm" svg:viewBox="0 0 2402 802" draw:points="0,0 2402,0 2402,802 0,802">
          <text:p/>
        </draw:polygon>
        <draw:frame draw:style-name="gr17" draw:text-style-name="P7" draw:layer="layout" svg:width="5.313cm" svg:height="0.48cm" svg:x="14.568cm" svg:y="5.03cm">
          <draw:text-box>
            <text:p text:style-name="P2"><text:span text:style-name="T3">ACTI</text:span><text:span text:style-name="T3">VE </text:span><text:span text:style-name="T3">RES - </text:span><text:span text:style-name="T3">Active </text:span><text:span text:style-name="T3"><text:s/>% FS </text:span><text:span text:style-name="T3">- 100</text:span></text:p>
          </draw:text-box>
        </draw:frame>
        <draw:polygon draw:style-name="gr3" draw:text-style-name="P4" draw:layer="layout" svg:width="2.401cm" svg:height="0.801cm" svg:x="5.799cm" svg:y="5.9cm" svg:viewBox="0 0 2402 802" draw:points="0,0 2402,0 2402,802 0,802">
          <text:p/>
        </draw:polygon>
        <draw:polygon draw:style-name="gr4" draw:text-style-name="P5" draw:layer="layout" svg:width="2.401cm" svg:height="0.801cm" svg:x="5.799cm" svg:y="5.9cm" svg:viewBox="0 0 2402 802" draw:points="0,0 2402,0 2402,802 0,802">
          <text:p/>
        </draw:polygon>
        <draw:frame draw:style-name="gr18" draw:text-style-name="P7" draw:layer="layout" svg:width="2.038cm" svg:height="0.48cm" svg:x="1.1cm" svg:y="6.03cm">
          <draw:text-box>
            <text:p text:style-name="P2"><text:span text:style-name="T4">Scho</text:span><text:span text:style-name="T4">ol </text:span><text:span text:style-name="T4">Year</text:span></text:p>
          </draw:text-box>
        </draw:frame>
        <draw:polygon draw:style-name="gr3" draw:text-style-name="P4" draw:layer="layout" svg:width="2.4cm" svg:height="0.801cm" svg:x="8.199cm" svg:y="5.9cm" svg:viewBox="0 0 2401 802" draw:points="0,0 2401,0 2401,802 0,802">
          <text:p/>
        </draw:polygon>
        <draw:polygon draw:style-name="gr4" draw:text-style-name="P5" draw:layer="layout" svg:width="2.4cm" svg:height="0.801cm" svg:x="8.199cm" svg:y="5.9cm" svg:viewBox="0 0 2401 802" draw:points="0,0 2401,0 2401,802 0,802">
          <text:p/>
        </draw:polygon>
        <draw:frame draw:style-name="gr19" draw:text-style-name="P7" draw:layer="layout" svg:width="1.447cm" svg:height="0.48cm" svg:x="3.5cm" svg:y="6.03cm">
          <draw:text-box>
            <text:p text:style-name="P2"><text:span text:style-name="T4">Excu</text:span><text:span text:style-name="T4">sed</text:span></text:p>
          </draw:text-box>
        </draw:frame>
        <draw:polygon draw:style-name="gr3" draw:text-style-name="P4" draw:layer="layout" svg:width="2.401cm" svg:height="0.801cm" svg:x="10.599cm" svg:y="5.9cm" svg:viewBox="0 0 2402 802" draw:points="0,0 2402,0 2402,802 0,802">
          <text:p/>
        </draw:polygon>
        <draw:polygon draw:style-name="gr4" draw:text-style-name="P5" draw:layer="layout" svg:width="2.401cm" svg:height="0.801cm" svg:x="10.599cm" svg:y="5.9cm" svg:viewBox="0 0 2402 802" draw:points="0,0 2402,0 2402,802 0,802">
          <text:p/>
        </draw:polygon>
        <draw:frame draw:style-name="gr11" draw:text-style-name="P7" draw:layer="layout" svg:width="1.927cm" svg:height="0.48cm" svg:x="5.9cm" svg:y="6.03cm">
          <draw:text-box>
            <text:p text:style-name="P2"><text:span text:style-name="T4">Unex</text:span><text:span text:style-name="T4">cused</text:span></text:p>
          </draw:text-box>
        </draw:frame>
        <draw:polygon draw:style-name="gr3" draw:text-style-name="P4" draw:layer="layout" svg:width="2.401cm" svg:height="0.801cm" svg:x="13cm" svg:y="5.9cm" svg:viewBox="0 0 2402 802" draw:points="0,0 2402,0 2402,802 0,802">
          <text:p/>
        </draw:polygon>
        <draw:polygon draw:style-name="gr4" draw:text-style-name="P5" draw:layer="layout" svg:width="2.401cm" svg:height="0.801cm" svg:x="13cm" svg:y="5.9cm" svg:viewBox="0 0 2402 802" draw:points="0,0 2402,0 2402,802 0,802">
          <text:p/>
        </draw:polygon>
        <draw:frame draw:style-name="gr20" draw:text-style-name="P7" draw:layer="layout" svg:width="2.138cm" svg:height="0.48cm" svg:x="8.3cm" svg:y="6.03cm">
          <draw:text-box>
            <text:p text:style-name="P2"><text:span text:style-name="T4">Medic</text:span><text:span text:style-name="T4">al </text:span><text:span text:style-name="T4">Exc.</text:span></text:p>
          </draw:text-box>
        </draw:frame>
        <draw:polygon draw:style-name="gr3" draw:text-style-name="P4" draw:layer="layout" svg:width="2.401cm" svg:height="0.801cm" svg:x="15.399cm" svg:y="5.9cm" svg:viewBox="0 0 2402 802" draw:points="0,0 2402,0 2402,802 0,802">
          <text:p/>
        </draw:polygon>
        <draw:polygon draw:style-name="gr4" draw:text-style-name="P5" draw:layer="layout" svg:width="2.401cm" svg:height="0.801cm" svg:x="15.399cm" svg:y="5.9cm" svg:viewBox="0 0 2402 802" draw:points="0,0 2402,0 2402,802 0,802">
          <text:p/>
        </draw:polygon>
        <draw:frame draw:style-name="gr21" draw:text-style-name="P7" draw:layer="layout" svg:width="1.993cm" svg:height="0.48cm" svg:x="10.7cm" svg:y="6.03cm">
          <draw:text-box>
            <text:p text:style-name="P2"><text:span text:style-name="T4">Susp</text:span><text:span text:style-name="T4">ensio</text:span><text:span text:style-name="T4">n</text:span></text:p>
          </draw:text-box>
        </draw:frame>
        <draw:polygon draw:style-name="gr3" draw:text-style-name="P4" draw:layer="layout" svg:width="2.401cm" svg:height="0.801cm" svg:x="17.8cm" svg:y="5.9cm" svg:viewBox="0 0 2402 802" draw:points="0,0 2402,0 2402,802 0,802">
          <text:p/>
        </draw:polygon>
        <draw:polygon draw:style-name="gr4" draw:text-style-name="P5" draw:layer="layout" svg:width="2.401cm" svg:height="0.801cm" svg:x="17.8cm" svg:y="5.9cm" svg:viewBox="0 0 2402 802" draw:points="0,0 2402,0 2402,802 0,802">
          <text:p/>
        </draw:polygon>
        <draw:frame draw:style-name="gr22" draw:text-style-name="P7" draw:layer="layout" svg:width="2.034cm" svg:height="0.48cm" svg:x="13.1cm" svg:y="6.03cm">
          <draw:text-box>
            <text:p text:style-name="P2"><text:span text:style-name="T4">Total </text:span><text:span text:style-name="T4">Hours</text:span></text:p>
          </draw:text-box>
        </draw:frame>
        <draw:polygon draw:style-name="gr4" draw:text-style-name="P5" draw:layer="layout" svg:width="2.401cm" svg:height="0.802cm" svg:x="0.999cm" svg:y="6.699cm" svg:viewBox="0 0 2402 803" draw:points="0,0 2402,0 2402,803 0,803">
          <text:p/>
        </draw:polygon>
        <draw:frame draw:style-name="gr23" draw:text-style-name="P7" draw:layer="layout" svg:width="1.766cm" svg:height="0.48cm" svg:x="15.5cm" svg:y="6.03cm">
          <draw:text-box>
            <text:p text:style-name="P2"><text:span text:style-name="T4">Atten</text:span><text:span text:style-name="T4">ding</text:span></text:p>
          </draw:text-box>
        </draw:frame>
        <draw:polygon draw:style-name="gr4" draw:text-style-name="P5" draw:layer="layout" svg:width="2.401cm" svg:height="0.802cm" svg:x="3.4cm" svg:y="6.699cm" svg:viewBox="0 0 2402 803" draw:points="0,0 2402,0 2402,803 0,803">
          <text:p/>
        </draw:polygon>
        <draw:frame draw:style-name="gr24" draw:text-style-name="P7" draw:layer="layout" svg:width="1.724cm" svg:height="0.48cm" svg:x="17.9cm" svg:y="6.03cm">
          <draw:text-box>
            <text:p text:style-name="P2"><text:span text:style-name="T4">Total </text:span><text:span text:style-name="T4">Abs.</text:span></text:p>
          </draw:text-box>
        </draw:frame>
        <draw:polygon draw:style-name="gr4" draw:text-style-name="P5" draw:layer="layout" svg:width="2.401cm" svg:height="0.802cm" svg:x="5.799cm" svg:y="6.699cm" svg:viewBox="0 0 2402 803" draw:points="0,0 2402,0 2402,803 0,803">
          <text:p/>
        </draw:polygon>
        <draw:frame draw:style-name="gr6" draw:text-style-name="P7" draw:layer="layout" svg:width="1.723cm" svg:height="0.48cm" svg:x="1.1cm" svg:y="6.83cm">
          <draw:text-box>
            <text:p text:style-name="P2"><text:span text:style-name="T3">2024-</text:span><text:span text:style-name="T3">2025</text:span></text:p>
          </draw:text-box>
        </draw:frame>
        <draw:polygon draw:style-name="gr4" draw:text-style-name="P5" draw:layer="layout" svg:width="2.4cm" svg:height="0.802cm" svg:x="8.199cm" svg:y="6.699cm" svg:viewBox="0 0 2401 803" draw:points="0,0 2401,0 2401,803 0,803">
          <text:p/>
        </draw:polygon>
        <draw:frame draw:style-name="gr25" draw:text-style-name="P7" draw:layer="layout" svg:width="0.9cm" svg:height="0.48cm" svg:x="3.5cm" svg:y="6.83cm">
          <draw:text-box>
            <text:p text:style-name="P2"><text:span text:style-name="T3">30.00</text:span></text:p>
          </draw:text-box>
        </draw:frame>
        <draw:polygon draw:style-name="gr4" draw:text-style-name="P5" draw:layer="layout" svg:width="2.401cm" svg:height="0.802cm" svg:x="10.599cm" svg:y="6.699cm" svg:viewBox="0 0 2402 803" draw:points="0,0 2402,0 2402,803 0,803">
          <text:p/>
        </draw:polygon>
        <draw:frame draw:style-name="gr25" draw:text-style-name="P7" draw:layer="layout" svg:width="0.9cm" svg:height="0.48cm" svg:x="5.9cm" svg:y="6.83cm">
          <draw:text-box>
            <text:p text:style-name="P2"><text:span text:style-name="T3">10.00</text:span></text:p>
          </draw:text-box>
        </draw:frame>
        <draw:polygon draw:style-name="gr4" draw:text-style-name="P5" draw:layer="layout" svg:width="2.401cm" svg:height="0.802cm" svg:x="13cm" svg:y="6.699cm" svg:viewBox="0 0 2402 803" draw:points="0,0 2402,0 2402,803 0,803">
          <text:p/>
        </draw:polygon>
        <draw:frame draw:style-name="gr25" draw:text-style-name="P7" draw:layer="layout" svg:width="0.9cm" svg:height="0.48cm" svg:x="8.3cm" svg:y="6.83cm">
          <draw:text-box>
            <text:p text:style-name="P2"><text:span text:style-name="T3">12.00</text:span></text:p>
          </draw:text-box>
        </draw:frame>
        <draw:polygon draw:style-name="gr4" draw:text-style-name="P5" draw:layer="layout" svg:width="2.401cm" svg:height="0.802cm" svg:x="15.399cm" svg:y="6.699cm" svg:viewBox="0 0 2402 803" draw:points="0,0 2402,0 2402,803 0,803">
          <text:p/>
        </draw:polygon>
        <draw:frame draw:style-name="gr26" draw:text-style-name="P7" draw:layer="layout" svg:width="0.699cm" svg:height="0.48cm" svg:x="10.7cm" svg:y="6.8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2cm" svg:x="17.8cm" svg:y="6.699cm" svg:viewBox="0 0 2402 803" draw:points="0,0 2402,0 2402,803 0,803">
          <text:p/>
        </draw:polygon>
        <draw:frame draw:style-name="gr27" draw:text-style-name="P7" draw:layer="layout" svg:width="1.101cm" svg:height="0.48cm" svg:x="13.1cm" svg:y="6.83cm">
          <draw:text-box>
            <text:p text:style-name="P2"><text:span text:style-name="T3">600.0</text:span><text:span text:style-name="T3">0</text:span></text:p>
          </draw:text-box>
        </draw:frame>
        <draw:frame draw:style-name="gr27" draw:text-style-name="P7" draw:layer="layout" svg:width="1.101cm" svg:height="0.48cm" svg:x="15.5cm" svg:y="6.83cm">
          <draw:text-box>
            <text:p text:style-name="P2"><text:span text:style-name="T3">548.0</text:span><text:span text:style-name="T3">0</text:span></text:p>
          </draw:text-box>
        </draw:frame>
        <draw:frame draw:style-name="gr25" draw:text-style-name="P7" draw:layer="layout" svg:width="0.9cm" svg:height="0.48cm" svg:x="17.9cm" svg:y="6.83cm">
          <draw:text-box>
            <text:p text:style-name="P2"><text:span text:style-name="T3">40.00</text:span></text:p>
          </draw:text-box>
        </draw:frame>
        <draw:polygon draw:style-name="gr3" draw:text-style-name="P4" draw:layer="layout" svg:width="10cm" svg:height="0.802cm" svg:x="0.999cm" svg:y="8.499cm" svg:viewBox="0 0 10001 803" draw:points="0,0 10001,0 10001,803 0,803">
          <text:p/>
        </draw:polygon>
        <draw:polygon draw:style-name="gr4" draw:text-style-name="P5" draw:layer="layout" svg:width="10cm" svg:height="0.802cm" svg:x="0.999cm" svg:y="8.499cm" svg:viewBox="0 0 10001 803" draw:points="0,0 10001,0 10001,803 0,803">
          <text:p/>
        </draw:polygon>
        <draw:polygon draw:style-name="gr3" draw:text-style-name="P4" draw:layer="layout" svg:width="2.2cm" svg:height="0.802cm" svg:x="10.999cm" svg:y="8.499cm" svg:viewBox="0 0 2201 803" draw:points="0,0 2201,0 2201,803 0,803">
          <text:p/>
        </draw:polygon>
        <draw:polygon draw:style-name="gr4" draw:text-style-name="P5" draw:layer="layout" svg:width="2.2cm" svg:height="0.802cm" svg:x="10.999cm" svg:y="8.499cm" svg:viewBox="0 0 2201 803" draw:points="0,0 2201,0 2201,803 0,803">
          <text:p/>
        </draw:polygon>
        <draw:polygon draw:style-name="gr3" draw:text-style-name="P4" draw:layer="layout" svg:width="2.202cm" svg:height="0.802cm" svg:x="13.199cm" svg:y="8.499cm" svg:viewBox="0 0 2203 803" draw:points="0,0 2203,0 2203,803 0,803">
          <text:p/>
        </draw:polygon>
        <draw:polygon draw:style-name="gr4" draw:text-style-name="P5" draw:layer="layout" svg:width="2.202cm" svg:height="0.802cm" svg:x="13.199cm" svg:y="8.499cm" svg:viewBox="0 0 2203 803" draw:points="0,0 2203,0 2203,803 0,803">
          <text:p/>
        </draw:polygon>
        <draw:frame draw:style-name="gr42" draw:text-style-name="P7" draw:layer="layout" svg:width="3.86cm" svg:height="0.48cm" svg:x="1.1cm" svg:y="8.63cm">
          <draw:text-box>
            <text:p text:style-name="P2"><text:span text:style-name="T4">James Taylor <text:s/>#120451</text:span></text:p>
          </draw:text-box>
        </draw:frame>
        <draw:polygon draw:style-name="gr3" draw:text-style-name="P4" draw:layer="layout" svg:width="2.202cm" svg:height="0.802cm" svg:x="15.399cm" svg:y="8.499cm" svg:viewBox="0 0 2203 803" draw:points="0,0 2203,0 2203,803 0,803">
          <text:p/>
        </draw:polygon>
        <draw:polygon draw:style-name="gr4" draw:text-style-name="P5" draw:layer="layout" svg:width="2.202cm" svg:height="0.802cm" svg:x="15.399cm" svg:y="8.499cm" svg:viewBox="0 0 2203 803" draw:points="0,0 2203,0 2203,803 0,803">
          <text:p/>
        </draw:polygon>
        <draw:frame draw:style-name="gr8" draw:text-style-name="P7" draw:layer="layout" svg:width="0.88cm" svg:height="0.48cm" svg:x="11.679cm" svg:y="8.63cm">
          <draw:text-box>
            <text:p text:style-name="P2"><text:span text:style-name="T4">Daily</text:span></text:p>
          </draw:text-box>
        </draw:frame>
        <draw:polygon draw:style-name="gr3" draw:text-style-name="P4" draw:layer="layout" svg:width="2.2cm" svg:height="0.802cm" svg:x="17.6cm" svg:y="8.499cm" svg:viewBox="0 0 2201 803" draw:points="0,0 2201,0 2201,803 0,803">
          <text:p/>
        </draw:polygon>
        <draw:polygon draw:style-name="gr4" draw:text-style-name="P5" draw:layer="layout" svg:width="2.2cm" svg:height="0.802cm" svg:x="17.6cm" svg:y="8.499cm" svg:viewBox="0 0 2201 803" draw:points="0,0 2201,0 2201,803 0,803">
          <text:p/>
        </draw:polygon>
        <draw:frame draw:style-name="gr9" draw:text-style-name="P7" draw:layer="layout" svg:width="2.139cm" svg:height="0.48cm" svg:x="13.251cm" svg:y="8.63cm">
          <draw:text-box>
            <text:p text:style-name="P2"><text:span text:style-name="T4">Consecutive</text:span></text:p>
          </draw:text-box>
        </draw:frame>
        <draw:polygon draw:style-name="gr3" draw:text-style-name="P4" draw:layer="layout" svg:width="6.301cm" svg:height="0.801cm" svg:x="0.999cm" svg:y="9.3cm" svg:viewBox="0 0 6302 802" draw:points="0,0 6302,0 6302,802 0,802">
          <text:p/>
        </draw:polygon>
        <draw:polygon draw:style-name="gr4" draw:text-style-name="P5" draw:layer="layout" svg:width="6.301cm" svg:height="0.801cm" svg:x="0.999cm" svg:y="9.3cm" svg:viewBox="0 0 6302 802" draw:points="0,0 6302,0 6302,802 0,802">
          <text:p/>
        </draw:polygon>
        <draw:frame draw:style-name="gr10" draw:text-style-name="P7" draw:layer="layout" svg:width="1.468cm" svg:height="0.48cm" svg:x="15.824cm" svg:y="8.63cm">
          <draw:text-box>
            <text:p text:style-name="P2"><text:span text:style-name="T4">Monthly</text:span></text:p>
          </draw:text-box>
        </draw:frame>
        <draw:polygon draw:style-name="gr3" draw:text-style-name="P4" draw:layer="layout" svg:width="6.402cm" svg:height="0.801cm" svg:x="7.299cm" svg:y="9.3cm" svg:viewBox="0 0 6403 802" draw:points="0,0 6403,0 6403,802 0,802">
          <text:p/>
        </draw:polygon>
        <draw:polygon draw:style-name="gr4" draw:text-style-name="P5" draw:layer="layout" svg:width="6.402cm" svg:height="0.801cm" svg:x="7.299cm" svg:y="9.3cm" svg:viewBox="0 0 6403 802" draw:points="0,0 6403,0 6403,802 0,802">
          <text:p/>
        </draw:polygon>
        <draw:frame draw:style-name="gr11" draw:text-style-name="P7" draw:layer="layout" svg:width="1.927cm" svg:height="0.48cm" svg:x="17.749cm" svg:y="8.63cm">
          <draw:text-box>
            <text:p text:style-name="P2"><text:span text:style-name="T4">Thresholds</text:span></text:p>
          </draw:text-box>
        </draw:frame>
        <draw:polygon draw:style-name="gr3" draw:text-style-name="P4" draw:layer="layout" svg:width="6.301cm" svg:height="0.801cm" svg:x="13.699cm" svg:y="9.3cm" svg:viewBox="0 0 6302 802" draw:points="0,0 6302,0 6302,802 0,802">
          <text:p/>
        </draw:polygon>
        <draw:polygon draw:style-name="gr4" draw:text-style-name="P5" draw:layer="layout" svg:width="6.301cm" svg:height="0.801cm" svg:x="13.699cm" svg:y="9.3cm" svg:viewBox="0 0 6302 802" draw:points="0,0 6302,0 6302,802 0,802">
          <text:p/>
        </draw:polygon>
        <draw:frame draw:style-name="gr29" draw:text-style-name="P7" draw:layer="layout" svg:width="1.228cm" svg:height="0.48cm" svg:x="1.1cm" svg:y="9.43cm">
          <draw:text-box>
            <text:p text:style-name="P2"><text:span text:style-name="T3">Age: 10</text:span></text:p>
          </draw:text-box>
        </draw:frame>
        <draw:polygon draw:style-name="gr3" draw:text-style-name="P4" draw:layer="layout" svg:width="6.301cm" svg:height="0.801cm" svg:x="0.999cm" svg:y="10.1cm" svg:viewBox="0 0 6302 802" draw:points="0,0 6302,0 6302,802 0,802">
          <text:p/>
        </draw:polygon>
        <draw:polygon draw:style-name="gr4" draw:text-style-name="P5" draw:layer="layout" svg:width="6.301cm" svg:height="0.801cm" svg:x="0.999cm" svg:y="10.1cm" svg:viewBox="0 0 6302 802" draw:points="0,0 6302,0 6302,802 0,802">
          <text:p/>
        </draw:polygon>
        <draw:frame draw:style-name="gr30" draw:text-style-name="P7" draw:layer="layout" svg:width="3.867cm" svg:height="0.48cm" svg:x="8.628cm" svg:y="9.43cm">
          <draw:text-box>
            <text:p text:style-name="P2"><text:span text:style-name="T3">Calen</text:span><text:span text:style-name="T3">dar: </text:span><text:span text:style-name="T3">Eleme</text:span><text:span text:style-name="T3">ntary </text:span><text:span text:style-name="T3">B</text:span></text:p>
          </draw:text-box>
        </draw:frame>
        <draw:polygon draw:style-name="gr3" draw:text-style-name="P4" draw:layer="layout" svg:width="6.402cm" svg:height="0.801cm" svg:x="7.299cm" svg:y="10.1cm" svg:viewBox="0 0 6403 802" draw:points="0,0 6403,0 6403,802 0,802">
          <text:p/>
        </draw:polygon>
        <draw:polygon draw:style-name="gr4" draw:text-style-name="P5" draw:layer="layout" svg:width="6.402cm" svg:height="0.801cm" svg:x="7.299cm" svg:y="10.1cm" svg:viewBox="0 0 6403 802" draw:points="0,0 6403,0 6403,802 0,802">
          <text:p/>
        </draw:polygon>
        <draw:frame draw:style-name="gr14" draw:text-style-name="P7" draw:layer="layout" svg:width="1.602cm" svg:height="0.48cm" svg:x="18.331cm" svg:y="9.43cm">
          <draw:text-box>
            <text:p text:style-name="P2"><text:span text:style-name="T3">Grade: 05</text:span></text:p>
          </draw:text-box>
        </draw:frame>
        <draw:polygon draw:style-name="gr3" draw:text-style-name="P4" draw:layer="layout" svg:width="6.301cm" svg:height="0.801cm" svg:x="13.699cm" svg:y="10.1cm" svg:viewBox="0 0 6302 802" draw:points="0,0 6302,0 6302,802 0,802">
          <text:p/>
        </draw:polygon>
        <draw:polygon draw:style-name="gr4" draw:text-style-name="P5" draw:layer="layout" svg:width="6.301cm" svg:height="0.801cm" svg:x="13.699cm" svg:y="10.1cm" svg:viewBox="0 0 6302 802" draw:points="0,0 6302,0 6302,802 0,802">
          <text:p/>
        </draw:polygon>
        <draw:frame draw:style-name="gr43" draw:text-style-name="P7" draw:layer="layout" svg:width="4.668cm" svg:height="0.48cm" svg:x="1.1cm" svg:y="10.23cm">
          <draw:text-box>
            <text:p text:style-name="P2"><text:span text:style-name="T3">HR </text:span><text:span text:style-name="T3">Teac</text:span><text:span text:style-name="T3">her: </text:span><text:span text:style-name="T3">HAR</text:span><text:span text:style-name="T3">RIS, </text:span><text:span text:style-name="T3">MR. </text:span><text:span text:style-name="T3">T.</text:span></text:p>
          </draw:text-box>
        </draw:frame>
        <draw:polygon draw:style-name="gr3" draw:text-style-name="P4" draw:layer="layout" svg:width="2.401cm" svg:height="0.801cm" svg:x="0.999cm" svg:y="11.1cm" svg:viewBox="0 0 2402 802" draw:points="0,0 2402,0 2402,802 0,802">
          <text:p/>
        </draw:polygon>
        <draw:polygon draw:style-name="gr4" draw:text-style-name="P5" draw:layer="layout" svg:width="2.401cm" svg:height="0.801cm" svg:x="0.999cm" svg:y="11.1cm" svg:viewBox="0 0 2402 802" draw:points="0,0 2402,0 2402,802 0,802">
          <text:p/>
        </draw:polygon>
        <draw:frame draw:style-name="gr16" draw:text-style-name="P7" draw:layer="layout" svg:width="5.234cm" svg:height="0.48cm" svg:x="7.981cm" svg:y="10.23cm">
          <draw:text-box>
            <text:p text:style-name="P2"><text:span text:style-name="T3">5 - Resident </text:span><text:span text:style-name="T3">Attending Full </text:span><text:span text:style-name="T3">Time</text:span></text:p>
          </draw:text-box>
        </draw:frame>
        <draw:polygon draw:style-name="gr3" draw:text-style-name="P4" draw:layer="layout" svg:width="2.401cm" svg:height="0.801cm" svg:x="3.4cm" svg:y="11.1cm" svg:viewBox="0 0 2402 802" draw:points="0,0 2402,0 2402,802 0,802">
          <text:p/>
        </draw:polygon>
        <draw:polygon draw:style-name="gr4" draw:text-style-name="P5" draw:layer="layout" svg:width="2.401cm" svg:height="0.801cm" svg:x="3.4cm" svg:y="11.1cm" svg:viewBox="0 0 2402 802" draw:points="0,0 2402,0 2402,802 0,802">
          <text:p/>
        </draw:polygon>
        <draw:frame draw:style-name="gr17" draw:text-style-name="P7" draw:layer="layout" svg:width="5.313cm" svg:height="0.48cm" svg:x="14.568cm" svg:y="10.23cm">
          <draw:text-box>
            <text:p text:style-name="P2"><text:span text:style-name="T3">ACTIVE RES - </text:span><text:span text:style-name="T3">Active <text:s/>% FS - </text:span><text:span text:style-name="T3">100</text:span></text:p>
          </draw:text-box>
        </draw:frame>
        <draw:polygon draw:style-name="gr3" draw:text-style-name="P4" draw:layer="layout" svg:width="2.401cm" svg:height="0.801cm" svg:x="5.799cm" svg:y="11.1cm" svg:viewBox="0 0 2402 802" draw:points="0,0 2402,0 2402,802 0,802">
          <text:p/>
        </draw:polygon>
        <draw:polygon draw:style-name="gr4" draw:text-style-name="P5" draw:layer="layout" svg:width="2.401cm" svg:height="0.801cm" svg:x="5.799cm" svg:y="11.1cm" svg:viewBox="0 0 2402 802" draw:points="0,0 2402,0 2402,802 0,802">
          <text:p/>
        </draw:polygon>
        <draw:frame draw:style-name="gr18" draw:text-style-name="P7" draw:layer="layout" svg:width="2.038cm" svg:height="0.48cm" svg:x="1.1cm" svg:y="11.23cm">
          <draw:text-box>
            <text:p text:style-name="P2"><text:span text:style-name="T4">School Year</text:span></text:p>
          </draw:text-box>
        </draw:frame>
        <draw:polygon draw:style-name="gr3" draw:text-style-name="P4" draw:layer="layout" svg:width="2.4cm" svg:height="0.801cm" svg:x="8.199cm" svg:y="11.1cm" svg:viewBox="0 0 2401 802" draw:points="0,0 2401,0 2401,802 0,802">
          <text:p/>
        </draw:polygon>
        <draw:polygon draw:style-name="gr4" draw:text-style-name="P5" draw:layer="layout" svg:width="2.4cm" svg:height="0.801cm" svg:x="8.199cm" svg:y="11.1cm" svg:viewBox="0 0 2401 802" draw:points="0,0 2401,0 2401,802 0,802">
          <text:p/>
        </draw:polygon>
        <draw:frame draw:style-name="gr19" draw:text-style-name="P7" draw:layer="layout" svg:width="1.447cm" svg:height="0.48cm" svg:x="3.5cm" svg:y="11.23cm">
          <draw:text-box>
            <text:p text:style-name="P2"><text:span text:style-name="T4">Excu</text:span><text:span text:style-name="T4">sed</text:span></text:p>
          </draw:text-box>
        </draw:frame>
        <draw:polygon draw:style-name="gr3" draw:text-style-name="P4" draw:layer="layout" svg:width="2.401cm" svg:height="0.801cm" svg:x="10.599cm" svg:y="11.1cm" svg:viewBox="0 0 2402 802" draw:points="0,0 2402,0 2402,802 0,802">
          <text:p/>
        </draw:polygon>
        <draw:polygon draw:style-name="gr4" draw:text-style-name="P5" draw:layer="layout" svg:width="2.401cm" svg:height="0.801cm" svg:x="10.599cm" svg:y="11.1cm" svg:viewBox="0 0 2402 802" draw:points="0,0 2402,0 2402,802 0,802">
          <text:p/>
        </draw:polygon>
        <draw:frame draw:style-name="gr11" draw:text-style-name="P7" draw:layer="layout" svg:width="1.927cm" svg:height="0.48cm" svg:x="5.9cm" svg:y="11.23cm">
          <draw:text-box>
            <text:p text:style-name="P2"><text:span text:style-name="T4">Unexcused</text:span></text:p>
          </draw:text-box>
        </draw:frame>
        <draw:polygon draw:style-name="gr3" draw:text-style-name="P4" draw:layer="layout" svg:width="2.401cm" svg:height="0.801cm" svg:x="13cm" svg:y="11.1cm" svg:viewBox="0 0 2402 802" draw:points="0,0 2402,0 2402,802 0,802">
          <text:p/>
        </draw:polygon>
        <draw:polygon draw:style-name="gr4" draw:text-style-name="P5" draw:layer="layout" svg:width="2.401cm" svg:height="0.801cm" svg:x="13cm" svg:y="11.1cm" svg:viewBox="0 0 2402 802" draw:points="0,0 2402,0 2402,802 0,802">
          <text:p/>
        </draw:polygon>
        <draw:frame draw:style-name="gr20" draw:text-style-name="P7" draw:layer="layout" svg:width="2.138cm" svg:height="0.48cm" svg:x="8.3cm" svg:y="11.23cm">
          <draw:text-box>
            <text:p text:style-name="P2"><text:span text:style-name="T4">Medical Exc.</text:span></text:p>
          </draw:text-box>
        </draw:frame>
        <draw:polygon draw:style-name="gr3" draw:text-style-name="P4" draw:layer="layout" svg:width="2.401cm" svg:height="0.801cm" svg:x="15.399cm" svg:y="11.1cm" svg:viewBox="0 0 2402 802" draw:points="0,0 2402,0 2402,802 0,802">
          <text:p/>
        </draw:polygon>
        <draw:polygon draw:style-name="gr4" draw:text-style-name="P5" draw:layer="layout" svg:width="2.401cm" svg:height="0.801cm" svg:x="15.399cm" svg:y="11.1cm" svg:viewBox="0 0 2402 802" draw:points="0,0 2402,0 2402,802 0,802">
          <text:p/>
        </draw:polygon>
        <draw:frame draw:style-name="gr21" draw:text-style-name="P7" draw:layer="layout" svg:width="1.993cm" svg:height="0.48cm" svg:x="10.7cm" svg:y="11.23cm">
          <draw:text-box>
            <text:p text:style-name="P2"><text:span text:style-name="T4">Suspe</text:span><text:span text:style-name="T4">nsion</text:span></text:p>
          </draw:text-box>
        </draw:frame>
        <draw:polygon draw:style-name="gr3" draw:text-style-name="P4" draw:layer="layout" svg:width="2.401cm" svg:height="0.801cm" svg:x="17.8cm" svg:y="11.1cm" svg:viewBox="0 0 2402 802" draw:points="0,0 2402,0 2402,802 0,802">
          <text:p/>
        </draw:polygon>
        <draw:polygon draw:style-name="gr4" draw:text-style-name="P5" draw:layer="layout" svg:width="2.401cm" svg:height="0.801cm" svg:x="17.8cm" svg:y="11.1cm" svg:viewBox="0 0 2402 802" draw:points="0,0 2402,0 2402,802 0,802">
          <text:p/>
        </draw:polygon>
        <draw:frame draw:style-name="gr22" draw:text-style-name="P7" draw:layer="layout" svg:width="2.034cm" svg:height="0.48cm" svg:x="13.1cm" svg:y="11.23cm">
          <draw:text-box>
            <text:p text:style-name="P2"><text:span text:style-name="T4">Total Hours</text:span></text:p>
          </draw:text-box>
        </draw:frame>
        <draw:polygon draw:style-name="gr4" draw:text-style-name="P5" draw:layer="layout" svg:width="2.401cm" svg:height="0.801cm" svg:x="0.999cm" svg:y="11.9cm" svg:viewBox="0 0 2402 802" draw:points="0,0 2402,0 2402,802 0,802">
          <text:p/>
        </draw:polygon>
        <draw:frame draw:style-name="gr23" draw:text-style-name="P7" draw:layer="layout" svg:width="1.766cm" svg:height="0.48cm" svg:x="15.5cm" svg:y="11.23cm">
          <draw:text-box>
            <text:p text:style-name="P2"><text:span text:style-name="T4">Attending</text:span></text:p>
          </draw:text-box>
        </draw:frame>
        <draw:polygon draw:style-name="gr4" draw:text-style-name="P5" draw:layer="layout" svg:width="2.401cm" svg:height="0.801cm" svg:x="3.4cm" svg:y="11.9cm" svg:viewBox="0 0 2402 802" draw:points="0,0 2402,0 2402,802 0,802">
          <text:p/>
        </draw:polygon>
        <draw:frame draw:style-name="gr24" draw:text-style-name="P7" draw:layer="layout" svg:width="1.724cm" svg:height="0.48cm" svg:x="17.9cm" svg:y="11.23cm">
          <draw:text-box>
            <text:p text:style-name="P2"><text:span text:style-name="T4">Total Abs.</text:span></text:p>
          </draw:text-box>
        </draw:frame>
        <draw:polygon draw:style-name="gr4" draw:text-style-name="P5" draw:layer="layout" svg:width="2.401cm" svg:height="0.801cm" svg:x="5.799cm" svg:y="11.9cm" svg:viewBox="0 0 2402 802" draw:points="0,0 2402,0 2402,802 0,802">
          <text:p/>
        </draw:polygon>
        <draw:frame draw:style-name="gr6" draw:text-style-name="P7" draw:layer="layout" svg:width="1.723cm" svg:height="0.48cm" svg:x="1.1cm" svg:y="12.03cm">
          <draw:text-box>
            <text:p text:style-name="P2"><text:span text:style-name="T3">2024-2025</text:span></text:p>
          </draw:text-box>
        </draw:frame>
        <draw:polygon draw:style-name="gr4" draw:text-style-name="P5" draw:layer="layout" svg:width="2.4cm" svg:height="0.801cm" svg:x="8.199cm" svg:y="11.9cm" svg:viewBox="0 0 2401 802" draw:points="0,0 2401,0 2401,802 0,802">
          <text:p/>
        </draw:polygon>
        <draw:frame draw:style-name="gr25" draw:text-style-name="P7" draw:layer="layout" svg:width="0.9cm" svg:height="0.48cm" svg:x="3.5cm" svg:y="12.03cm">
          <draw:text-box>
            <text:p text:style-name="P2"><text:span text:style-name="T3">15.00</text:span></text:p>
          </draw:text-box>
        </draw:frame>
        <draw:polygon draw:style-name="gr4" draw:text-style-name="P5" draw:layer="layout" svg:width="2.401cm" svg:height="0.801cm" svg:x="10.599cm" svg:y="11.9cm" svg:viewBox="0 0 2402 802" draw:points="0,0 2402,0 2402,802 0,802">
          <text:p/>
        </draw:polygon>
        <draw:frame draw:style-name="gr25" draw:text-style-name="P7" draw:layer="layout" svg:width="0.9cm" svg:height="0.48cm" svg:x="5.9cm" svg:y="12.03cm">
          <draw:text-box>
            <text:p text:style-name="P2"><text:span text:style-name="T3">40.00</text:span></text:p>
          </draw:text-box>
        </draw:frame>
        <draw:polygon draw:style-name="gr4" draw:text-style-name="P5" draw:layer="layout" svg:width="2.401cm" svg:height="0.801cm" svg:x="13cm" svg:y="11.9cm" svg:viewBox="0 0 2402 802" draw:points="0,0 2402,0 2402,802 0,802">
          <text:p/>
        </draw:polygon>
        <draw:frame draw:style-name="gr25" draw:text-style-name="P7" draw:layer="layout" svg:width="0.9cm" svg:height="0.48cm" svg:x="8.3cm" svg:y="12.03cm">
          <draw:text-box>
            <text:p text:style-name="P2"><text:span text:style-name="T3">10.00</text:span></text:p>
          </draw:text-box>
        </draw:frame>
        <draw:polygon draw:style-name="gr4" draw:text-style-name="P5" draw:layer="layout" svg:width="2.401cm" svg:height="0.801cm" svg:x="15.399cm" svg:y="11.9cm" svg:viewBox="0 0 2402 802" draw:points="0,0 2402,0 2402,802 0,802">
          <text:p/>
        </draw:polygon>
        <draw:frame draw:style-name="gr26" draw:text-style-name="P7" draw:layer="layout" svg:width="0.699cm" svg:height="0.48cm" svg:x="10.7cm" svg:y="12.0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1cm" svg:x="17.8cm" svg:y="11.9cm" svg:viewBox="0 0 2402 802" draw:points="0,0 2402,0 2402,802 0,802">
          <text:p/>
        </draw:polygon>
        <draw:frame draw:style-name="gr27" draw:text-style-name="P7" draw:layer="layout" svg:width="1.101cm" svg:height="0.48cm" svg:x="13.1cm" svg:y="12.03cm">
          <draw:text-box>
            <text:p text:style-name="P2"><text:span text:style-name="T3">630.00</text:span></text:p>
          </draw:text-box>
        </draw:frame>
        <draw:frame draw:style-name="gr27" draw:text-style-name="P7" draw:layer="layout" svg:width="1.101cm" svg:height="0.48cm" svg:x="15.5cm" svg:y="12.03cm">
          <draw:text-box>
            <text:p text:style-name="P2"><text:span text:style-name="T3">565.00</text:span></text:p>
          </draw:text-box>
        </draw:frame>
        <draw:frame draw:style-name="gr25" draw:text-style-name="P7" draw:layer="layout" svg:width="0.9cm" svg:height="0.48cm" svg:x="17.9cm" svg:y="12.03cm">
          <draw:text-box>
            <text:p text:style-name="P2"><text:span text:style-name="T3">65.00</text:span></text:p>
          </draw:text-box>
        </draw:frame>
        <draw:polygon draw:style-name="gr3" draw:text-style-name="P4" draw:layer="layout" svg:width="10cm" svg:height="0.801cm" svg:x="1cm" svg:y="13.2cm" svg:viewBox="0 0 10001 802" draw:points="0,0 10001,0 10001,802 0,802">
          <text:p/>
        </draw:polygon>
        <draw:polygon draw:style-name="gr4" draw:text-style-name="P5" draw:layer="layout" svg:width="10cm" svg:height="0.801cm" svg:x="1cm" svg:y="13.2cm" svg:viewBox="0 0 10001 802" draw:points="0,0 10001,0 10001,802 0,802">
          <text:p/>
        </draw:polygon>
        <draw:polygon draw:style-name="gr3" draw:text-style-name="P4" draw:layer="layout" svg:width="2.2cm" svg:height="0.801cm" svg:x="11cm" svg:y="13.2cm" svg:viewBox="0 0 2201 802" draw:points="0,0 2201,0 2201,802 0,802">
          <text:p/>
        </draw:polygon>
        <draw:polygon draw:style-name="gr4" draw:text-style-name="P5" draw:layer="layout" svg:width="2.2cm" svg:height="0.801cm" svg:x="11cm" svg:y="13.2cm" svg:viewBox="0 0 2201 802" draw:points="0,0 2201,0 2201,802 0,802">
          <text:p/>
        </draw:polygon>
        <draw:polygon draw:style-name="gr3" draw:text-style-name="P4" draw:layer="layout" svg:width="2.202cm" svg:height="0.801cm" svg:x="13.2cm" svg:y="13.2cm" svg:viewBox="0 0 2203 802" draw:points="0,0 2203,0 2203,802 0,802">
          <text:p/>
        </draw:polygon>
        <draw:polygon draw:style-name="gr4" draw:text-style-name="P5" draw:layer="layout" svg:width="2.202cm" svg:height="0.801cm" svg:x="13.2cm" svg:y="13.2cm" svg:viewBox="0 0 2203 802" draw:points="0,0 2203,0 2203,802 0,802">
          <text:p/>
        </draw:polygon>
        <draw:frame draw:style-name="gr44" draw:text-style-name="P7" draw:layer="layout" svg:width="3.496cm" svg:height="0.48cm" svg:x="1.101cm" svg:y="13.33cm">
          <draw:text-box>
            <text:p text:style-name="P2"><text:span text:style-name="T4">Jane </text:span><text:span text:style-name="T4">Smit</text:span><text:span text:style-name="T4">h <text:s/></text:span><text:span text:style-name="T4">#116</text:span><text:span text:style-name="T4">157</text:span></text:p>
          </draw:text-box>
        </draw:frame>
        <draw:polygon draw:style-name="gr3" draw:text-style-name="P4" draw:layer="layout" svg:width="2.202cm" svg:height="0.801cm" svg:x="15.4cm" svg:y="13.2cm" svg:viewBox="0 0 2203 802" draw:points="0,0 2203,0 2203,802 0,802">
          <text:p/>
        </draw:polygon>
        <draw:polygon draw:style-name="gr4" draw:text-style-name="P5" draw:layer="layout" svg:width="2.202cm" svg:height="0.801cm" svg:x="15.4cm" svg:y="13.2cm" svg:viewBox="0 0 2203 802" draw:points="0,0 2203,0 2203,802 0,802">
          <text:p/>
        </draw:polygon>
        <draw:frame draw:style-name="gr8" draw:text-style-name="P7" draw:layer="layout" svg:width="0.88cm" svg:height="0.48cm" svg:x="11.68cm" svg:y="13.33cm">
          <draw:text-box>
            <text:p text:style-name="P2"><text:span text:style-name="T4">Daily</text:span></text:p>
          </draw:text-box>
        </draw:frame>
        <draw:polygon draw:style-name="gr3" draw:text-style-name="P4" draw:layer="layout" svg:width="2.2cm" svg:height="0.801cm" svg:x="17.601cm" svg:y="13.2cm" svg:viewBox="0 0 2201 802" draw:points="0,0 2201,0 2201,802 0,802">
          <text:p/>
        </draw:polygon>
        <draw:polygon draw:style-name="gr4" draw:text-style-name="P5" draw:layer="layout" svg:width="2.2cm" svg:height="0.801cm" svg:x="17.601cm" svg:y="13.2cm" svg:viewBox="0 0 2201 802" draw:points="0,0 2201,0 2201,802 0,802">
          <text:p/>
        </draw:polygon>
        <draw:frame draw:style-name="gr9" draw:text-style-name="P7" draw:layer="layout" svg:width="2.139cm" svg:height="0.48cm" svg:x="13.252cm" svg:y="13.33cm">
          <draw:text-box>
            <text:p text:style-name="P2"><text:span text:style-name="T4">Consecutive</text:span></text:p>
          </draw:text-box>
        </draw:frame>
        <draw:polygon draw:style-name="gr3" draw:text-style-name="P4" draw:layer="layout" svg:width="6.301cm" svg:height="0.801cm" svg:x="1cm" svg:y="14cm" svg:viewBox="0 0 6302 802" draw:points="0,0 6302,0 6302,802 0,802">
          <text:p/>
        </draw:polygon>
        <draw:polygon draw:style-name="gr4" draw:text-style-name="P5" draw:layer="layout" svg:width="6.301cm" svg:height="0.801cm" svg:x="1cm" svg:y="14cm" svg:viewBox="0 0 6302 802" draw:points="0,0 6302,0 6302,802 0,802">
          <text:p/>
        </draw:polygon>
        <draw:frame draw:style-name="gr10" draw:text-style-name="P7" draw:layer="layout" svg:width="1.468cm" svg:height="0.48cm" svg:x="15.825cm" svg:y="13.33cm">
          <draw:text-box>
            <text:p text:style-name="P2"><text:span text:style-name="T4">Monthly</text:span></text:p>
          </draw:text-box>
        </draw:frame>
        <draw:polygon draw:style-name="gr3" draw:text-style-name="P4" draw:layer="layout" svg:width="6.402cm" svg:height="0.801cm" svg:x="7.3cm" svg:y="14cm" svg:viewBox="0 0 6403 802" draw:points="0,0 6403,0 6403,802 0,802">
          <text:p/>
        </draw:polygon>
        <draw:polygon draw:style-name="gr4" draw:text-style-name="P5" draw:layer="layout" svg:width="6.402cm" svg:height="0.801cm" svg:x="7.3cm" svg:y="14cm" svg:viewBox="0 0 6403 802" draw:points="0,0 6403,0 6403,802 0,802">
          <text:p/>
        </draw:polygon>
        <draw:frame draw:style-name="gr11" draw:text-style-name="P7" draw:layer="layout" svg:width="1.927cm" svg:height="0.48cm" svg:x="17.75cm" svg:y="13.33cm">
          <draw:text-box>
            <text:p text:style-name="P2"><text:span text:style-name="T4">Thresholds</text:span></text:p>
          </draw:text-box>
        </draw:frame>
        <draw:polygon draw:style-name="gr3" draw:text-style-name="P4" draw:layer="layout" svg:width="6.301cm" svg:height="0.801cm" svg:x="13.7cm" svg:y="14cm" svg:viewBox="0 0 6302 802" draw:points="0,0 6302,0 6302,802 0,802">
          <text:p/>
        </draw:polygon>
        <draw:polygon draw:style-name="gr4" draw:text-style-name="P5" draw:layer="layout" svg:width="6.301cm" svg:height="0.801cm" svg:x="13.7cm" svg:y="14cm" svg:viewBox="0 0 6302 802" draw:points="0,0 6302,0 6302,802 0,802">
          <text:p/>
        </draw:polygon>
        <draw:frame draw:style-name="gr29" draw:text-style-name="P7" draw:layer="layout" svg:width="1.228cm" svg:height="0.48cm" svg:x="1.101cm" svg:y="14.13cm">
          <draw:text-box>
            <text:p text:style-name="P2"><text:span text:style-name="T3">Age: 12</text:span></text:p>
          </draw:text-box>
        </draw:frame>
        <draw:polygon draw:style-name="gr3" draw:text-style-name="P4" draw:layer="layout" svg:width="6.301cm" svg:height="0.802cm" svg:x="1cm" svg:y="14.799cm" svg:viewBox="0 0 6302 803" draw:points="0,0 6302,0 6302,803 0,803">
          <text:p/>
        </draw:polygon>
        <draw:polygon draw:style-name="gr4" draw:text-style-name="P5" draw:layer="layout" svg:width="6.301cm" svg:height="0.802cm" svg:x="1cm" svg:y="14.799cm" svg:viewBox="0 0 6302 803" draw:points="0,0 6302,0 6302,803 0,803">
          <text:p/>
        </draw:polygon>
        <draw:frame draw:style-name="gr30" draw:text-style-name="P7" draw:layer="layout" svg:width="3.867cm" svg:height="0.48cm" svg:x="8.629cm" svg:y="14.13cm">
          <draw:text-box>
            <text:p text:style-name="P2"><text:span text:style-name="T3">Calendar: Elementary B</text:span></text:p>
          </draw:text-box>
        </draw:frame>
        <draw:polygon draw:style-name="gr3" draw:text-style-name="P4" draw:layer="layout" svg:width="6.402cm" svg:height="0.802cm" svg:x="7.3cm" svg:y="14.799cm" svg:viewBox="0 0 6403 803" draw:points="0,0 6403,0 6403,803 0,803">
          <text:p/>
        </draw:polygon>
        <draw:polygon draw:style-name="gr4" draw:text-style-name="P5" draw:layer="layout" svg:width="6.402cm" svg:height="0.802cm" svg:x="7.3cm" svg:y="14.799cm" svg:viewBox="0 0 6403 803" draw:points="0,0 6403,0 6403,803 0,803">
          <text:p/>
        </draw:polygon>
        <draw:frame draw:style-name="gr14" draw:text-style-name="P7" draw:layer="layout" svg:width="1.602cm" svg:height="0.48cm" svg:x="18.332cm" svg:y="14.13cm">
          <draw:text-box>
            <text:p text:style-name="P2"><text:span text:style-name="T3">Grade: 05</text:span></text:p>
          </draw:text-box>
        </draw:frame>
        <draw:polygon draw:style-name="gr3" draw:text-style-name="P4" draw:layer="layout" svg:width="6.301cm" svg:height="0.802cm" svg:x="13.7cm" svg:y="14.799cm" svg:viewBox="0 0 6302 803" draw:points="0,0 6302,0 6302,803 0,803">
          <text:p/>
        </draw:polygon>
        <draw:polygon draw:style-name="gr4" draw:text-style-name="P5" draw:layer="layout" svg:width="6.301cm" svg:height="0.802cm" svg:x="13.7cm" svg:y="14.799cm" svg:viewBox="0 0 6302 803" draw:points="0,0 6302,0 6302,803 0,803">
          <text:p/>
        </draw:polygon>
        <draw:frame draw:style-name="gr45" draw:text-style-name="P7" draw:layer="layout" svg:width="5.078cm" svg:height="0.48cm" svg:x="1.101cm" svg:y="14.93cm">
          <draw:text-box>
            <text:p text:style-name="P2"><text:span text:style-name="T3">HR Teacher: HOLETON, MR. R.</text:span></text:p>
          </draw:text-box>
        </draw:frame>
        <draw:polygon draw:style-name="gr3" draw:text-style-name="P4" draw:layer="layout" svg:width="2.401cm" svg:height="0.801cm" svg:x="1cm" svg:y="15.8cm" svg:viewBox="0 0 2402 802" draw:points="0,0 2402,0 2402,802 0,802">
          <text:p/>
        </draw:polygon>
        <draw:polygon draw:style-name="gr4" draw:text-style-name="P5" draw:layer="layout" svg:width="2.401cm" svg:height="0.801cm" svg:x="1cm" svg:y="15.8cm" svg:viewBox="0 0 2402 802" draw:points="0,0 2402,0 2402,802 0,802">
          <text:p/>
        </draw:polygon>
        <draw:frame draw:style-name="gr16" draw:text-style-name="P7" draw:layer="layout" svg:width="5.234cm" svg:height="0.48cm" svg:x="7.982cm" svg:y="14.93cm">
          <draw:text-box>
            <text:p text:style-name="P2"><text:span text:style-name="T3">5 - Resident Attending Full Time</text:span></text:p>
          </draw:text-box>
        </draw:frame>
        <draw:polygon draw:style-name="gr3" draw:text-style-name="P4" draw:layer="layout" svg:width="2.401cm" svg:height="0.801cm" svg:x="3.401cm" svg:y="15.8cm" svg:viewBox="0 0 2402 802" draw:points="0,0 2402,0 2402,802 0,802">
          <text:p/>
        </draw:polygon>
        <draw:polygon draw:style-name="gr4" draw:text-style-name="P5" draw:layer="layout" svg:width="2.401cm" svg:height="0.801cm" svg:x="3.401cm" svg:y="15.8cm" svg:viewBox="0 0 2402 802" draw:points="0,0 2402,0 2402,802 0,802">
          <text:p/>
        </draw:polygon>
        <draw:frame draw:style-name="gr46" draw:text-style-name="P7" draw:layer="layout" svg:width="5.313cm" svg:height="0.48cm" svg:x="14.569cm" svg:y="14.93cm">
          <draw:text-box>
            <text:p text:style-name="P2"><text:span text:style-name="T3">ACTIVE RES - Active <text:s/>% </text:span><text:span text:style-name="T3">FS - 100</text:span></text:p>
          </draw:text-box>
        </draw:frame>
        <draw:polygon draw:style-name="gr3" draw:text-style-name="P4" draw:layer="layout" svg:width="2.401cm" svg:height="0.801cm" svg:x="5.8cm" svg:y="15.8cm" svg:viewBox="0 0 2402 802" draw:points="0,0 2402,0 2402,802 0,802">
          <text:p/>
        </draw:polygon>
        <draw:polygon draw:style-name="gr4" draw:text-style-name="P5" draw:layer="layout" svg:width="2.401cm" svg:height="0.801cm" svg:x="5.8cm" svg:y="15.8cm" svg:viewBox="0 0 2402 802" draw:points="0,0 2402,0 2402,802 0,802">
          <text:p/>
        </draw:polygon>
        <draw:frame draw:style-name="gr18" draw:text-style-name="P7" draw:layer="layout" svg:width="2.038cm" svg:height="0.48cm" svg:x="1.101cm" svg:y="15.93cm">
          <draw:text-box>
            <text:p text:style-name="P2"><text:span text:style-name="T4">School Year</text:span></text:p>
          </draw:text-box>
        </draw:frame>
        <draw:polygon draw:style-name="gr3" draw:text-style-name="P4" draw:layer="layout" svg:width="2.4cm" svg:height="0.801cm" svg:x="8.2cm" svg:y="15.8cm" svg:viewBox="0 0 2401 802" draw:points="0,0 2401,0 2401,802 0,802">
          <text:p/>
        </draw:polygon>
        <draw:polygon draw:style-name="gr4" draw:text-style-name="P5" draw:layer="layout" svg:width="2.4cm" svg:height="0.801cm" svg:x="8.2cm" svg:y="15.8cm" svg:viewBox="0 0 2401 802" draw:points="0,0 2401,0 2401,802 0,802">
          <text:p/>
        </draw:polygon>
        <draw:frame draw:style-name="gr47" draw:text-style-name="P7" draw:layer="layout" svg:width="1.447cm" svg:height="0.48cm" svg:x="3.501cm" svg:y="15.93cm">
          <draw:text-box>
            <text:p text:style-name="P2"><text:span text:style-name="T4">Excused</text:span></text:p>
          </draw:text-box>
        </draw:frame>
        <draw:polygon draw:style-name="gr3" draw:text-style-name="P4" draw:layer="layout" svg:width="2.401cm" svg:height="0.801cm" svg:x="10.6cm" svg:y="15.8cm" svg:viewBox="0 0 2402 802" draw:points="0,0 2402,0 2402,802 0,802">
          <text:p/>
        </draw:polygon>
        <draw:polygon draw:style-name="gr4" draw:text-style-name="P5" draw:layer="layout" svg:width="2.401cm" svg:height="0.801cm" svg:x="10.6cm" svg:y="15.8cm" svg:viewBox="0 0 2402 802" draw:points="0,0 2402,0 2402,802 0,802">
          <text:p/>
        </draw:polygon>
        <draw:frame draw:style-name="gr11" draw:text-style-name="P7" draw:layer="layout" svg:width="1.927cm" svg:height="0.48cm" svg:x="5.901cm" svg:y="15.93cm">
          <draw:text-box>
            <text:p text:style-name="P2"><text:span text:style-name="T4">Unexcused</text:span></text:p>
          </draw:text-box>
        </draw:frame>
        <draw:polygon draw:style-name="gr3" draw:text-style-name="P4" draw:layer="layout" svg:width="2.401cm" svg:height="0.801cm" svg:x="13.001cm" svg:y="15.8cm" svg:viewBox="0 0 2402 802" draw:points="0,0 2402,0 2402,802 0,802">
          <text:p/>
        </draw:polygon>
        <draw:polygon draw:style-name="gr4" draw:text-style-name="P5" draw:layer="layout" svg:width="2.401cm" svg:height="0.801cm" svg:x="13.001cm" svg:y="15.8cm" svg:viewBox="0 0 2402 802" draw:points="0,0 2402,0 2402,802 0,802">
          <text:p/>
        </draw:polygon>
        <draw:frame draw:style-name="gr20" draw:text-style-name="P7" draw:layer="layout" svg:width="2.138cm" svg:height="0.48cm" svg:x="8.301cm" svg:y="15.93cm">
          <draw:text-box>
            <text:p text:style-name="P2"><text:span text:style-name="T4">Medi</text:span><text:span text:style-name="T4">cal </text:span><text:span text:style-name="T4">Exc.</text:span></text:p>
          </draw:text-box>
        </draw:frame>
        <draw:polygon draw:style-name="gr3" draw:text-style-name="P4" draw:layer="layout" svg:width="2.401cm" svg:height="0.801cm" svg:x="15.4cm" svg:y="15.8cm" svg:viewBox="0 0 2402 802" draw:points="0,0 2402,0 2402,802 0,802">
          <text:p/>
        </draw:polygon>
        <draw:polygon draw:style-name="gr4" draw:text-style-name="P5" draw:layer="layout" svg:width="2.401cm" svg:height="0.801cm" svg:x="15.4cm" svg:y="15.8cm" svg:viewBox="0 0 2402 802" draw:points="0,0 2402,0 2402,802 0,802">
          <text:p/>
        </draw:polygon>
        <draw:frame draw:style-name="gr48" draw:text-style-name="P7" draw:layer="layout" svg:width="1.993cm" svg:height="0.48cm" svg:x="10.701cm" svg:y="15.93cm">
          <draw:text-box>
            <text:p text:style-name="P2"><text:span text:style-name="T4">Sus</text:span><text:span text:style-name="T4">pen</text:span><text:span text:style-name="T4">sio</text:span><text:span text:style-name="T4">n</text:span></text:p>
          </draw:text-box>
        </draw:frame>
        <draw:polygon draw:style-name="gr3" draw:text-style-name="P4" draw:layer="layout" svg:width="2.401cm" svg:height="0.801cm" svg:x="17.801cm" svg:y="15.8cm" svg:viewBox="0 0 2402 802" draw:points="0,0 2402,0 2402,802 0,802">
          <text:p/>
        </draw:polygon>
        <draw:polygon draw:style-name="gr4" draw:text-style-name="P5" draw:layer="layout" svg:width="2.401cm" svg:height="0.801cm" svg:x="17.801cm" svg:y="15.8cm" svg:viewBox="0 0 2402 802" draw:points="0,0 2402,0 2402,802 0,802">
          <text:p/>
        </draw:polygon>
        <draw:frame draw:style-name="gr22" draw:text-style-name="P7" draw:layer="layout" svg:width="2.034cm" svg:height="0.48cm" svg:x="13.101cm" svg:y="15.93cm">
          <draw:text-box>
            <text:p text:style-name="P2"><text:span text:style-name="T4">Total </text:span><text:span text:style-name="T4">Hour</text:span><text:span text:style-name="T4">s</text:span></text:p>
          </draw:text-box>
        </draw:frame>
        <draw:polygon draw:style-name="gr4" draw:text-style-name="P5" draw:layer="layout" svg:width="2.401cm" svg:height="0.801cm" svg:x="1cm" svg:y="16.6cm" svg:viewBox="0 0 2402 802" draw:points="0,0 2402,0 2402,802 0,802">
          <text:p/>
        </draw:polygon>
        <draw:frame draw:style-name="gr23" draw:text-style-name="P7" draw:layer="layout" svg:width="1.766cm" svg:height="0.48cm" svg:x="15.501cm" svg:y="15.93cm">
          <draw:text-box>
            <text:p text:style-name="P2"><text:span text:style-name="T4">Attendi</text:span><text:span text:style-name="T4">ng</text:span></text:p>
          </draw:text-box>
        </draw:frame>
        <draw:polygon draw:style-name="gr4" draw:text-style-name="P5" draw:layer="layout" svg:width="2.401cm" svg:height="0.801cm" svg:x="3.401cm" svg:y="16.6cm" svg:viewBox="0 0 2402 802" draw:points="0,0 2402,0 2402,802 0,802">
          <text:p/>
        </draw:polygon>
        <draw:frame draw:style-name="gr24" draw:text-style-name="P7" draw:layer="layout" svg:width="1.724cm" svg:height="0.48cm" svg:x="17.901cm" svg:y="15.93cm">
          <draw:text-box>
            <text:p text:style-name="P2"><text:span text:style-name="T4">Total </text:span><text:span text:style-name="T4">Abs.</text:span></text:p>
          </draw:text-box>
        </draw:frame>
        <draw:polygon draw:style-name="gr4" draw:text-style-name="P5" draw:layer="layout" svg:width="2.401cm" svg:height="0.801cm" svg:x="5.8cm" svg:y="16.6cm" svg:viewBox="0 0 2402 802" draw:points="0,0 2402,0 2402,802 0,802">
          <text:p/>
        </draw:polygon>
        <draw:frame draw:style-name="gr6" draw:text-style-name="P7" draw:layer="layout" svg:width="1.723cm" svg:height="0.48cm" svg:x="1.101cm" svg:y="16.73cm">
          <draw:text-box>
            <text:p text:style-name="P2"><text:span text:style-name="T3">2024-2025</text:span></text:p>
          </draw:text-box>
        </draw:frame>
        <draw:polygon draw:style-name="gr4" draw:text-style-name="P5" draw:layer="layout" svg:width="2.4cm" svg:height="0.801cm" svg:x="8.2cm" svg:y="16.6cm" svg:viewBox="0 0 2401 802" draw:points="0,0 2401,0 2401,802 0,802">
          <text:p/>
        </draw:polygon>
        <draw:frame draw:style-name="gr26" draw:text-style-name="P7" draw:layer="layout" svg:width="0.699cm" svg:height="0.48cm" svg:x="3.501cm" svg:y="16.73cm">
          <draw:text-box>
            <text:p text:style-name="P2"><text:span text:style-name="T3">6.00</text:span></text:p>
          </draw:text-box>
        </draw:frame>
        <draw:polygon draw:style-name="gr4" draw:text-style-name="P5" draw:layer="layout" svg:width="2.401cm" svg:height="0.801cm" svg:x="10.6cm" svg:y="16.6cm" svg:viewBox="0 0 2402 802" draw:points="0,0 2402,0 2402,802 0,802">
          <text:p/>
        </draw:polygon>
        <draw:frame draw:style-name="gr25" draw:text-style-name="P7" draw:layer="layout" svg:width="0.9cm" svg:height="0.48cm" svg:x="5.901cm" svg:y="16.73cm">
          <draw:text-box>
            <text:p text:style-name="P2"><text:span text:style-name="T3">50.15</text:span></text:p>
          </draw:text-box>
        </draw:frame>
        <draw:polygon draw:style-name="gr4" draw:text-style-name="P5" draw:layer="layout" svg:width="2.401cm" svg:height="0.801cm" svg:x="13.001cm" svg:y="16.6cm" svg:viewBox="0 0 2402 802" draw:points="0,0 2402,0 2402,802 0,802">
          <text:p/>
        </draw:polygon>
        <draw:frame draw:style-name="gr26" draw:text-style-name="P7" draw:layer="layout" svg:width="0.699cm" svg:height="0.48cm" svg:x="8.301cm" svg:y="16.7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1cm" svg:x="15.4cm" svg:y="16.6cm" svg:viewBox="0 0 2402 802" draw:points="0,0 2402,0 2402,802 0,802">
          <text:p/>
        </draw:polygon>
        <draw:frame draw:style-name="gr26" draw:text-style-name="P7" draw:layer="layout" svg:width="0.699cm" svg:height="0.48cm" svg:x="10.701cm" svg:y="16.7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1cm" svg:x="17.801cm" svg:y="16.6cm" svg:viewBox="0 0 2402 802" draw:points="0,0 2402,0 2402,802 0,802">
          <text:p/>
        </draw:polygon>
        <draw:frame draw:style-name="gr27" draw:text-style-name="P7" draw:layer="layout" svg:width="1.101cm" svg:height="0.48cm" svg:x="13.101cm" svg:y="16.73cm">
          <draw:text-box>
            <text:p text:style-name="P2"><text:span text:style-name="T3">628.00</text:span></text:p>
          </draw:text-box>
        </draw:frame>
        <draw:frame draw:style-name="gr27" draw:text-style-name="P7" draw:layer="layout" svg:width="1.101cm" svg:height="0.48cm" svg:x="15.501cm" svg:y="16.73cm">
          <draw:text-box>
            <text:p text:style-name="P2"><text:span text:style-name="T3">571.85</text:span></text:p>
          </draw:text-box>
        </draw:frame>
        <draw:frame draw:style-name="gr25" draw:text-style-name="P7" draw:layer="layout" svg:width="0.9cm" svg:height="0.48cm" svg:x="17.901cm" svg:y="16.73cm">
          <draw:text-box>
            <text:p text:style-name="P2"><text:span text:style-name="T3">56.1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Sans-Bold" svg:font-family="NimbusSans-Bold"/>
    <style:font-face style:name="NimbusSans-Regular" svg:font-family="NimbusSans-Regular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6-03-03T02:10:57.001771700</dc:date>
    <meta:editing-duration>PT3H54M3S</meta:editing-duration>
    <meta:editing-cycles>8</meta:editing-cycles>
    <meta:generator>LibreOffice/25.2.7.2$Windows_X86_64 LibreOffice_project/5cbfd1ab6520636bb5f7b99185aa69bd7456825d</meta:generator>
    <meta:print-date>2026-03-03T01:45:23.929712300</meta:print-date>
    <meta:printed-by>PDF files</meta:printed-by>
    <meta:document-statistic meta:object-count="592"/>
  </office:meta>
</office:document-meta>
</file>